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3700000EFC000006688A167D10.wmf" manifest:media-type=""/>
  <manifest:file-entry manifest:full-path="Pictures/200000A800000F8100000C4DEF607639.wmf" manifest:media-type=""/>
  <manifest:file-entry manifest:full-path="Pictures/20000024000033AD000044BB896E5A91.wmf" manifest:media-type=""/>
  <manifest:file-entry manifest:full-path="Pictures/200000CE00000EAD00001266AC9008B4.wmf" manifest:media-type=""/>
  <manifest:file-entry manifest:full-path="Pictures/2000003100002B3400001A5B4E44285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solid" draw:fill-color="#0096d5" draw:textarea-horizontal-align="center" draw:textarea-vertical-align="middle"/>
    </style:style>
    <style:style style:name="gr4" style:family="graphic" style:parent-style-name="standard">
      <style:graphic-properties draw:stroke="solid" draw:stroke-dash="Dashed_20__28_var_29__20_4" svg:stroke-width="0.018cm" svg:stroke-color="#aae6ff" draw:stroke-linejoin="round" svg:stroke-linecap="round" draw:fill="solid" draw:fill-color="#0096d5" draw:textarea-horizontal-align="center" draw:textarea-vertical-align="middle" fo:padding-top="0.009cm" fo:padding-bottom="0.009cm" fo:padding-left="0.009cm" fo:padding-right="0.009cm"/>
    </style:style>
    <style:style style:name="gr5" style:family="graphic" style:parent-style-name="standard">
      <style:graphic-properties draw:stroke="none" draw:stroke-dash="Dashed_20__28_var_29__20_4" svg:stroke-width="0cm" svg:stroke-color="#aae6ff" draw:stroke-linejoin="none" svg:stroke-linecap="round" draw:fill="solid" draw:fill-color="#00b4ff" draw:textarea-horizontal-align="center" draw:textarea-vertical-align="middle"/>
    </style:style>
    <style:style style:name="gr6" style:family="graphic" style:parent-style-name="standard">
      <style:graphic-properties draw:stroke="solid" draw:stroke-dash="Dashed_20__28_var_29__20_4" svg:stroke-width="0.018cm" svg:stroke-color="#aae6ff" draw:stroke-linejoin="round" svg:stroke-linecap="round" draw:fill="solid" draw:fill-color="#00b4ff" draw:textarea-horizontal-align="center" draw:textarea-vertical-align="middle" fo:padding-top="0.009cm" fo:padding-bottom="0.009cm" fo:padding-left="0.009cm" fo:padding-right="0.009cm"/>
    </style:style>
    <style:style style:name="gr7" style:family="graphic" style:parent-style-name="standard">
      <style:graphic-properties draw:stroke="none" draw:stroke-dash="Dashed_20__28_var_29__20_4" svg:stroke-width="0cm" svg:stroke-color="#aae6ff" draw:stroke-linejoin="none" svg:stroke-linecap="round" draw:fill="solid" draw:fill-color="#2ac0ff" draw:textarea-horizontal-align="center" draw:textarea-vertical-align="middle"/>
    </style:style>
    <style:style style:name="gr8" style:family="graphic" style:parent-style-name="standard">
      <style:graphic-properties draw:stroke="solid" draw:stroke-dash="Dashed_20__28_var_29__20_4" svg:stroke-width="0.018cm" svg:stroke-color="#005a80" draw:stroke-linejoin="round" svg:stroke-linecap="round" draw:fill="solid" draw:fill-color="#2ac0ff" draw:textarea-horizontal-align="center" draw:textarea-vertical-align="middle" fo:padding-top="0.009cm" fo:padding-bottom="0.009cm" fo:padding-left="0.009cm" fo:padding-right="0.009cm"/>
    </style:style>
    <style:style style:name="gr9" style:family="graphic" style:parent-style-name="standard">
      <style:graphic-properties draw:stroke="solid" draw:stroke-dash="Dashed_20__28_var_29__20_4" svg:stroke-width="0.037cm" svg:stroke-color="#aae6ff" draw:stroke-linejoin="round" svg:stroke-linecap="round" draw:textarea-horizontal-align="center" draw:textarea-vertical-align="middle" fo:padding-top="0.018cm" fo:padding-bottom="0.018cm" fo:padding-left="0.018cm" fo:padding-right="0.018cm"/>
    </style:style>
    <style:style style:name="gr10" style:family="graphic" style:parent-style-name="standard">
      <style:graphic-properties draw:stroke="none" draw:stroke-dash="Dashed_20__28_var_29__20_4" svg:stroke-width="0cm" svg:stroke-color="#aae6ff" draw:stroke-linejoin="none" svg:stroke-linecap="round" draw:fill="solid" draw:fill-color="#005a80" draw:textarea-horizontal-align="center" draw:textarea-vertical-align="middle"/>
    </style:style>
    <style:style style:name="gr11" style:family="graphic" style:parent-style-name="standard">
      <style:graphic-properties draw:stroke="solid" draw:stroke-dash="Dashed_20__28_var_29__20_4" svg:stroke-width="0.018cm" svg:stroke-color="#aae6ff" draw:stroke-linejoin="round" svg:stroke-linecap="round" draw:fill="solid" draw:fill-color="#005a80" draw:textarea-horizontal-align="center" draw:textarea-vertical-align="middle" fo:padding-top="0.009cm" fo:padding-bottom="0.009cm" fo:padding-left="0.009cm" fo:padding-right="0.009cm"/>
    </style:style>
    <style:style style:name="gr12" style:family="graphic" style:parent-style-name="standard">
      <style:graphic-properties draw:stroke="solid" draw:stroke-dash="Dashed_20__28_var_29__20_4" svg:stroke-width="0.037cm" svg:stroke-color="#005a80" draw:stroke-linejoin="round" svg:stroke-linecap="round" draw:textarea-horizontal-align="center" draw:textarea-vertical-align="middle" fo:padding-top="0.018cm" fo:padding-bottom="0.018cm" fo:padding-left="0.018cm" fo:padding-right="0.018cm"/>
    </style:style>
    <style:style style:name="gr13" style:family="graphic" style:parent-style-name="standard">
      <style:graphic-properties draw:stroke="solid" draw:stroke-dash="Dashed_20__28_var_29__20_4" svg:stroke-width="0.018cm" svg:stroke-color="#aae6ff" draw:stroke-linejoin="round" svg:stroke-linecap="round" draw:textarea-horizontal-align="center" draw:textarea-vertical-align="middle" fo:padding-top="0.009cm" fo:padding-bottom="0.009cm" fo:padding-left="0.009cm" fo:padding-right="0.009cm"/>
    </style:style>
    <style:style style:name="gr14" style:family="graphic" style:parent-style-name="standard">
      <style:graphic-properties draw:stroke="none" svg:stroke-color="#6666ff" draw:fill="solid" draw:textarea-horizontal-align="justify" draw:textarea-vertical-align="middle" draw:auto-grow-height="false" fo:min-height="0.034cm" fo:min-width="0cm" draw:shadow="hidden"/>
    </style:style>
    <style:style style:name="gr15" style:family="graphic" style:parent-style-name="standard">
      <style:graphic-properties draw:stroke="none" draw:textarea-horizontal-align="justify" draw:textarea-vertical-align="middle" draw:auto-grow-height="false" fo:min-height="0.159cm" fo:min-width="12.086cm"/>
    </style:style>
    <style:style style:name="gr16" style:family="graphic" style:parent-style-name="standard">
      <style:graphic-properties draw:stroke="solid" svg:stroke-color="#6666ff" draw:fill="solid" draw:fill-color="#ffffff" draw:textarea-horizontal-align="justify" draw:textarea-vertical-align="middle" draw:auto-grow-height="false" fo:min-height="0.034cm" fo:min-width="0cm" draw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91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61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7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3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43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8.464cm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035cm" svg:stroke-color="#0183b7" draw:stroke-linejoin="miter" svg:stroke-linecap="square" draw:fill="none" draw:fill-color="#ffffff" draw:textarea-horizontal-align="left" draw:textarea-vertical-align="top" draw:auto-grow-height="false" fo:padding-top="0.114cm" fo:padding-bottom="0.114cm" fo:padding-left="0.228cm" fo:padding-right="0.228cm" fo:wrap-option="wrap" draw:shadow-color="#808080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4.865cm"/>
    </style:style>
    <style:style style:name="gr28" style:family="graphic" style:parent-style-name="standard">
      <style:graphic-properties draw:stroke="none" draw:stroke-dash="Dashed_20__28_var_29__20_4" svg:stroke-width="0cm" draw:stroke-linejoin="none" svg:stroke-linecap="butt" draw:fill="solid" draw:fill-color="#0078aa" draw:textarea-horizontal-align="center" draw:textarea-vertical-align="middle"/>
    </style:style>
    <style:style style:name="gr29" style:family="graphic" style:parent-style-name="standard">
      <style:graphic-properties draw:stroke="solid" draw:stroke-dash="Dashed_20__28_var_29__20_4" svg:stroke-width="0cm" svg:stroke-color="#ffffff" draw:stroke-linejoin="none" svg:stroke-linecap="butt" draw:fill="solid" draw:fill-color="#00b4ff" draw:textarea-horizontal-align="center" draw:textarea-vertical-align="middle"/>
    </style:style>
    <style:style style:name="gr30" style:family="graphic" style:parent-style-name="standard">
      <style:graphic-properties draw:stroke="dash" draw:stroke-dash="Dashed_20__28_var_29__20_5" svg:stroke-width="0.035cm" svg:stroke-color="#0183b7" draw:stroke-linejoin="miter" svg:stroke-linecap="square" draw:fill="none" draw:fill-color="#ffffff" draw:textarea-horizontal-align="left" draw:textarea-vertical-align="top" draw:auto-grow-height="false" fo:padding-top="0.114cm" fo:padding-bottom="0.114cm" fo:padding-left="0.228cm" fo:padding-right="0.228cm" fo:wrap-option="wrap" draw:shadow-color="#808080"/>
    </style:style>
    <style:style style:name="gr31" style:family="graphic" style:parent-style-name="standard">
      <style:graphic-properties draw:stroke="solid" svg:stroke-width="0.106cm" svg:stroke-color="#0183b7" draw:stroke-linejoin="miter" svg:stroke-linecap="square" draw:fill="none" draw:fill-color="#ffffff" draw:textarea-horizontal-align="left" draw:textarea-vertical-align="top" draw:auto-grow-height="false" fo:padding-top="0.114cm" fo:padding-bottom="0.114cm" fo:padding-left="0.228cm" fo:padding-right="0.228cm" fo:wrap-option="wrap" draw:shadow-color="#808080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svg:stroke-color="#0066cc" draw:fill="none" draw:textarea-horizontal-align="justify" draw:textarea-vertical-align="middle" draw:auto-grow-height="false" fo:min-height="1.75cm" fo:min-width="3.9cm"/>
    </style:style>
    <style:style style:name="gr3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.497cm" fo:min-width="0.819cm" draw:shadow="hidden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text-properties style:font-name="Carlito" fo:font-size="14pt" style:font-size-asian="14pt" style:font-size-complex="14pt"/>
    </style:style>
    <style:style style:name="P4" style:family="paragraph">
      <style:text-properties style:font-name="Carlito" fo:font-size="12pt" style:font-size-asian="12pt" style:font-size-complex="12pt"/>
    </style:style>
    <style:style style:name="P5" style:family="paragraph">
      <style:text-properties style:font-name="Carlito" fo:font-size="16pt" style:font-size-asian="16pt" style:font-size-complex="16pt"/>
    </style:style>
    <style:style style:name="P6" style:family="paragraph">
      <style:paragraph-properties fo:text-align="center"/>
      <style:text-properties style:font-name="Carlito" fo:font-size="14pt" style:font-size-asian="14pt" style:font-size-complex="14pt"/>
    </style:style>
    <style:style style:name="T1" style:family="text">
      <style:text-properties style:font-name="Carlito" fo:font-size="14pt" style:font-size-asian="14pt" style:font-size-complex="14pt"/>
    </style:style>
    <style:style style:name="T2" style:family="text">
      <style:text-properties style:font-name="Carlito" fo:font-size="12pt" style:font-size-asian="12pt" style:font-size-complex="12pt"/>
    </style:style>
    <style:style style:name="T3" style:family="text">
      <style:text-properties style:font-name="Carlit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2.7cm" svg:y1="18cm" svg:x2="22.7cm" svg:y2="9.3cm">
          <text:p/>
        </draw:line>
        <draw:line draw:style-name="gr1" draw:text-style-name="P1" draw:layer="layout" svg:x1="22.709cm" svg:y1="13.6cm" svg:x2="17.4cm" svg:y2="13.6cm">
          <text:p/>
        </draw:line>
        <draw:line draw:style-name="gr1" draw:text-style-name="P1" draw:layer="layout" svg:x1="7.907cm" svg:y1="8.7cm" svg:x2="5.6cm" svg:y2="8.7cm">
          <text:p/>
        </draw:line>
        <draw:line draw:style-name="gr1" draw:text-style-name="P1" draw:layer="layout" svg:x1="5.1cm" svg:y1="18cm" svg:x2="5.1cm" svg:y2="9.3cm">
          <text:p/>
        </draw:line>
        <draw:line draw:style-name="gr1" draw:text-style-name="P1" draw:layer="layout" svg:x1="10.281cm" svg:y1="13.6cm" svg:x2="5.101cm" svg:y2="13.6cm">
          <text:p/>
        </draw:line>
        <draw:line draw:style-name="gr1" draw:text-style-name="P1" draw:layer="layout" svg:x1="10.4cm" svg:y1="18cm" svg:x2="5.102cm" svg:y2="18cm">
          <text:p/>
        </draw:line>
        <draw:line draw:style-name="gr1" draw:text-style-name="P1" draw:layer="layout" svg:x1="8.8cm" svg:y1="13.6cm" svg:x2="9.4cm" svg:y2="12.6cm">
          <text:p/>
        </draw:line>
        <draw:line draw:style-name="gr1" draw:text-style-name="P1" draw:layer="layout" svg:x1="8.8cm" svg:y1="13.6cm" svg:x2="9.1cm" svg:y2="14.6cm">
          <text:p/>
        </draw:line>
        <draw:line draw:style-name="gr1" draw:text-style-name="P1" draw:layer="layout" svg:x1="8.8cm" svg:y1="18cm" svg:x2="9.4cm" svg:y2="17cm">
          <text:p/>
        </draw:line>
        <draw:line draw:style-name="gr1" draw:text-style-name="P1" draw:layer="layout" svg:x1="8.8cm" svg:y1="18cm" svg:x2="9.1cm" svg:y2="19cm">
          <text:p/>
        </draw:line>
        <draw:frame draw:name="Picture 14" draw:style-name="gr2" draw:text-style-name="P2" draw:layer="layout" svg:width="4.805cm" svg:height="2.9cm" svg:x="11.409cm" svg:y="7cm">
          <draw:image xlink:href="Pictures/2000003100002B3400001A5B4E442854.wmf" xlink:type="simple" xlink:show="embed" xlink:actuate="onLoad">
            <text:p/>
          </draw:image>
        </draw:frame>
        <draw:frame draw:name="Picture 42" draw:style-name="gr2" draw:text-style-name="P2" draw:layer="layout" svg:width="0.819cm" svg:height="1.09cm" svg:x="9.1cm" svg:y="14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11" draw:style-name="gr2" draw:text-style-name="P2" draw:layer="layout" svg:width="1.674cm" svg:height="2.1cm" svg:x="4.363cm" svg:y="7.6cm">
          <draw:image xlink:href="Pictures/200000CE00000EAD00001266AC9008B4.wmf" xlink:type="simple" xlink:show="embed" xlink:actuate="onLoad">
            <text:p/>
          </draw:image>
          <svg:desc>IOSfirewall</svg:desc>
        </draw:frame>
        <draw:frame draw:name="Picture 22" draw:style-name="gr2" draw:text-style-name="P2" draw:layer="layout" svg:width="2.137cm" svg:height="1.687cm" svg:x="4.132cm" svg:y="4.981cm">
          <draw:image xlink:href="Pictures/200000A800000F8100000C4DEF607639.wmf" xlink:type="simple" xlink:show="embed" xlink:actuate="onLoad">
            <text:p/>
          </draw:image>
        </draw:frame>
        <draw:frame draw:name="Picture 31" draw:style-name="gr2" draw:text-style-name="P2" draw:layer="layout" svg:width="2.2cm" svg:height="0.941cm" svg:x="4.1cm" svg:y="10.6cm">
          <draw:image xlink:href="Pictures/2000003700000EFC000006688A167D10.wmf" xlink:type="simple" xlink:show="embed" xlink:actuate="onLoad">
            <text:p/>
          </draw:image>
        </draw:frame>
        <draw:g>
          <draw:polygon draw:style-name="gr3" draw:text-style-name="P1" draw:layer="layout" svg:width="0.941cm" svg:height="1.594cm" svg:x="6.532cm" svg:y="12.78cm" svg:viewBox="0 0 942 1595" draw:points="0,0 0,1595 942,1595 942,0">
            <text:p/>
          </draw:polygon>
          <draw:polygon draw:style-name="gr3" draw:text-style-name="P1" draw:layer="layout" svg:width="0.941cm" svg:height="1.594cm" svg:x="6.532cm" svg:y="12.78cm" svg:viewBox="0 0 942 1595" draw:points="0,0 0,1595 942,1595 942,0">
            <text:p/>
          </draw:polygon>
          <draw:polygon draw:style-name="gr4" draw:text-style-name="P1" draw:layer="layout" svg:width="0.941cm" svg:height="1.594cm" svg:x="6.532cm" svg:y="12.78cm" svg:viewBox="0 0 942 1595" draw:points="0,0 0,1595 942,1595 942,0">
            <text:p/>
          </draw:polygon>
          <draw:polygon draw:style-name="gr5" draw:text-style-name="P1" draw:layer="layout" svg:width="1.07cm" svg:height="0.127cm" svg:x="6.532cm" svg:y="12.652cm" svg:viewBox="0 0 1071 128" draw:points="0,128 128,0 1071,0 942,128">
            <text:p/>
          </draw:polygon>
          <draw:polygon draw:style-name="gr5" draw:text-style-name="P1" draw:layer="layout" svg:width="1.07cm" svg:height="0.127cm" svg:x="6.532cm" svg:y="12.652cm" svg:viewBox="0 0 1071 128" draw:points="0,128 128,0 1071,0 942,128">
            <text:p/>
          </draw:polygon>
          <draw:polygon draw:style-name="gr6" draw:text-style-name="P1" draw:layer="layout" svg:width="1.07cm" svg:height="0.127cm" svg:x="6.532cm" svg:y="12.652cm" svg:viewBox="0 0 1071 128" draw:points="0,128 128,0 1071,0 942,128">
            <text:p/>
          </draw:polygon>
          <draw:rect draw:style-name="gr7" draw:text-style-name="P1" draw:layer="layout" svg:width="0.43cm" svg:height="0.209cm" svg:x="6.591cm" svg:y="12.874cm">
            <text:p/>
          </draw:rect>
          <draw:polygon draw:style-name="gr8" draw:text-style-name="P1" draw:layer="layout" svg:width="0.429cm" svg:height="0.208cm" svg:x="6.591cm" svg:y="12.874cm" svg:viewBox="0 0 430 209" draw:points="0,0 430,0 430,209 0,209">
            <text:p/>
          </draw:polygon>
          <draw:line draw:style-name="gr9" draw:text-style-name="P1" draw:layer="layout" svg:x1="6.66cm" svg:y1="12.978cm" svg:x2="6.94cm" svg:y2="12.978cm">
            <text:p/>
          </draw:line>
          <draw:polygon draw:style-name="gr10" draw:text-style-name="P1" draw:layer="layout" svg:width="0.127cm" svg:height="1.722cm" svg:x="7.474cm" svg:y="12.652cm" svg:viewBox="0 0 128 1723" draw:points="0,1723 128,1595 128,0 0,128">
            <text:p/>
          </draw:polygon>
          <draw:polygon draw:style-name="gr10" draw:text-style-name="P1" draw:layer="layout" svg:width="0.127cm" svg:height="1.722cm" svg:x="7.474cm" svg:y="12.652cm" svg:viewBox="0 0 128 1723" draw:points="0,1723 128,1595 128,0 0,128">
            <text:p/>
          </draw:polygon>
          <draw:polygon draw:style-name="gr11" draw:text-style-name="P1" draw:layer="layout" svg:width="0.127cm" svg:height="1.722cm" svg:x="7.474cm" svg:y="12.652cm" svg:viewBox="0 0 128 1723" draw:points="0,1723 128,1595 128,0 0,128">
            <text:p/>
          </draw:polygon>
          <draw:line draw:style-name="gr9" draw:text-style-name="P1" draw:layer="layout" svg:x1="6.555cm" svg:y1="14.27cm" svg:x2="7.463cm" svg:y2="14.27cm">
            <text:p/>
          </draw:line>
          <draw:line draw:style-name="gr9" draw:text-style-name="P1" draw:layer="layout" svg:x1="6.555cm" svg:y1="13.421cm" svg:x2="7.463cm" svg:y2="13.421cm">
            <text:p/>
          </draw:line>
          <draw:line draw:style-name="gr12" draw:text-style-name="P1" draw:layer="layout" svg:x1="6.544cm" svg:y1="14.259cm" svg:x2="7.463cm" svg:y2="14.259cm">
            <text:p/>
          </draw:line>
          <draw:line draw:style-name="gr12" draw:text-style-name="P1" draw:layer="layout" svg:x1="6.544cm" svg:y1="13.409cm" svg:x2="7.463cm" svg:y2="13.409cm">
            <text:p/>
          </draw:line>
          <draw:polyline draw:style-name="gr13" draw:text-style-name="P1" draw:layer="layout" svg:width="0.418cm" svg:height="0.197cm" svg:x="6.591cm" svg:y="12.874cm" svg:viewBox="0 0 419 198" draw:points="0,198 0,0 419,0">
            <text:p/>
          </draw:polyline>
        </draw:g>
        <draw:frame draw:name="Picture 42" draw:style-name="gr2" draw:text-style-name="P2" draw:layer="layout" svg:width="0.819cm" svg:height="1.09cm" svg:x="10.281cm" svg:y="13.1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9.182cm" svg:y="12.2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g>
          <draw:polygon draw:style-name="gr3" draw:text-style-name="P1" draw:layer="layout" svg:width="0.941cm" svg:height="1.594cm" svg:x="6.527cm" svg:y="17.18cm" svg:viewBox="0 0 942 1595" draw:points="0,0 0,1595 942,1595 942,0">
            <text:p/>
          </draw:polygon>
          <draw:polygon draw:style-name="gr3" draw:text-style-name="P1" draw:layer="layout" svg:width="0.941cm" svg:height="1.594cm" svg:x="6.527cm" svg:y="17.18cm" svg:viewBox="0 0 942 1595" draw:points="0,0 0,1595 942,1595 942,0">
            <text:p/>
          </draw:polygon>
          <draw:polygon draw:style-name="gr4" draw:text-style-name="P1" draw:layer="layout" svg:width="0.941cm" svg:height="1.594cm" svg:x="6.527cm" svg:y="17.18cm" svg:viewBox="0 0 942 1595" draw:points="0,0 0,1595 942,1595 942,0">
            <text:p/>
          </draw:polygon>
          <draw:polygon draw:style-name="gr5" draw:text-style-name="P1" draw:layer="layout" svg:width="1.07cm" svg:height="0.127cm" svg:x="6.527cm" svg:y="17.052cm" svg:viewBox="0 0 1071 128" draw:points="0,128 128,0 1071,0 942,128">
            <text:p/>
          </draw:polygon>
          <draw:polygon draw:style-name="gr5" draw:text-style-name="P1" draw:layer="layout" svg:width="1.07cm" svg:height="0.127cm" svg:x="6.527cm" svg:y="17.052cm" svg:viewBox="0 0 1071 128" draw:points="0,128 128,0 1071,0 942,128">
            <text:p/>
          </draw:polygon>
          <draw:polygon draw:style-name="gr6" draw:text-style-name="P1" draw:layer="layout" svg:width="1.07cm" svg:height="0.127cm" svg:x="6.527cm" svg:y="17.052cm" svg:viewBox="0 0 1071 128" draw:points="0,128 128,0 1071,0 942,128">
            <text:p/>
          </draw:polygon>
          <draw:rect draw:style-name="gr7" draw:text-style-name="P1" draw:layer="layout" svg:width="0.43cm" svg:height="0.209cm" svg:x="6.586cm" svg:y="17.274cm">
            <text:p/>
          </draw:rect>
          <draw:polygon draw:style-name="gr8" draw:text-style-name="P1" draw:layer="layout" svg:width="0.429cm" svg:height="0.208cm" svg:x="6.586cm" svg:y="17.274cm" svg:viewBox="0 0 430 209" draw:points="0,0 430,0 430,209 0,209">
            <text:p/>
          </draw:polygon>
          <draw:line draw:style-name="gr9" draw:text-style-name="P1" draw:layer="layout" svg:x1="6.655cm" svg:y1="17.378cm" svg:x2="6.935cm" svg:y2="17.378cm">
            <text:p/>
          </draw:line>
          <draw:polygon draw:style-name="gr10" draw:text-style-name="P1" draw:layer="layout" svg:width="0.127cm" svg:height="1.722cm" svg:x="7.469cm" svg:y="17.052cm" svg:viewBox="0 0 128 1723" draw:points="0,1723 128,1595 128,0 0,128">
            <text:p/>
          </draw:polygon>
          <draw:polygon draw:style-name="gr10" draw:text-style-name="P1" draw:layer="layout" svg:width="0.127cm" svg:height="1.722cm" svg:x="7.469cm" svg:y="17.052cm" svg:viewBox="0 0 128 1723" draw:points="0,1723 128,1595 128,0 0,128">
            <text:p/>
          </draw:polygon>
          <draw:polygon draw:style-name="gr11" draw:text-style-name="P1" draw:layer="layout" svg:width="0.127cm" svg:height="1.722cm" svg:x="7.469cm" svg:y="17.052cm" svg:viewBox="0 0 128 1723" draw:points="0,1723 128,1595 128,0 0,128">
            <text:p/>
          </draw:polygon>
          <draw:line draw:style-name="gr9" draw:text-style-name="P1" draw:layer="layout" svg:x1="6.55cm" svg:y1="18.67cm" svg:x2="7.458cm" svg:y2="18.67cm">
            <text:p/>
          </draw:line>
          <draw:line draw:style-name="gr9" draw:text-style-name="P1" draw:layer="layout" svg:x1="6.55cm" svg:y1="17.821cm" svg:x2="7.458cm" svg:y2="17.821cm">
            <text:p/>
          </draw:line>
          <draw:line draw:style-name="gr12" draw:text-style-name="P1" draw:layer="layout" svg:x1="6.539cm" svg:y1="18.659cm" svg:x2="7.458cm" svg:y2="18.659cm">
            <text:p/>
          </draw:line>
          <draw:line draw:style-name="gr12" draw:text-style-name="P1" draw:layer="layout" svg:x1="6.539cm" svg:y1="17.809cm" svg:x2="7.458cm" svg:y2="17.809cm">
            <text:p/>
          </draw:line>
          <draw:polyline draw:style-name="gr13" draw:text-style-name="P1" draw:layer="layout" svg:width="0.418cm" svg:height="0.197cm" svg:x="6.586cm" svg:y="17.274cm" svg:viewBox="0 0 419 198" draw:points="0,198 0,0 419,0">
            <text:p/>
          </draw:polyline>
        </draw:g>
        <draw:frame draw:name="Picture 22" draw:style-name="gr2" draw:text-style-name="P2" draw:layer="layout" svg:width="2.137cm" svg:height="1.687cm" svg:x="21.732cm" svg:y="4.982cm">
          <draw:image xlink:href="Pictures/200000A800000F8100000C4DEF607639.wmf" xlink:type="simple" xlink:show="embed" xlink:actuate="onLoad">
            <text:p/>
          </draw:image>
        </draw:frame>
        <draw:frame draw:name="Picture 31" draw:style-name="gr2" draw:text-style-name="P2" draw:layer="layout" svg:width="2.2cm" svg:height="0.941cm" svg:x="21.7cm" svg:y="10.601cm">
          <draw:image xlink:href="Pictures/2000003700000EFC000006688A167D10.wmf" xlink:type="simple" xlink:show="embed" xlink:actuate="onLoad">
            <text:p/>
          </draw:image>
        </draw:frame>
        <draw:g>
          <draw:polygon draw:style-name="gr3" draw:text-style-name="P1" draw:layer="layout" svg:width="0.941cm" svg:height="1.594cm" svg:x="20.632cm" svg:y="12.781cm" svg:viewBox="0 0 942 1595" draw:points="0,0 0,1595 942,1595 942,0">
            <text:p/>
          </draw:polygon>
          <draw:polygon draw:style-name="gr3" draw:text-style-name="P1" draw:layer="layout" svg:width="0.941cm" svg:height="1.594cm" svg:x="20.632cm" svg:y="12.781cm" svg:viewBox="0 0 942 1595" draw:points="0,0 0,1595 942,1595 942,0">
            <text:p/>
          </draw:polygon>
          <draw:polygon draw:style-name="gr4" draw:text-style-name="P1" draw:layer="layout" svg:width="0.941cm" svg:height="1.594cm" svg:x="20.632cm" svg:y="12.781cm" svg:viewBox="0 0 942 1595" draw:points="0,0 0,1595 942,1595 942,0">
            <text:p/>
          </draw:polygon>
          <draw:polygon draw:style-name="gr5" draw:text-style-name="P1" draw:layer="layout" svg:width="1.07cm" svg:height="0.127cm" svg:x="20.632cm" svg:y="12.653cm" svg:viewBox="0 0 1071 128" draw:points="0,128 128,0 1071,0 942,128">
            <text:p/>
          </draw:polygon>
          <draw:polygon draw:style-name="gr5" draw:text-style-name="P1" draw:layer="layout" svg:width="1.07cm" svg:height="0.127cm" svg:x="20.632cm" svg:y="12.653cm" svg:viewBox="0 0 1071 128" draw:points="0,128 128,0 1071,0 942,128">
            <text:p/>
          </draw:polygon>
          <draw:polygon draw:style-name="gr6" draw:text-style-name="P1" draw:layer="layout" svg:width="1.07cm" svg:height="0.127cm" svg:x="20.632cm" svg:y="12.653cm" svg:viewBox="0 0 1071 128" draw:points="0,128 128,0 1071,0 942,128">
            <text:p/>
          </draw:polygon>
          <draw:rect draw:style-name="gr7" draw:text-style-name="P1" draw:layer="layout" svg:width="0.43cm" svg:height="0.209cm" svg:x="20.691cm" svg:y="12.875cm">
            <text:p/>
          </draw:rect>
          <draw:polygon draw:style-name="gr8" draw:text-style-name="P1" draw:layer="layout" svg:width="0.429cm" svg:height="0.208cm" svg:x="20.691cm" svg:y="12.875cm" svg:viewBox="0 0 430 209" draw:points="0,0 430,0 430,209 0,209">
            <text:p/>
          </draw:polygon>
          <draw:line draw:style-name="gr9" draw:text-style-name="P1" draw:layer="layout" svg:x1="20.76cm" svg:y1="12.979cm" svg:x2="21.04cm" svg:y2="12.979cm">
            <text:p/>
          </draw:line>
          <draw:polygon draw:style-name="gr10" draw:text-style-name="P1" draw:layer="layout" svg:width="0.127cm" svg:height="1.722cm" svg:x="21.574cm" svg:y="12.653cm" svg:viewBox="0 0 128 1723" draw:points="0,1723 128,1595 128,0 0,128">
            <text:p/>
          </draw:polygon>
          <draw:polygon draw:style-name="gr10" draw:text-style-name="P1" draw:layer="layout" svg:width="0.127cm" svg:height="1.722cm" svg:x="21.574cm" svg:y="12.653cm" svg:viewBox="0 0 128 1723" draw:points="0,1723 128,1595 128,0 0,128">
            <text:p/>
          </draw:polygon>
          <draw:polygon draw:style-name="gr11" draw:text-style-name="P1" draw:layer="layout" svg:width="0.127cm" svg:height="1.722cm" svg:x="21.574cm" svg:y="12.653cm" svg:viewBox="0 0 128 1723" draw:points="0,1723 128,1595 128,0 0,128">
            <text:p/>
          </draw:polygon>
          <draw:line draw:style-name="gr9" draw:text-style-name="P1" draw:layer="layout" svg:x1="20.655cm" svg:y1="14.271cm" svg:x2="21.563cm" svg:y2="14.271cm">
            <text:p/>
          </draw:line>
          <draw:line draw:style-name="gr9" draw:text-style-name="P1" draw:layer="layout" svg:x1="20.655cm" svg:y1="13.422cm" svg:x2="21.563cm" svg:y2="13.422cm">
            <text:p/>
          </draw:line>
          <draw:line draw:style-name="gr12" draw:text-style-name="P1" draw:layer="layout" svg:x1="20.644cm" svg:y1="14.26cm" svg:x2="21.563cm" svg:y2="14.26cm">
            <text:p/>
          </draw:line>
          <draw:line draw:style-name="gr12" draw:text-style-name="P1" draw:layer="layout" svg:x1="20.644cm" svg:y1="13.41cm" svg:x2="21.563cm" svg:y2="13.41cm">
            <text:p/>
          </draw:line>
          <draw:polyline draw:style-name="gr13" draw:text-style-name="P1" draw:layer="layout" svg:width="0.418cm" svg:height="0.197cm" svg:x="20.691cm" svg:y="12.875cm" svg:viewBox="0 0 419 198" draw:points="0,198 0,0 419,0">
            <text:p/>
          </draw:polyline>
        </draw:g>
        <draw:line draw:style-name="gr1" draw:text-style-name="P1" draw:layer="layout" svg:x1="22.71cm" svg:y1="18cm" svg:x2="17.4cm" svg:y2="18cm">
          <text:p/>
        </draw:line>
        <draw:g>
          <draw:polygon draw:style-name="gr3" draw:text-style-name="P1" draw:layer="layout" svg:width="0.941cm" svg:height="1.594cm" svg:x="20.627cm" svg:y="17.181cm" svg:viewBox="0 0 942 1595" draw:points="0,0 0,1595 942,1595 942,0">
            <text:p/>
          </draw:polygon>
          <draw:polygon draw:style-name="gr3" draw:text-style-name="P1" draw:layer="layout" svg:width="0.941cm" svg:height="1.594cm" svg:x="20.627cm" svg:y="17.181cm" svg:viewBox="0 0 942 1595" draw:points="0,0 0,1595 942,1595 942,0">
            <text:p/>
          </draw:polygon>
          <draw:polygon draw:style-name="gr4" draw:text-style-name="P1" draw:layer="layout" svg:width="0.941cm" svg:height="1.594cm" svg:x="20.627cm" svg:y="17.181cm" svg:viewBox="0 0 942 1595" draw:points="0,0 0,1595 942,1595 942,0">
            <text:p/>
          </draw:polygon>
          <draw:polygon draw:style-name="gr5" draw:text-style-name="P1" draw:layer="layout" svg:width="1.07cm" svg:height="0.127cm" svg:x="20.627cm" svg:y="17.053cm" svg:viewBox="0 0 1071 128" draw:points="0,128 128,0 1071,0 942,128">
            <text:p/>
          </draw:polygon>
          <draw:polygon draw:style-name="gr5" draw:text-style-name="P1" draw:layer="layout" svg:width="1.07cm" svg:height="0.127cm" svg:x="20.627cm" svg:y="17.053cm" svg:viewBox="0 0 1071 128" draw:points="0,128 128,0 1071,0 942,128">
            <text:p/>
          </draw:polygon>
          <draw:polygon draw:style-name="gr6" draw:text-style-name="P1" draw:layer="layout" svg:width="1.07cm" svg:height="0.127cm" svg:x="20.627cm" svg:y="17.053cm" svg:viewBox="0 0 1071 128" draw:points="0,128 128,0 1071,0 942,128">
            <text:p/>
          </draw:polygon>
          <draw:rect draw:style-name="gr7" draw:text-style-name="P1" draw:layer="layout" svg:width="0.43cm" svg:height="0.209cm" svg:x="20.686cm" svg:y="17.275cm">
            <text:p/>
          </draw:rect>
          <draw:polygon draw:style-name="gr8" draw:text-style-name="P1" draw:layer="layout" svg:width="0.429cm" svg:height="0.208cm" svg:x="20.686cm" svg:y="17.275cm" svg:viewBox="0 0 430 209" draw:points="0,0 430,0 430,209 0,209">
            <text:p/>
          </draw:polygon>
          <draw:line draw:style-name="gr9" draw:text-style-name="P1" draw:layer="layout" svg:x1="20.755cm" svg:y1="17.379cm" svg:x2="21.035cm" svg:y2="17.379cm">
            <text:p/>
          </draw:line>
          <draw:polygon draw:style-name="gr10" draw:text-style-name="P1" draw:layer="layout" svg:width="0.127cm" svg:height="1.722cm" svg:x="21.569cm" svg:y="17.053cm" svg:viewBox="0 0 128 1723" draw:points="0,1723 128,1595 128,0 0,128">
            <text:p/>
          </draw:polygon>
          <draw:polygon draw:style-name="gr10" draw:text-style-name="P1" draw:layer="layout" svg:width="0.127cm" svg:height="1.722cm" svg:x="21.569cm" svg:y="17.053cm" svg:viewBox="0 0 128 1723" draw:points="0,1723 128,1595 128,0 0,128">
            <text:p/>
          </draw:polygon>
          <draw:polygon draw:style-name="gr11" draw:text-style-name="P1" draw:layer="layout" svg:width="0.127cm" svg:height="1.722cm" svg:x="21.569cm" svg:y="17.053cm" svg:viewBox="0 0 128 1723" draw:points="0,1723 128,1595 128,0 0,128">
            <text:p/>
          </draw:polygon>
          <draw:line draw:style-name="gr9" draw:text-style-name="P1" draw:layer="layout" svg:x1="20.65cm" svg:y1="18.671cm" svg:x2="21.558cm" svg:y2="18.671cm">
            <text:p/>
          </draw:line>
          <draw:line draw:style-name="gr9" draw:text-style-name="P1" draw:layer="layout" svg:x1="20.65cm" svg:y1="17.822cm" svg:x2="21.558cm" svg:y2="17.822cm">
            <text:p/>
          </draw:line>
          <draw:line draw:style-name="gr12" draw:text-style-name="P1" draw:layer="layout" svg:x1="20.639cm" svg:y1="18.66cm" svg:x2="21.558cm" svg:y2="18.66cm">
            <text:p/>
          </draw:line>
          <draw:line draw:style-name="gr12" draw:text-style-name="P1" draw:layer="layout" svg:x1="20.639cm" svg:y1="17.81cm" svg:x2="21.558cm" svg:y2="17.81cm">
            <text:p/>
          </draw:line>
          <draw:polyline draw:style-name="gr13" draw:text-style-name="P1" draw:layer="layout" svg:width="0.418cm" svg:height="0.197cm" svg:x="20.686cm" svg:y="17.275cm" svg:viewBox="0 0 419 198" draw:points="0,198 0,0 419,0">
            <text:p/>
          </draw:polyline>
        </draw:g>
        <draw:g>
          <draw:path draw:style-name="gr14" draw:text-style-name="P1" draw:layer="layout" svg:width="0.613cm" svg:height="0.408cm" svg:x="7.6cm" svg:y="8.5cm" svg:viewBox="0 0 614 409" svg:d="M307 0c173 0 307 89 307 205 0 115-134 204-307 204-174 0-307-89-307-204 0-116 133-205 307-205z">
            <text:p/>
          </draw:path>
          <draw:g>
            <draw:custom-shape draw:style-name="gr15" draw:text-style-name="P1" draw:layer="layout" svg:width="12.586cm" svg:height="0.409cm" svg:x="7.907cm" svg:y="8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16" draw:text-style-name="P1" draw:layer="layout" svg:width="0.613cm" svg:height="0.408cm" svg:x="20.186cm" svg:y="8.5cm" svg:viewBox="0 0 614 409" svg:d="M307 0c173 0 307 89 307 205 0 115-134 204-307 204-174 0-307-89-307-204 0-116 133-205 307-205z">
              <text:p/>
            </draw:path>
          </draw:g>
        </draw:g>
        <draw:line draw:style-name="gr1" draw:text-style-name="P1" draw:layer="layout" svg:x1="22.2cm" svg:y1="8.7cm" svg:x2="20.501cm" svg:y2="8.7cm">
          <text:p/>
        </draw:line>
        <draw:frame draw:name="Picture 11" draw:style-name="gr2" draw:text-style-name="P2" draw:layer="layout" svg:width="1.674cm" svg:height="2.1cm" svg:x="21.963cm" svg:y="7.601cm">
          <draw:image xlink:href="Pictures/200000CE00000EAD00001266AC9008B4.wmf" xlink:type="simple" xlink:show="embed" xlink:actuate="onLoad">
            <text:p/>
          </draw:image>
          <svg:desc>IOSfirewall</svg:desc>
        </draw:frame>
        <draw:frame draw:name="Picture 42" draw:style-name="gr2" draw:text-style-name="P2" draw:layer="layout" svg:width="0.819cm" svg:height="1.09cm" svg:x="9.1cm" svg:y="18.4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0.281cm" svg:y="17.5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9.182cm" svg:y="16.6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line draw:style-name="gr1" draw:text-style-name="P1" draw:layer="layout" svg:x1="18.6cm" svg:y1="14.6cm" svg:x2="19.2cm" svg:y2="13.6cm">
          <text:p/>
        </draw:line>
        <draw:line draw:style-name="gr1" draw:text-style-name="P1" draw:layer="layout" svg:x1="18.6cm" svg:y1="12.6cm" svg:x2="19.2cm" svg:y2="13.6cm">
          <text:p/>
        </draw:line>
        <draw:frame draw:name="Picture 42" draw:style-name="gr2" draw:text-style-name="P2" draw:layer="layout" svg:width="0.819cm" svg:height="1.09cm" svg:x="17.9cm" svg:y="14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6.781cm" svg:y="13.1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7.982cm" svg:y="12.2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line draw:style-name="gr1" draw:text-style-name="P1" draw:layer="layout" svg:x1="18.601cm" svg:y1="19cm" svg:x2="19.201cm" svg:y2="18cm">
          <text:p/>
        </draw:line>
        <draw:line draw:style-name="gr1" draw:text-style-name="P1" draw:layer="layout" svg:x1="18.601cm" svg:y1="17cm" svg:x2="19.201cm" svg:y2="18cm">
          <text:p/>
        </draw:line>
        <draw:frame draw:name="Picture 42" draw:style-name="gr2" draw:text-style-name="P2" draw:layer="layout" svg:width="0.819cm" svg:height="1.09cm" svg:x="17.901cm" svg:y="18.4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6.782cm" svg:y="17.5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7.983cm" svg:y="16.6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style-name="gr17" draw:text-style-name="P3" draw:layer="layout" svg:width="1.319cm" svg:height="0.747cm" svg:x="6.4cm" svg:y="5.2cm">
          <draw:text-box>
            <text:p><text:span text:style-name="T1">DC1</text:span></text:p>
          </draw:text-box>
        </draw:frame>
        <draw:frame draw:style-name="gr17" draw:text-style-name="P3" draw:layer="layout" svg:width="1.319cm" svg:height="0.747cm" svg:x="20.201cm" svg:y="5.201cm">
          <draw:text-box>
            <text:p><text:span text:style-name="T1">DC2</text:span></text:p>
          </draw:text-box>
        </draw:frame>
        <draw:frame draw:style-name="gr18" draw:text-style-name="P3" draw:layer="layout" svg:width="1.412cm" svg:height="0.747cm" svg:x="6.2cm" svg:y="7.6cm">
          <draw:text-box>
            <text:p><text:span text:style-name="T1">EFW</text:span></text:p>
          </draw:text-box>
        </draw:frame>
        <draw:frame draw:style-name="gr18" draw:text-style-name="P3" draw:layer="layout" svg:width="1.412cm" svg:height="0.747cm" svg:x="20.5cm" svg:y="7.601cm">
          <draw:text-box>
            <text:p><text:span text:style-name="T1">EFW</text:span></text:p>
          </draw:text-box>
        </draw:frame>
        <draw:frame draw:style-name="gr19" draw:text-style-name="P3" draw:layer="layout" svg:width="2.115cm" svg:height="0.747cm" svg:x="13cm" svg:y="7.6cm">
          <draw:text-box>
            <text:p><text:span text:style-name="T1">Internet</text:span></text:p>
          </draw:text-box>
        </draw:frame>
        <draw:frame draw:style-name="gr20" draw:text-style-name="P4" draw:layer="layout" svg:width="1.239cm" svg:height="0.675cm" svg:x="17.598cm" svg:y="8.4cm">
          <draw:text-box>
            <text:p><text:span text:style-name="T2">VPN</text:span></text:p>
          </draw:text-box>
        </draw:frame>
        <draw:frame draw:style-name="gr21" draw:text-style-name="P3" draw:layer="layout" svg:width="1.819cm" svg:height="0.747cm" svg:x="6.3cm" svg:y="10.501cm">
          <draw:text-box>
            <text:p><text:span text:style-name="T1">Switch</text:span></text:p>
          </draw:text-box>
        </draw:frame>
        <draw:frame draw:style-name="gr21" draw:text-style-name="P3" draw:layer="layout" svg:width="1.819cm" svg:height="0.747cm" svg:x="20.001cm" svg:y="10.502cm">
          <draw:text-box>
            <text:p><text:span text:style-name="T1">Switch</text:span></text:p>
          </draw:text-box>
        </draw:frame>
        <draw:frame draw:style-name="gr22" draw:text-style-name="P3" draw:layer="layout" svg:width="2.877cm" svg:height="0.747cm" svg:x="5.601cm" svg:y="14.502cm">
          <draw:text-box>
            <text:p><text:span text:style-name="T1">Proxmox VE</text:span></text:p>
          </draw:text-box>
        </draw:frame>
        <draw:frame draw:style-name="gr22" draw:text-style-name="P3" draw:layer="layout" svg:width="2.877cm" svg:height="0.747cm" svg:x="5.601cm" svg:y="18.903cm">
          <draw:text-box>
            <text:p><text:span text:style-name="T1">Proxmox VE</text:span></text:p>
          </draw:text-box>
        </draw:frame>
        <draw:frame draw:style-name="gr22" draw:text-style-name="P3" draw:layer="layout" svg:width="2.877cm" svg:height="0.747cm" svg:x="19.701cm" svg:y="18.904cm">
          <draw:text-box>
            <text:p><text:span text:style-name="T1">Proxmox VE</text:span></text:p>
          </draw:text-box>
        </draw:frame>
        <draw:frame draw:style-name="gr22" draw:text-style-name="P3" draw:layer="layout" svg:width="2.877cm" svg:height="0.747cm" svg:x="19.701cm" svg:y="14.405cm">
          <draw:text-box>
            <text:p><text:span text:style-name="T1">Proxmox VE</text:span></text:p>
          </draw:text-box>
        </draw:frame>
        <draw:frame draw:style-name="gr23" draw:text-style-name="P3" draw:layer="layout" svg:width="2.936cm" svg:height="0.747cm" svg:x="10.302cm" svg:y="12.103cm">
          <draw:text-box>
            <text:p><text:span text:style-name="T1">KVM Guests</text:span></text:p>
          </draw:text-box>
        </draw:frame>
        <draw:frame draw:style-name="gr23" draw:text-style-name="P3" draw:layer="layout" svg:width="2.936cm" svg:height="0.747cm" svg:x="10.302cm" svg:y="16.604cm">
          <draw:text-box>
            <text:p><text:span text:style-name="T1">KVM Guests</text:span></text:p>
          </draw:text-box>
        </draw:frame>
        <draw:frame draw:style-name="gr23" draw:text-style-name="P3" draw:layer="layout" svg:width="2.936cm" svg:height="0.747cm" svg:x="14.902cm" svg:y="16.605cm">
          <draw:text-box>
            <text:p><text:span text:style-name="T1">KVM Guests</text:span></text:p>
          </draw:text-box>
        </draw:frame>
        <draw:frame draw:style-name="gr23" draw:text-style-name="P3" draw:layer="layout" svg:width="2.936cm" svg:height="0.747cm" svg:x="14.902cm" svg:y="12.106cm">
          <draw:text-box>
            <text:p><text:span text:style-name="T1">KVM Guests</text:span></text:p>
          </draw:text-box>
        </draw:frame>
        <draw:frame draw:style-name="gr24" draw:text-style-name="P5" draw:layer="layout" svg:width="8.964cm" svg:height="0.814cm" svg:x="9.601cm" svg:y="2.601cm">
          <draw:text-box>
            <text:p><text:span text:style-name="T3">Netnovation Overal Network Scheme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name="Line 42" draw:style-name="gr26" draw:text-style-name="P2" draw:layer="layout" svg:x1="18.4cm" svg:y1="15.514cm" svg:x2="18.4cm" svg:y2="14cm">
          <text:p/>
        </draw:line>
        <draw:line draw:name="Line 42" draw:style-name="gr26" draw:text-style-name="P2" draw:layer="layout" svg:x1="10.8cm" svg:y1="15.514cm" svg:x2="10.8cm" svg:y2="14cm">
          <text:p/>
        </draw:line>
        <draw:frame draw:style-name="gr27" draw:text-style-name="P5" draw:layer="layout" svg:width="5.485cm" svg:height="0.814cm" svg:x="11.7cm" svg:y="2.601cm">
          <draw:text-box>
            <text:p><text:span text:style-name="T3">Two nodes HA Cluster</text:span></text:p>
          </draw:text-box>
        </draw:frame>
        <draw:g>
          <draw:polygon draw:style-name="gr3" draw:text-style-name="P1" draw:layer="layout" svg:width="1.516cm" svg:height="2.568cm" svg:x="9.749cm" svg:y="11.806cm" svg:viewBox="0 0 1517 2569" draw:points="0,0 0,2569 1517,2569 1517,0">
            <text:p/>
          </draw:polygon>
          <draw:polygon draw:style-name="gr3" draw:text-style-name="P1" draw:layer="layout" svg:width="1.516cm" svg:height="2.568cm" svg:x="9.749cm" svg:y="11.806cm" svg:viewBox="0 0 1517 2569" draw:points="0,0 0,2569 1517,2569 1517,0">
            <text:p/>
          </draw:polygon>
          <draw:polygon draw:style-name="gr4" draw:text-style-name="P1" draw:layer="layout" svg:width="1.516cm" svg:height="2.568cm" svg:x="9.749cm" svg:y="11.806cm" svg:viewBox="0 0 1517 2569" draw:points="0,0 0,2569 1517,2569 1517,0">
            <text:p/>
          </draw:polygon>
          <draw:polygon draw:style-name="gr5" draw:text-style-name="P1" draw:layer="layout" svg:width="1.724cm" svg:height="0.205cm" svg:x="9.749cm" svg:y="11.6cm" svg:viewBox="0 0 1725 206" draw:points="0,206 206,0 1725,0 1517,206">
            <text:p/>
          </draw:polygon>
          <draw:polygon draw:style-name="gr5" draw:text-style-name="P1" draw:layer="layout" svg:width="1.724cm" svg:height="0.205cm" svg:x="9.749cm" svg:y="11.6cm" svg:viewBox="0 0 1725 206" draw:points="0,206 206,0 1725,0 1517,206">
            <text:p/>
          </draw:polygon>
          <draw:polygon draw:style-name="gr6" draw:text-style-name="P1" draw:layer="layout" svg:width="1.724cm" svg:height="0.205cm" svg:x="9.749cm" svg:y="11.6cm" svg:viewBox="0 0 1725 206" draw:points="0,206 206,0 1725,0 1517,206">
            <text:p/>
          </draw:polygon>
          <draw:rect draw:style-name="gr7" draw:text-style-name="P1" draw:layer="layout" svg:width="0.692cm" svg:height="0.336cm" svg:x="9.844cm" svg:y="11.958cm">
            <text:p/>
          </draw:rect>
          <draw:polygon draw:style-name="gr8" draw:text-style-name="P1" draw:layer="layout" svg:width="0.692cm" svg:height="0.336cm" svg:x="9.844cm" svg:y="11.958cm" svg:viewBox="0 0 693 337" draw:points="0,0 693,0 693,337 0,337">
            <text:p/>
          </draw:polygon>
          <draw:line draw:style-name="gr9" draw:text-style-name="P1" draw:layer="layout" svg:x1="9.955cm" svg:y1="12.125cm" svg:x2="10.406cm" svg:y2="12.125cm">
            <text:p/>
          </draw:line>
          <draw:polygon draw:style-name="gr10" draw:text-style-name="P1" draw:layer="layout" svg:width="0.205cm" svg:height="2.774cm" svg:x="11.266cm" svg:y="11.6cm" svg:viewBox="0 0 206 2775" draw:points="0,2775 206,2569 206,0 0,206">
            <text:p/>
          </draw:polygon>
          <draw:polygon draw:style-name="gr10" draw:text-style-name="P1" draw:layer="layout" svg:width="0.205cm" svg:height="2.774cm" svg:x="11.266cm" svg:y="11.6cm" svg:viewBox="0 0 206 2775" draw:points="0,2775 206,2569 206,0 0,206">
            <text:p/>
          </draw:polygon>
          <draw:polygon draw:style-name="gr11" draw:text-style-name="P1" draw:layer="layout" svg:width="0.205cm" svg:height="2.774cm" svg:x="11.266cm" svg:y="11.6cm" svg:viewBox="0 0 206 2775" draw:points="0,2775 206,2569 206,0 0,206">
            <text:p/>
          </draw:polygon>
          <draw:line draw:style-name="gr9" draw:text-style-name="P1" draw:layer="layout" svg:x1="9.786cm" svg:y1="14.206cm" svg:x2="11.249cm" svg:y2="14.206cm">
            <text:p/>
          </draw:line>
          <draw:line draw:style-name="gr9" draw:text-style-name="P1" draw:layer="layout" svg:x1="9.786cm" svg:y1="12.839cm" svg:x2="11.249cm" svg:y2="12.839cm">
            <text:p/>
          </draw:line>
          <draw:line draw:style-name="gr12" draw:text-style-name="P1" draw:layer="layout" svg:x1="9.768cm" svg:y1="14.189cm" svg:x2="11.248cm" svg:y2="14.189cm">
            <text:p/>
          </draw:line>
          <draw:line draw:style-name="gr12" draw:text-style-name="P1" draw:layer="layout" svg:x1="9.768cm" svg:y1="12.819cm" svg:x2="11.248cm" svg:y2="12.819cm">
            <text:p/>
          </draw:line>
          <draw:polyline draw:style-name="gr13" draw:text-style-name="P1" draw:layer="layout" svg:width="0.674cm" svg:height="0.318cm" svg:x="9.844cm" svg:y="11.958cm" svg:viewBox="0 0 675 319" draw:points="0,319 0,0 675,0">
            <text:p/>
          </draw:polyline>
        </draw:g>
        <draw:g>
          <draw:polygon draw:style-name="gr3" draw:text-style-name="P1" draw:layer="layout" svg:width="1.516cm" svg:height="2.568cm" svg:x="17.88cm" svg:y="11.808cm" svg:viewBox="0 0 1517 2569" draw:points="0,0 0,2569 1517,2569 1517,0">
            <text:p/>
          </draw:polygon>
          <draw:polygon draw:style-name="gr3" draw:text-style-name="P1" draw:layer="layout" svg:width="1.516cm" svg:height="2.568cm" svg:x="17.88cm" svg:y="11.808cm" svg:viewBox="0 0 1517 2569" draw:points="0,0 0,2569 1517,2569 1517,0">
            <text:p/>
          </draw:polygon>
          <draw:polygon draw:style-name="gr4" draw:text-style-name="P1" draw:layer="layout" svg:width="1.516cm" svg:height="2.568cm" svg:x="17.88cm" svg:y="11.808cm" svg:viewBox="0 0 1517 2569" draw:points="0,0 0,2569 1517,2569 1517,0">
            <text:p/>
          </draw:polygon>
          <draw:polygon draw:style-name="gr5" draw:text-style-name="P1" draw:layer="layout" svg:width="1.724cm" svg:height="0.205cm" svg:x="17.88cm" svg:y="11.602cm" svg:viewBox="0 0 1725 206" draw:points="0,206 206,0 1725,0 1517,206">
            <text:p/>
          </draw:polygon>
          <draw:polygon draw:style-name="gr5" draw:text-style-name="P1" draw:layer="layout" svg:width="1.724cm" svg:height="0.205cm" svg:x="17.88cm" svg:y="11.602cm" svg:viewBox="0 0 1725 206" draw:points="0,206 206,0 1725,0 1517,206">
            <text:p/>
          </draw:polygon>
          <draw:polygon draw:style-name="gr6" draw:text-style-name="P1" draw:layer="layout" svg:width="1.724cm" svg:height="0.205cm" svg:x="17.88cm" svg:y="11.602cm" svg:viewBox="0 0 1725 206" draw:points="0,206 206,0 1725,0 1517,206">
            <text:p/>
          </draw:polygon>
          <draw:rect draw:style-name="gr7" draw:text-style-name="P1" draw:layer="layout" svg:width="0.693cm" svg:height="0.337cm" svg:x="17.975cm" svg:y="11.959cm">
            <text:p/>
          </draw:rect>
          <draw:polygon draw:style-name="gr8" draw:text-style-name="P1" draw:layer="layout" svg:width="0.692cm" svg:height="0.336cm" svg:x="17.975cm" svg:y="11.959cm" svg:viewBox="0 0 693 337" draw:points="0,0 693,0 693,337 0,337">
            <text:p/>
          </draw:polygon>
          <draw:line draw:style-name="gr9" draw:text-style-name="P1" draw:layer="layout" svg:x1="18.086cm" svg:y1="12.127cm" svg:x2="18.537cm" svg:y2="12.127cm">
            <text:p/>
          </draw:line>
          <draw:polygon draw:style-name="gr10" draw:text-style-name="P1" draw:layer="layout" svg:width="0.205cm" svg:height="2.774cm" svg:x="19.397cm" svg:y="11.602cm" svg:viewBox="0 0 206 2775" draw:points="0,2775 206,2569 206,0 0,206">
            <text:p/>
          </draw:polygon>
          <draw:polygon draw:style-name="gr10" draw:text-style-name="P1" draw:layer="layout" svg:width="0.205cm" svg:height="2.774cm" svg:x="19.397cm" svg:y="11.602cm" svg:viewBox="0 0 206 2775" draw:points="0,2775 206,2569 206,0 0,206">
            <text:p/>
          </draw:polygon>
          <draw:polygon draw:style-name="gr11" draw:text-style-name="P1" draw:layer="layout" svg:width="0.205cm" svg:height="2.774cm" svg:x="19.397cm" svg:y="11.602cm" svg:viewBox="0 0 206 2775" draw:points="0,2775 206,2569 206,0 0,206">
            <text:p/>
          </draw:polygon>
          <draw:line draw:style-name="gr9" draw:text-style-name="P1" draw:layer="layout" svg:x1="17.917cm" svg:y1="14.208cm" svg:x2="19.38cm" svg:y2="14.208cm">
            <text:p/>
          </draw:line>
          <draw:line draw:style-name="gr9" draw:text-style-name="P1" draw:layer="layout" svg:x1="17.917cm" svg:y1="12.84cm" svg:x2="19.38cm" svg:y2="12.84cm">
            <text:p/>
          </draw:line>
          <draw:line draw:style-name="gr12" draw:text-style-name="P1" draw:layer="layout" svg:x1="17.899cm" svg:y1="14.19cm" svg:x2="19.379cm" svg:y2="14.19cm">
            <text:p/>
          </draw:line>
          <draw:line draw:style-name="gr12" draw:text-style-name="P1" draw:layer="layout" svg:x1="17.899cm" svg:y1="12.821cm" svg:x2="19.379cm" svg:y2="12.821cm">
            <text:p/>
          </draw:line>
          <draw:polyline draw:style-name="gr13" draw:text-style-name="P1" draw:layer="layout" svg:width="0.674cm" svg:height="0.318cm" svg:x="17.975cm" svg:y="11.959cm" svg:viewBox="0 0 675 319" draw:points="0,319 0,0 675,0">
            <text:p/>
          </draw:polyline>
        </draw:g>
        <draw:path draw:style-name="gr28" draw:text-style-name="P1" draw:layer="layout" svg:width="1.155cm" svg:height="0.864cm" svg:x="10.744cm" svg:y="13.198cm" svg:viewBox="0 0 1156 865" svg:d="M0 0c0 124 260 225 578 225 320 0 578-101 578-225 0 640 0 640 0 640 0 124-258 225-578 225-318 0-578-101-578-225z">
          <text:p/>
        </draw:path>
        <draw:path draw:style-name="gr29" draw:text-style-name="P1" draw:layer="layout" svg:width="1.155cm" svg:height="0.449cm" svg:x="10.743cm" svg:y="12.973cm" svg:viewBox="0 0 1156 450" svg:d="M578 450c318 0 578-101 578-225s-260-225-578-225c-320 0-578 101-578 225s258 225 578 225z">
          <text:p/>
        </draw:path>
        <draw:path draw:style-name="gr28" draw:text-style-name="P1" draw:layer="layout" svg:width="1.155cm" svg:height="0.864cm" svg:x="17.445cm" svg:y="13.198cm" svg:viewBox="0 0 1156 865" svg:d="M0 0c0 124 260 225 578 225 320 0 578-101 578-225 0 640 0 640 0 640 0 124-258 225-578 225-318 0-578-101-578-225z">
          <text:p/>
        </draw:path>
        <draw:path draw:style-name="gr29" draw:text-style-name="P1" draw:layer="layout" svg:width="1.155cm" svg:height="0.449cm" svg:x="17.444cm" svg:y="12.973cm" svg:viewBox="0 0 1156 450" svg:d="M578 450c318 0 578-101 578-225s-260-225-578-225c-320 0-578 101-578 225s258 225 578 225z">
          <text:p/>
        </draw:path>
        <draw:line draw:name="Line 48" draw:style-name="gr30" draw:text-style-name="P2" draw:layer="layout" svg:x1="18cm" svg:y1="11.6cm" svg:x2="15cm" svg:y2="8.6cm">
          <text:p/>
        </draw:line>
        <draw:line draw:name="Line 42" draw:style-name="gr26" draw:text-style-name="P2" draw:layer="layout" svg:x1="11.4cm" svg:y1="11.6cm" svg:x2="14.2cm" svg:y2="8.6cm">
          <text:p/>
        </draw:line>
        <draw:line draw:name="Line 41" draw:style-name="gr31" draw:text-style-name="P2" draw:layer="layout" svg:x1="10.6cm" svg:y1="15.514cm" svg:x2="18.6cm" svg:y2="15.514cm">
          <text:p/>
        </draw:line>
        <draw:frame draw:style-name="gr17" draw:text-style-name="P3" draw:layer="layout" svg:width="4.062cm" svg:height="0.747cm" svg:x="12.401cm" svg:y="15.701cm">
          <draw:text-box>
            <text:p><text:span text:style-name="T1">Fast Network Link</text:span></text:p>
          </draw:text-box>
        </draw:frame>
        <draw:frame draw:style-name="gr17" draw:text-style-name="P3" draw:layer="layout" svg:width="2.805cm" svg:height="0.747cm" svg:x="13.301cm" svg:y="13.302cm">
          <draw:text-box>
            <text:p><text:span text:style-name="T1">/dev/drbd0</text:span></text:p>
          </draw:text-box>
        </draw:frame>
        <draw:frame draw:style-name="gr17" draw:text-style-name="P6" draw:layer="layout" svg:width="4.071cm" svg:height="1.739cm" svg:x="12.702cm" svg:y="6.703cm">
          <draw:text-box>
            <text:p text:style-name="P1"><text:span text:style-name="T1">zcs-ha.got.com</text:span></text:p>
            <text:p text:style-name="P1"><text:span text:style-name="T1">172.17.18.190/24</text:span></text:p>
            <text:p text:style-name="P1"><text:span text:style-name="T1">Virtual IP</text:span></text:p>
          </draw:text-box>
        </draw:frame>
        <draw:frame draw:style-name="gr17" draw:text-style-name="P6" draw:layer="layout" svg:width="4.071cm" svg:height="1.243cm" svg:x="7.503cm" svg:y="10.404cm">
          <draw:text-box>
            <text:p text:style-name="P1"><text:span text:style-name="T1">astapor.got.com</text:span></text:p>
            <text:p text:style-name="P1"><text:span text:style-name="T1">172.17.18.191/24</text:span></text:p>
          </draw:text-box>
        </draw:frame>
        <draw:frame draw:style-name="gr17" draw:text-style-name="P6" draw:layer="layout" svg:width="4.071cm" svg:height="1.243cm" svg:x="17.804cm" svg:y="10.405cm">
          <draw:text-box>
            <text:p text:style-name="P1"><text:span text:style-name="T1">braavos.got.com</text:span></text:p>
            <text:p text:style-name="P1"><text:span text:style-name="T1">172.17.18.192/24</text:span></text:p>
          </draw:text-box>
        </draw:frame>
        <draw:frame draw:style-name="gr17" draw:text-style-name="P3" draw:layer="layout" svg:width="2.932cm" svg:height="0.747cm" svg:x="7.902cm" svg:y="14.403cm">
          <draw:text-box>
            <text:p><text:span text:style-name="T1">Active Node</text:span></text:p>
          </draw:text-box>
        </draw:frame>
        <draw:frame draw:style-name="gr17" draw:text-style-name="P3" draw:layer="layout" svg:width="3.144cm" svg:height="0.747cm" svg:x="18.402cm" svg:y="14.404cm">
          <draw:text-box>
            <text:p><text:span text:style-name="T1">Passive Node</text:span></text:p>
          </draw:text-box>
        </draw:frame>
        <draw:line draw:style-name="gr32" draw:text-style-name="P1" draw:layer="layout" svg:x1="16cm" svg:y1="13.6cm" svg:x2="17.445cm" svg:y2="13.6cm">
          <text:p/>
        </draw:line>
        <draw:line draw:style-name="gr32" draw:text-style-name="P1" draw:layer="layout" svg:x1="13.344cm" svg:y1="13.6cm" svg:x2="11.899cm" svg:y2="13.6cm">
          <text:p/>
        </draw:line>
        <draw:custom-shape draw:style-name="gr33" draw:text-style-name="P1" draw:layer="layout" svg:width="4.4cm" svg:height="2cm" svg:x="12.5cm" svg:y="6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7" draw:text-style-name="P5" draw:layer="layout" svg:width="5.485cm" svg:height="0.814cm" svg:x="11.7cm" svg:y="2.601cm">
          <draw:text-box>
            <text:p><text:span text:style-name="T3">Two nodes HA Cluster</text:span></text:p>
          </draw:text-box>
        </draw:frame>
        <draw:g>
          <draw:path draw:style-name="gr26" draw:text-style-name="P2" draw:layer="layout" svg:width="1.513cm" svg:height="0cm" draw:transform="rotate (1.5707963267949) translate (18.4cm 15.514cm)" svg:viewBox="0 0 1514 0" svg:d="M0 0c505 0 1009 0 1514 0">
            <text:p/>
          </draw:path>
          <draw:path draw:style-name="gr26" draw:text-style-name="P2" draw:layer="layout" svg:width="1.513cm" svg:height="0cm" draw:transform="rotate (1.5707963267949) translate (10.8cm 15.514cm)" svg:viewBox="0 0 1514 0" svg:d="M0 0c505 0 1009 0 1514 0">
            <text:p/>
          </draw:path>
          <draw:g>
            <draw:path draw:style-name="gr3" draw:text-style-name="P1" draw:layer="layout" svg:width="1.516cm" svg:height="2.568cm" svg:x="9.749cm" svg:y="11.806cm" svg:viewBox="0 0 1517 2569" svg:d="M0 0c0 856 0 1713 0 2569 506 0 1012 0 1517 0 0-856 0-1713 0-2569-505 0-1011 0-1517 0z">
              <text:p/>
            </draw:path>
            <draw:path draw:style-name="gr3" draw:text-style-name="P1" draw:layer="layout" svg:width="1.516cm" svg:height="2.568cm" svg:x="9.749cm" svg:y="11.806cm" svg:viewBox="0 0 1517 2569" svg:d="M0 0c0 856 0 1713 0 2569 506 0 1012 0 1517 0 0-856 0-1713 0-2569-505 0-1011 0-1517 0z">
              <text:p/>
            </draw:path>
            <draw:path draw:style-name="gr4" draw:text-style-name="P1" draw:layer="layout" svg:width="1.516cm" svg:height="2.568cm" svg:x="9.749cm" svg:y="11.806cm" svg:viewBox="0 0 1517 2569" svg:d="M0 0c0 856 0 1713 0 2569 506 0 1012 0 1517 0 0-856 0-1713 0-2569-505 0-1011 0-1517 0z">
              <text:p/>
            </draw:path>
            <draw:path draw:style-name="gr5" draw:text-style-name="P1" draw:layer="layout" svg:width="1.724cm" svg:height="0.205cm" svg:x="9.749cm" svg:y="11.6cm" svg:viewBox="0 0 1725 206" svg:d="M0 206c69-69 137-137 206-206 507 0 1013 0 1519 0-69 69-138 137-208 206-505 0-1011 0-1517 0z">
              <text:p/>
            </draw:path>
            <draw:path draw:style-name="gr5" draw:text-style-name="P1" draw:layer="layout" svg:width="1.724cm" svg:height="0.205cm" svg:x="9.749cm" svg:y="11.6cm" svg:viewBox="0 0 1725 206" svg:d="M0 206c69-69 137-137 206-206 507 0 1013 0 1519 0-69 69-138 137-208 206-505 0-1011 0-1517 0z">
              <text:p/>
            </draw:path>
            <draw:path draw:style-name="gr6" draw:text-style-name="P1" draw:layer="layout" svg:width="1.724cm" svg:height="0.205cm" svg:x="9.749cm" svg:y="11.6cm" svg:viewBox="0 0 1725 206" svg:d="M0 206c69-69 137-137 206-206 507 0 1013 0 1519 0-69 69-138 137-208 206-505 0-1011 0-1517 0z">
              <text:p/>
            </draw:path>
            <draw:path draw:style-name="gr7" draw:text-style-name="P1" draw:layer="layout" svg:width="0.691cm" svg:height="0.335cm" svg:x="9.844cm" svg:y="11.958cm" svg:viewBox="0 0 692 336" svg:d="M0 336c0-112 0-224 0-336 231 0 461 0 692 0 0 112 0 224 0 336-231 0-461 0-692 0z">
              <text:p/>
            </draw:path>
            <draw:path draw:style-name="gr8" draw:text-style-name="P1" draw:layer="layout" svg:width="0.692cm" svg:height="0.336cm" svg:x="9.844cm" svg:y="11.958cm" svg:viewBox="0 0 693 337" svg:d="M0 0c231 0 462 0 693 0 0 112 0 224 0 337-231 0-462 0-693 0 0-113 0-225 0-337z">
              <text:p/>
            </draw:path>
            <draw:path draw:style-name="gr9" draw:text-style-name="P1" draw:layer="layout" svg:width="0.45cm" svg:height="0cm" svg:x="9.955cm" svg:y="12.125cm" svg:viewBox="0 0 451 0" svg:d="M0 0c150 0 301 0 451 0">
              <text:p/>
            </draw:path>
            <draw:path draw:style-name="gr10" draw:text-style-name="P1" draw:layer="layout" svg:width="0.205cm" svg:height="2.774cm" svg:x="11.266cm" svg:y="11.6cm" svg:viewBox="0 0 206 2775" svg:d="M0 2775c69-68 137-137 206-206 0-856 0-1713 0-2569-69 69-137 137-206 206 0 857 0 1713 0 2569z">
              <text:p/>
            </draw:path>
            <draw:path draw:style-name="gr10" draw:text-style-name="P1" draw:layer="layout" svg:width="0.205cm" svg:height="2.774cm" svg:x="11.266cm" svg:y="11.6cm" svg:viewBox="0 0 206 2775" svg:d="M0 2775c69-68 137-137 206-206 0-856 0-1713 0-2569-69 69-137 137-206 206 0 857 0 1713 0 2569z">
              <text:p/>
            </draw:path>
            <draw:path draw:style-name="gr11" draw:text-style-name="P1" draw:layer="layout" svg:width="0.205cm" svg:height="2.774cm" svg:x="11.266cm" svg:y="11.6cm" svg:viewBox="0 0 206 2775" svg:d="M0 2775c69-68 137-137 206-206 0-856 0-1713 0-2569-69 69-137 137-206 206 0 857 0 1713 0 2569z">
              <text:p/>
            </draw:path>
            <draw:path draw:style-name="gr9" draw:text-style-name="P1" draw:layer="layout" svg:width="1.462cm" svg:height="0cm" svg:x="9.786cm" svg:y="14.206cm" svg:viewBox="0 0 1463 0" svg:d="M0 0c488 0 975 0 1463 0">
              <text:p/>
            </draw:path>
            <draw:path draw:style-name="gr9" draw:text-style-name="P1" draw:layer="layout" svg:width="1.462cm" svg:height="0cm" svg:x="9.786cm" svg:y="12.839cm" svg:viewBox="0 0 1463 0" svg:d="M0 0c488 0 975 0 1463 0">
              <text:p/>
            </draw:path>
            <draw:path draw:style-name="gr12" draw:text-style-name="P1" draw:layer="layout" svg:width="1.479cm" svg:height="0cm" svg:x="9.768cm" svg:y="14.189cm" svg:viewBox="0 0 1480 0" svg:d="M0 0c493 0 987 0 1480 0">
              <text:p/>
            </draw:path>
            <draw:path draw:style-name="gr12" draw:text-style-name="P1" draw:layer="layout" svg:width="1.479cm" svg:height="0cm" svg:x="9.768cm" svg:y="12.819cm" svg:viewBox="0 0 1480 0" svg:d="M0 0c493 0 987 0 1480 0">
              <text:p/>
            </draw:path>
            <draw:path draw:style-name="gr13" draw:text-style-name="P1" draw:layer="layout" svg:width="0.674cm" svg:height="0.318cm" svg:x="9.844cm" svg:y="11.958cm" svg:viewBox="0 0 675 319" svg:d="M0 319c0-106 0-213 0-319 225 0 450 0 675 0">
              <text:p/>
            </draw:path>
          </draw:g>
          <draw:g>
            <draw:path draw:style-name="gr3" draw:text-style-name="P1" draw:layer="layout" svg:width="1.516cm" svg:height="2.568cm" svg:x="17.88cm" svg:y="11.808cm" svg:viewBox="0 0 1517 2569" svg:d="M0 0c0 856 0 1713 0 2569 506 0 1012 0 1517 0 0-856 0-1713 0-2569-505 0-1011 0-1517 0z">
              <text:p/>
            </draw:path>
            <draw:path draw:style-name="gr3" draw:text-style-name="P1" draw:layer="layout" svg:width="1.516cm" svg:height="2.568cm" svg:x="17.88cm" svg:y="11.808cm" svg:viewBox="0 0 1517 2569" svg:d="M0 0c0 856 0 1713 0 2569 506 0 1012 0 1517 0 0-856 0-1713 0-2569-505 0-1011 0-1517 0z">
              <text:p/>
            </draw:path>
            <draw:path draw:style-name="gr4" draw:text-style-name="P1" draw:layer="layout" svg:width="1.516cm" svg:height="2.568cm" svg:x="17.88cm" svg:y="11.808cm" svg:viewBox="0 0 1517 2569" svg:d="M0 0c0 856 0 1713 0 2569 506 0 1012 0 1517 0 0-856 0-1713 0-2569-505 0-1011 0-1517 0z">
              <text:p/>
            </draw:path>
            <draw:path draw:style-name="gr5" draw:text-style-name="P1" draw:layer="layout" svg:width="1.724cm" svg:height="0.205cm" svg:x="17.88cm" svg:y="11.602cm" svg:viewBox="0 0 1725 206" svg:d="M0 206c69-69 137-137 206-206 507 0 1013 0 1519 0-69 69-138 137-208 206-505 0-1011 0-1517 0z">
              <text:p/>
            </draw:path>
            <draw:path draw:style-name="gr5" draw:text-style-name="P1" draw:layer="layout" svg:width="1.724cm" svg:height="0.205cm" svg:x="17.88cm" svg:y="11.602cm" svg:viewBox="0 0 1725 206" svg:d="M0 206c69-69 137-137 206-206 507 0 1013 0 1519 0-69 69-138 137-208 206-505 0-1011 0-1517 0z">
              <text:p/>
            </draw:path>
            <draw:path draw:style-name="gr6" draw:text-style-name="P1" draw:layer="layout" svg:width="1.724cm" svg:height="0.205cm" svg:x="17.88cm" svg:y="11.602cm" svg:viewBox="0 0 1725 206" svg:d="M0 206c69-69 137-137 206-206 507 0 1013 0 1519 0-69 69-138 137-208 206-505 0-1011 0-1517 0z">
              <text:p/>
            </draw:path>
            <draw:path draw:style-name="gr7" draw:text-style-name="P1" draw:layer="layout" svg:width="0.692cm" svg:height="0.336cm" svg:x="17.975cm" svg:y="11.959cm" svg:viewBox="0 0 693 337" svg:d="M0 337c0-112 0-225 0-337 231 0 462 0 693 0 0 112 0 225 0 337-231 0-462 0-693 0z">
              <text:p/>
            </draw:path>
            <draw:path draw:style-name="gr8" draw:text-style-name="P1" draw:layer="layout" svg:width="0.692cm" svg:height="0.336cm" svg:x="17.975cm" svg:y="11.959cm" svg:viewBox="0 0 693 337" svg:d="M0 0c231 0 462 0 693 0 0 112 0 224 0 337-231 0-462 0-693 0 0-113 0-225 0-337z">
              <text:p/>
            </draw:path>
            <draw:path draw:style-name="gr9" draw:text-style-name="P1" draw:layer="layout" svg:width="0.45cm" svg:height="0cm" svg:x="18.086cm" svg:y="12.127cm" svg:viewBox="0 0 451 0" svg:d="M0 0c150 0 301 0 451 0">
              <text:p/>
            </draw:path>
            <draw:path draw:style-name="gr10" draw:text-style-name="P1" draw:layer="layout" svg:width="0.205cm" svg:height="2.774cm" svg:x="19.397cm" svg:y="11.602cm" svg:viewBox="0 0 206 2775" svg:d="M0 2775c69-68 137-137 206-206 0-856 0-1713 0-2569-69 69-137 137-206 206 0 857 0 1713 0 2569z">
              <text:p/>
            </draw:path>
            <draw:path draw:style-name="gr10" draw:text-style-name="P1" draw:layer="layout" svg:width="0.205cm" svg:height="2.774cm" svg:x="19.397cm" svg:y="11.602cm" svg:viewBox="0 0 206 2775" svg:d="M0 2775c69-68 137-137 206-206 0-856 0-1713 0-2569-69 69-137 137-206 206 0 857 0 1713 0 2569z">
              <text:p/>
            </draw:path>
            <draw:path draw:style-name="gr11" draw:text-style-name="P1" draw:layer="layout" svg:width="0.205cm" svg:height="2.774cm" svg:x="19.397cm" svg:y="11.602cm" svg:viewBox="0 0 206 2775" svg:d="M0 2775c69-68 137-137 206-206 0-856 0-1713 0-2569-69 69-137 137-206 206 0 857 0 1713 0 2569z">
              <text:p/>
            </draw:path>
            <draw:path draw:style-name="gr9" draw:text-style-name="P1" draw:layer="layout" svg:width="1.462cm" svg:height="0cm" svg:x="17.917cm" svg:y="14.208cm" svg:viewBox="0 0 1463 0" svg:d="M0 0c488 0 975 0 1463 0">
              <text:p/>
            </draw:path>
            <draw:path draw:style-name="gr9" draw:text-style-name="P1" draw:layer="layout" svg:width="1.462cm" svg:height="0cm" svg:x="17.917cm" svg:y="12.84cm" svg:viewBox="0 0 1463 0" svg:d="M0 0c488 0 975 0 1463 0">
              <text:p/>
            </draw:path>
            <draw:path draw:style-name="gr12" draw:text-style-name="P1" draw:layer="layout" svg:width="1.479cm" svg:height="0cm" svg:x="17.899cm" svg:y="14.19cm" svg:viewBox="0 0 1480 0" svg:d="M0 0c493 0 987 0 1480 0">
              <text:p/>
            </draw:path>
            <draw:path draw:style-name="gr12" draw:text-style-name="P1" draw:layer="layout" svg:width="1.479cm" svg:height="0cm" svg:x="17.899cm" svg:y="12.821cm" svg:viewBox="0 0 1480 0" svg:d="M0 0c493 0 987 0 1480 0">
              <text:p/>
            </draw:path>
            <draw:path draw:style-name="gr13" draw:text-style-name="P1" draw:layer="layout" svg:width="0.674cm" svg:height="0.318cm" svg:x="17.975cm" svg:y="11.959cm" svg:viewBox="0 0 675 319" svg:d="M0 319c0-106 0-213 0-319 225 0 450 0 675 0">
              <text:p/>
            </draw:path>
          </draw:g>
          <draw:path draw:style-name="gr28" draw:text-style-name="P1" draw:layer="layout" svg:width="1.155cm" svg:height="0.864cm" svg:x="10.744cm" svg:y="13.198cm" svg:viewBox="0 0 1156 865" svg:d="M0 0c0 124 260 225 578 225 320 0 578-101 578-225 0 640 0 426 0 640 0 124-258 225-578 225-318 0-578-101-578-225 0-214 0-427 0-640z">
            <text:p/>
          </draw:path>
          <draw:path draw:style-name="gr29" draw:text-style-name="P1" draw:layer="layout" svg:width="1.155cm" svg:height="0.449cm" svg:x="10.743cm" svg:y="12.973cm" svg:viewBox="0 0 1156 450" svg:d="M578 450c318 0 578-101 578-225s-260-225-578-225c-320 0-578 101-578 225s258 225 578 225z">
            <text:p/>
          </draw:path>
          <draw:path draw:style-name="gr28" draw:text-style-name="P1" draw:layer="layout" svg:width="1.155cm" svg:height="0.864cm" svg:x="17.445cm" svg:y="13.198cm" svg:viewBox="0 0 1156 865" svg:d="M0 0c0 124 260 225 578 225 320 0 578-101 578-225 0 640 0 426 0 640 0 124-258 225-578 225-318 0-578-101-578-225 0-214 0-427 0-640z">
            <text:p/>
          </draw:path>
          <draw:path draw:style-name="gr29" draw:text-style-name="P1" draw:layer="layout" svg:width="1.155cm" svg:height="0.449cm" svg:x="17.444cm" svg:y="12.973cm" svg:viewBox="0 0 1156 450" svg:d="M578 450c318 0 578-101 578-225s-260-225-578-225c-320 0-578 101-578 225s258 225 578 225z">
            <text:p/>
          </draw:path>
          <draw:path draw:style-name="gr30" draw:text-style-name="P2" draw:layer="layout" svg:width="4.242cm" svg:height="-0.001cm" draw:transform="rotate (2.35619449019234) translate (18cm 11.6cm)" svg:viewBox="0 0 4243 0" svg:d="M0 0c1414 0 2828 0 4243 0">
            <text:p/>
          </draw:path>
          <draw:path draw:style-name="gr26" draw:text-style-name="P2" draw:layer="layout" svg:width="4.103cm" svg:height="-0.001cm" draw:transform="rotate (0.819781149661737) translate (11.3997416765597cm 11.5997588564953cm)" svg:viewBox="0 0 4104 0" svg:d="M0 0c1368 0 2736 0 4104 0">
            <text:p/>
          </draw:path>
          <draw:path draw:style-name="gr31" draw:text-style-name="P2" draw:layer="layout" svg:width="7.999cm" svg:height="0cm" svg:x="10.6cm" svg:y="15.514cm" svg:viewBox="0 0 8000 0" svg:d="M0 0c2667 0 5333 0 8000 0">
            <text:p/>
          </draw:path>
          <draw:g>
            <draw:path draw:style-name="gr34" draw:text-style-name="P6" draw:layer="layout" svg:width="0.178cm" svg:height="0.317cm" svg:x="12.684cm" svg:y="15.881cm" svg:viewBox="0 0 179 318" svg:d="M179 0c0 12 0 24 0 36-45 0-90 0-135 0 0 37 0 73 0 110 38 0 77 0 115 0 0 12 0 24 0 36-38 0-77 0-115 0 0 45 0 90 0 136-15 0-29 0-44 0 0-106 0-212 0-318 60 0 120 0 179 0z">
              <text:p/>
            </draw:path>
            <draw:path draw:style-name="gr34" draw:text-style-name="P6" draw:layer="layout" svg:width="0.185cm" svg:height="0.243cm" svg:x="12.883cm" svg:y="15.959cm" svg:viewBox="0 0 186 244" svg:d="M167 240c-4 0-7 0-9-1-3-2-4-4-5-8l-5-22c-6 5-12 10-18 15-6 4-12 8-19 11-6 3-13 5-21 7-7 1-15 2-24 2s-18-1-26-4c-8-2-15-6-21-11-6-6-10-12-14-20-3-8-5-17-5-28 0-9 3-18 8-27 5-8 13-16 24-23 12-7 27-12 45-16 18-5 41-7 67-7v-18c0-19-3-33-11-42s-19-14-34-14c-10 0-19 1-26 4-6 3-12 5-17 8s-10 6-13 9c-4 2-7 4-11 4-3 0-6-1-8-2-2-2-3-4-5-6l-7-14c13-12 27-21 42-28 15-6 31-9 50-9 13 0 25 2 35 6 10 5 19 11 26 19s12 17 16 28c3 11 5 23 5 36v151zM79 214c7 0 13 0 19-2 6-1 12-3 17-6 6-3 11-6 15-10 5-4 10-8 14-13v-48c-18 0-34 1-48 3-13 3-23 6-32 10-8 4-14 8-18 14-3 5-5 11-5 17s1 12 3 16 4 8 8 11c3 3 7 5 12 6 5 2 10 2 15 2z">
              <text:p/>
            </draw:path>
            <draw:path draw:style-name="gr34" draw:text-style-name="P6" draw:layer="layout" svg:width="0.159cm" svg:height="0.242cm" svg:x="13.117cm" svg:y="15.96cm" svg:viewBox="0 0 160 243" svg:d="M147 43c-2 3-5 5-9 5-2 0-5-1-8-3-2-1-6-3-10-5s-8-4-14-6c-5-2-12-3-19-3-6 0-12 1-17 3s-9 4-13 7c-3 3-6 7-8 11s-3 9-3 13c0 6 2 11 5 15s8 8 13 11 11 5 18 8c7 2 14 4 21 7 7 2 14 5 21 8s13 7 18 12 10 10 13 17 5 15 5 24c0 11-2 21-6 31-4 9-9 17-16 24-7 6-16 12-27 16-10 3-22 5-36 5-16 0-30-2-43-8-12-5-23-12-32-20l10-16c1-2 3-4 4-5 2-1 4-2 7-2s6 1 9 3c3 3 6 5 10 8 5 2 9 5 15 7s13 3 22 3c7 0 14-1 19-3 6-2 10-5 14-8 3-4 6-8 7-12 2-5 3-10 3-15 0-7-2-12-5-16-3-5-7-8-13-11-5-3-11-6-18-8s-14-5-21-7c-7-3-14-5-21-9-7-3-13-7-18-12s-10-11-13-18-5-15-5-25 2-18 5-27c4-8 9-15 16-21 7-7 15-12 25-15 10-4 21-6 34-6 15 0 28 2 40 7s22 12 30 21z">
              <text:p/>
            </draw:path>
            <draw:path draw:style-name="gr34" draw:text-style-name="P6" draw:layer="layout" svg:width="0.148cm" svg:height="0.316cm" svg:x="13.294cm" svg:y="15.887cm" svg:viewBox="0 0 149 317" svg:d="M92 317c-18-1-32-6-42-16-9-11-14-26-14-45v-144h-27c-3 0-5-1-6-3-2-2-3-4-3-7v-17l37-5 10-72c0-2 1-4 3-6 2-1 4-2 6-2h22v81h65v31h-65v141c0 10 2 17 7 22 4 5 10 7 17 7 4 0 8-1 11-2s5-2 7-4c2-1 4-2 6-3 1-2 3-2 4-2s3 0 4 1c0 0 1 1 2 3l13 20c-8 7-16 12-26 16s-20 5-31 6z">
              <text:p/>
            </draw:path>
            <draw:path draw:style-name="gr34" draw:text-style-name="P6" draw:layer="layout" svg:width="0.246cm" svg:height="0.317cm" svg:x="13.597cm" svg:y="15.881cm" svg:viewBox="0 0 247 318" svg:d="M23 0c4 0 6 0 8 1s4 3 7 7l172 237c0-4-1-8-1-11 0-4 0-8 0-11v-223h38v318h-22c-3 0-6-1-8-2-3-1-5-3-7-6l-172-237c0 4 0 7 0 11 1 3 1 6 1 9v225h-39v-318z">
              <text:p/>
            </draw:path>
            <draw:path draw:style-name="gr34" draw:text-style-name="P6" draw:layer="layout" svg:width="0.209cm" svg:height="0.242cm" svg:x="13.901cm" svg:y="15.959cm" svg:viewBox="0 0 210 243" svg:d="M111 0c14 0 27 2 39 7s23 12 32 21c8 9 15 20 20 33s8 28 8 45c0 6-1 11-2 13-2 2-4 3-8 3h-158c0 15 2 28 6 39s9 20 15 27c7 7 15 13 24 16 9 4 19 6 30 6 10 0 19-2 27-4 7-2 14-5 19-8s10-5 14-7c3-3 6-4 9-4 2 0 4 0 5 1s2 2 3 3l12 16c-5 6-11 11-18 16-8 4-15 8-23 11-9 3-17 5-26 7-9 1-17 2-26 2-16 0-31-3-45-8-14-6-26-14-36-24-10-11-18-24-24-40-5-16-8-34-8-54 0-17 3-32 8-46s12-27 22-37c9-11 21-19 35-25 13-6 29-9 46-9zM112 31c-20 0-36 6-47 17-12 12-19 28-22 48h129c0-10-2-18-4-26-3-8-7-15-12-21s-12-10-19-13c-8-3-16-5-25-5z">
              <text:p/>
            </draw:path>
            <draw:path draw:style-name="gr34" draw:text-style-name="P6" draw:layer="layout" svg:width="0.148cm" svg:height="0.316cm" svg:x="14.132cm" svg:y="15.887cm" svg:viewBox="0 0 149 317" svg:d="M92 317c-18-1-32-6-42-16-9-11-14-26-14-45v-144h-27c-3 0-5-1-6-3-2-2-3-4-3-7v-17l37-5 10-72c0-2 1-4 3-6 2-1 4-2 6-2h22v81h65v31h-65v141c0 10 2 17 7 22 4 5 10 7 17 7 4 0 8-1 11-2s5-2 7-4c2-1 4-2 6-3 1-2 3-2 4-2s3 0 4 1c0 0 1 1 2 3l13 20c-8 7-16 12-26 16s-20 5-31 6z">
              <text:p/>
            </draw:path>
            <draw:path draw:style-name="gr34" draw:text-style-name="P6" draw:layer="layout" svg:width="0.342cm" svg:height="0.236cm" svg:x="14.294cm" svg:y="15.962cm" svg:viewBox="0 0 343 237" svg:d="M0 1h34c3 0 5 0 8 2 2 2 3 4 4 6l42 151c2 6 3 11 4 16 2 6 2 11 3 16 2-5 3-10 5-16 1-5 3-10 5-16l46-152c1-2 3-4 5-6 2-1 4-2 7-2h19c3 0 5 1 7 2 2 2 4 4 5 6l46 152c1 6 3 11 4 16 2 6 3 11 4 16 2-10 5-21 8-32l43-151c1-2 2-4 4-6 3-2 5-2 8-2h32l-74 236h-34c-4 0-7-3-8-8l-50-159c-1-4-2-8-3-11-1-4-2-8-2-11-1 3-2 7-3 11-1 3-2 7-3 11l-50 159c-2 5-5 8-10 8h-32z">
              <text:p/>
            </draw:path>
            <draw:path draw:style-name="gr34" draw:text-style-name="P6" draw:layer="layout" svg:width="0.223cm" svg:height="0.242cm" svg:x="14.654cm" svg:y="15.959cm" svg:viewBox="0 0 224 243" svg:d="M112 0c18 0 33 3 47 9 14 5 26 13 35 24 10 10 17 23 22 38 6 15 8 32 8 50 0 19-2 36-8 51-5 15-12 28-22 38-9 11-21 19-35 25-14 5-29 8-47 8-17 0-32-3-46-8-14-6-26-14-36-25-9-10-17-23-22-38s-8-32-8-51c0-18 3-35 8-50s13-28 22-38c10-11 22-19 36-24 14-6 29-9 46-9zM112 210c12 0 22-2 30-6 9-4 16-10 22-17 5-8 10-17 12-28 3-11 5-23 5-37s-2-27-5-38c-2-11-7-20-12-27-6-8-13-14-22-18-8-4-18-6-30-6-11 0-21 2-30 6-8 4-16 10-21 18-6 7-10 16-13 27s-4 24-4 38 1 26 4 37 7 20 13 28c5 7 13 13 21 17 9 4 19 6 30 6z">
              <text:p/>
            </draw:path>
            <draw:path draw:style-name="gr34" draw:text-style-name="P6" draw:layer="layout" svg:width="0.13cm" svg:height="0.24cm" svg:x="14.931cm" svg:y="15.958cm" svg:viewBox="0 0 131 241" svg:d="M0 241v-237h24c5 0 8 1 10 3s3 5 3 9l3 35c7-16 16-28 27-37 10-9 23-14 38-14 5 0 10 1 14 2 5 1 8 2 12 5l-3 31c-1 4-3 6-7 6-2 0-6 0-10-1s-8-1-13-1c-8 0-14 1-19 3-6 2-11 5-15 10-5 4-9 9-12 15-4 6-7 13-10 21v150z">
              <text:p/>
            </draw:path>
            <draw:path draw:style-name="gr34" draw:text-style-name="P6" draw:layer="layout" svg:width="0.187cm" svg:height="0.343cm" svg:x="15.103cm" svg:y="15.855cm" svg:viewBox="0 0 188 344" svg:d="M42 0v202h10c3 0 6 0 7-1 2-1 4-3 6-6l63-79c2-3 5-5 7-6 3-2 6-3 9-3h39l-74 93c-2 3-5 5-7 7s-5 4-7 5c3 2 5 4 7 7 2 2 5 5 7 8l79 117h-38c-4 0-7-1-9-2-3-1-5-3-7-6l-65-97c-2-4-4-6-6-7s-5-1-10-1h-11v113h-42v-344z">
              <text:p/>
            </draw:path>
            <draw:path draw:style-name="gr34" draw:text-style-name="P6" draw:layer="layout" svg:width="0.165cm" svg:height="0.317cm" svg:x="15.44cm" svg:y="15.882cm" svg:viewBox="0 0 166 318" svg:d="M44 281c41 0 81 0 122 0 0 12 0 24 0 37-55 0-111 0-166 0 0-106 0-212 0-318 15 0 29 0 44 0 0 94 0 187 0 281z">
              <text:p/>
            </draw:path>
            <draw:path draw:style-name="gr34" draw:text-style-name="P6" draw:layer="layout" svg:width="0.059cm" svg:height="0.34cm" svg:x="15.641cm" svg:y="15.858cm" svg:viewBox="0 0 60 341" svg:d="M0 341zM51 105v236h-42v-236zM60 30c0 4-1 8-3 12-1 3-4 6-6 9-3 3-6 5-10 7-4 1-8 2-12 2s-7-1-11-2c-3-2-7-4-9-7-3-3-5-6-7-9-1-4-2-8-2-12s1-8 2-12c2-3 4-6 7-9 2-3 6-5 9-7 4-1 7-2 11-2s8 1 12 2c4 2 7 4 10 7 2 3 5 6 6 9 2 4 3 8 3 12z">
              <text:p/>
            </draw:path>
            <draw:path draw:style-name="gr34" draw:text-style-name="P6" draw:layer="layout" svg:width="0.195cm" svg:height="0.239cm" svg:x="15.763cm" svg:y="15.959cm" svg:viewBox="0 0 196 240" svg:d="M0 240v-236h25c3 0 6 0 8 2 2 1 3 3 3 6l4 25c10-11 21-20 34-27 12-7 27-10 43-10 13 0 24 2 34 6 10 5 18 11 25 19 6 7 11 17 15 28 3 11 5 23 5 36v151h-43v-151c0-17-4-31-12-41-8-9-20-14-36-14-12 0-23 2-34 8-10 6-20 14-29 24v174z">
              <text:p/>
            </draw:path>
            <draw:path draw:style-name="gr34" draw:text-style-name="P6" draw:layer="layout" svg:width="0.187cm" svg:height="0.343cm" svg:x="16.018cm" svg:y="15.855cm" svg:viewBox="0 0 188 344" svg:d="M42 0v202h10c3 0 6 0 7-1 2-1 4-3 6-6l63-79c2-3 5-5 7-6 3-2 6-3 9-3h39l-74 93c-2 3-5 5-7 7s-5 4-7 5c3 2 5 4 7 7 2 2 5 5 7 8l79 117h-38c-4 0-7-1-9-2-3-1-5-3-7-6l-65-97c-2-4-4-6-6-7s-5-1-10-1h-11v113h-42v-344z">
              <text:p/>
            </draw:path>
          </draw:g>
          <draw:g>
            <draw:path draw:style-name="gr34" draw:text-style-name="P6" draw:layer="layout" svg:width="0.195cm" svg:height="0.364cm" svg:x="13.548cm" svg:y="13.457cm" svg:viewBox="0 0 196 365" svg:d="M41 348c-2 6-5 10-10 13-4 2-8 3-13 4h-18l156-350c4-10 11-15 22-15h18z">
              <text:p/>
            </draw:path>
            <draw:path draw:style-name="gr34" draw:text-style-name="P6" draw:layer="layout" svg:width="0.206cm" svg:height="0.346cm" svg:x="13.76cm" svg:y="13.456cm" svg:viewBox="0 0 207 347" svg:d="M182 344c-3 0-6-1-8-2-2-2-3-4-3-7l-5-28c-10 12-21 21-34 29-12 7-27 11-44 11-13 0-25-3-36-8s-20-13-28-23-14-23-18-38-6-32-6-52c0-17 2-34 7-49 4-15 11-28 20-39 8-11 19-19 32-26 12-6 26-9 42-9 14 0 26 2 36 7 11 5 20 12 28 21v-131h42v344zM102 313c13 0 25-3 35-9 10-7 19-15 28-26v-115c-8-10-16-17-25-21s-19-6-30-6c-21 0-37 7-49 23s-17 38-17 67c0 15 1 29 4 40 2 10 6 19 11 26 5 8 11 13 18 16 8 3 16 5 25 5z">
              <text:p/>
            </draw:path>
            <draw:path draw:style-name="gr34" draw:text-style-name="P6" draw:layer="layout" svg:width="0.209cm" svg:height="0.242cm" svg:x="14.018cm" svg:y="13.56cm" svg:viewBox="0 0 210 243" svg:d="M111 0c14 0 27 2 39 7s23 12 32 21c8 9 15 20 20 33s8 28 8 45c0 6-1 11-2 13-2 2-4 3-8 3h-158c0 15 2 28 6 39s9 20 15 27c7 7 15 13 24 16 9 4 19 6 30 6 10 0 19-2 27-4 7-2 14-5 19-8s10-5 14-7c3-3 6-4 9-4 2 0 4 0 5 1s2 2 3 3l12 16c-5 6-11 11-18 16-8 4-15 8-23 11-9 3-17 5-26 7-9 1-17 2-26 2-16 0-31-3-45-8-14-6-26-14-36-24-10-11-18-24-24-40-5-16-8-34-8-54 0-17 3-32 8-46s12-27 22-37c9-11 21-19 35-25 13-6 29-9 46-9zM112 31c-20 0-36 6-47 17-12 12-19 28-22 48h129c0-10-2-18-4-26-3-8-7-15-12-21s-12-10-19-13c-8-3-16-5-25-5z">
              <text:p/>
            </draw:path>
            <draw:path draw:style-name="gr34" draw:text-style-name="P6" draw:layer="layout" svg:width="0.213cm" svg:height="0.236cm" svg:x="14.246cm" svg:y="13.564cm" svg:viewBox="0 0 214 237" svg:d="M126 237h-38l-88-237h35c3 0 6 1 8 3 2 1 4 3 5 6l50 151c2 6 4 11 5 17 2 5 3 10 5 16 1-6 2-11 4-16 1-6 3-11 5-17l51-151c1-3 3-5 5-6 2-2 5-3 7-3h34z">
              <text:p/>
            </draw:path>
            <draw:path draw:style-name="gr34" draw:text-style-name="P6" draw:layer="layout" svg:width="0.195cm" svg:height="0.364cm" svg:x="14.462cm" svg:y="13.457cm" svg:viewBox="0 0 196 365" svg:d="M41 348c-2 6-5 10-10 13-4 2-8 3-13 4h-18l156-350c4-10 11-15 22-15h18z">
              <text:p/>
            </draw:path>
            <draw:path draw:style-name="gr34" draw:text-style-name="P6" draw:layer="layout" svg:width="0.206cm" svg:height="0.346cm" svg:x="14.674cm" svg:y="13.456cm" svg:viewBox="0 0 207 347" svg:d="M182 344c-3 0-6-1-8-2-2-2-3-4-3-7l-5-28c-10 12-21 21-34 29-12 7-27 11-44 11-13 0-25-3-36-8s-20-13-28-23-14-23-18-38-6-32-6-52c0-17 2-34 7-49 4-15 11-28 20-39 8-11 19-19 32-26 12-6 26-9 42-9 14 0 26 2 36 7 11 5 20 12 28 21v-131h42v344zM102 313c13 0 25-3 35-9 10-7 19-15 28-26v-115c-8-10-16-17-25-21s-19-6-30-6c-21 0-37 7-49 23s-17 38-17 67c0 15 1 29 4 40 2 10 6 19 11 26 5 8 11 13 18 16 8 3 16 5 25 5z">
              <text:p/>
            </draw:path>
            <draw:path draw:style-name="gr34" draw:text-style-name="P6" draw:layer="layout" svg:width="0.13cm" svg:height="0.24cm" svg:x="14.946cm" svg:y="13.559cm" svg:viewBox="0 0 131 241" svg:d="M0 241v-237h24c5 0 8 1 10 3s3 5 3 9l3 35c7-16 16-28 27-37 10-9 23-14 38-14 5 0 10 1 14 2 5 1 8 2 12 5l-3 31c-1 4-3 6-7 6-2 0-6 0-10-1s-8-1-13-1c-8 0-14 1-19 3-6 2-11 5-15 10-5 4-9 9-12 15-4 6-7 13-10 21v150z">
              <text:p/>
            </draw:path>
            <draw:path draw:style-name="gr34" draw:text-style-name="P6" draw:layer="layout" svg:width="0.206cm" svg:height="0.346cm" svg:x="15.123cm" svg:y="13.456cm" svg:viewBox="0 0 207 347" svg:d="M0 344v-344h42v141c10-12 21-21 34-28 12-6 26-10 42-10 14 0 26 3 37 8 11 6 20 13 28 23s14 23 18 37 6 30 6 48c0 19-2 37-7 53-5 15-11 29-20 40s-19 20-32 26c-12 6-26 9-41 9-16 0-29-3-39-9s-20-14-28-24l-2 21c-1 6-4 9-10 9zM104 137c-13 0-25 3-34 9-10 6-19 15-28 26v115c8 10 16 17 25 21s18 6 29 6c22 0 38-8 50-23 12-16 17-39 17-70 0-29-5-50-15-64-10-13-25-20-44-20z">
              <text:p/>
            </draw:path>
            <draw:path draw:style-name="gr34" draw:text-style-name="P6" draw:layer="layout" svg:width="0.206cm" svg:height="0.346cm" svg:x="15.364cm" svg:y="13.456cm" svg:viewBox="0 0 207 347" svg:d="M182 344c-3 0-6-1-8-2-2-2-3-4-3-7l-5-28c-10 12-21 21-34 29-12 7-27 11-44 11-13 0-25-3-36-8s-20-13-28-23-14-23-18-38-6-32-6-52c0-17 2-34 7-49 4-15 11-28 20-39 8-11 19-19 32-26 12-6 26-9 42-9 14 0 26 2 36 7 11 5 20 12 28 21v-131h42v344zM102 313c13 0 25-3 35-9 10-7 19-15 28-26v-115c-8-10-16-17-25-21s-19-6-30-6c-21 0-37 7-49 23s-17 38-17 67c0 15 1 29 4 40 2 10 6 19 11 26 5 8 11 13 18 16 8 3 16 5 25 5z">
              <text:p/>
            </draw:path>
            <draw:path draw:style-name="gr34" draw:text-style-name="P6" draw:layer="layout" svg:width="0.224cm" svg:height="0.324cm" svg:x="15.617cm" svg:y="13.478cm" svg:viewBox="0 0 225 325" svg:d="M225 163c0 27-3 51-9 72-6 20-14 37-24 50-10 14-22 24-36 30-13 7-28 10-44 10s-30-3-44-10c-14-6-26-16-36-30-10-13-18-30-23-50-6-21-9-45-9-72 0-28 3-52 9-73 5-20 13-37 23-50 10-14 22-24 36-30 14-7 28-10 44-10s31 3 44 10c14 6 26 16 36 30 10 13 18 30 24 50 6 21 9 45 9 73zM183 163c0-25-2-45-6-61-4-17-9-30-16-40-6-10-14-17-22-21-9-5-17-7-27-7-9 0-18 2-26 7-9 4-16 11-23 21-6 10-12 23-15 40-4 16-6 36-6 61 0 24 2 44 6 61 3 16 9 29 15 39 7 10 14 17 23 22 8 4 17 6 26 6 10 0 18-2 27-6 8-5 16-12 22-22 7-10 12-23 16-39 4-17 6-37 6-61z">
              <text:p/>
            </draw:path>
          </draw:g>
          <draw:g>
            <draw:path draw:style-name="gr34" draw:text-style-name="P6" draw:layer="layout" svg:width="0.165cm" svg:height="0.235cm" svg:x="13.248cm" svg:y="6.965cm" svg:viewBox="0 0 166 236" svg:d="M166 18c0 3 0 6-1 9-1 2-3 5-4 7l-112 169h114v33h-163v-18c0-2 1-4 2-7 1-2 2-5 4-8l112-170h-111v-33h159z">
              <text:p/>
            </draw:path>
            <draw:path draw:style-name="gr34" draw:text-style-name="P6" draw:layer="layout" svg:width="0.182cm" svg:height="0.242cm" svg:x="13.433cm" svg:y="6.961cm" svg:viewBox="0 0 183 243" svg:d="M169 46c-1 2-3 3-4 4s-3 1-5 1-5-1-8-2c-2-2-5-5-9-7s-9-4-14-6c-6-2-13-3-21-3-10 0-20 2-28 6s-15 10-20 18c-5 7-10 17-12 27-3 11-5 24-5 37 0 15 2 27 5 38s7 20 13 28c5 8 12 13 19 17 8 4 17 6 26 6 10 0 17-1 23-3 6-3 11-6 15-8 4-3 8-6 10-8 3-3 6-4 9-4s5 1 7 4l13 16c-6 6-11 11-18 16-6 4-13 8-20 11s-15 5-22 7c-8 1-16 2-24 2-14 0-27-3-39-8-12-6-22-14-31-24s-16-23-21-38-8-32-8-52c0-17 2-33 7-48s11-28 20-39 20-19 33-25c14-6 29-9 46-9 16 0 30 3 42 8s23 13 32 23z">
              <text:p/>
            </draw:path>
            <draw:path draw:style-name="gr34" draw:text-style-name="P6" draw:layer="layout" svg:width="0.159cm" svg:height="0.242cm" svg:x="13.64cm" svg:y="6.962cm" svg:viewBox="0 0 160 243" svg:d="M147 43c-2 3-5 5-9 5-2 0-5-1-8-3-2-1-6-3-10-5s-8-4-14-6c-5-2-12-3-19-3-6 0-12 1-17 3s-9 4-13 7c-3 3-6 7-8 11s-3 9-3 13c0 6 2 11 5 15s8 8 13 11 11 5 18 8c7 2 14 4 21 7 7 2 14 5 21 8s13 7 18 12 10 10 13 17 5 15 5 24c0 11-2 21-6 31-4 9-9 17-16 24-7 6-16 12-27 16-10 3-22 5-36 5-16 0-30-2-43-8-12-5-23-12-32-20l10-16c1-2 3-4 4-5 2-1 4-2 7-2s6 1 9 3c3 3 6 5 10 8 5 2 9 5 15 7s13 3 22 3c7 0 14-1 19-3 6-2 10-5 14-8 3-4 6-8 7-12 2-5 3-10 3-15 0-7-2-12-5-16-3-5-7-8-13-11-5-3-11-6-18-8s-14-5-21-7c-7-3-14-5-21-9-7-3-13-7-18-12s-10-11-13-18-5-15-5-25 2-18 5-27c4-8 9-15 16-21 7-7 15-12 25-15 10-4 21-6 34-6 15 0 28 2 40 7s22 12 30 21z">
              <text:p/>
            </draw:path>
            <draw:path draw:style-name="gr34" draw:text-style-name="P6" draw:layer="layout" svg:width="0.114cm" svg:height="0.035cm" svg:x="13.836cm" svg:y="7.043cm" svg:viewBox="0 0 115 36" svg:d="M0 0c38 0 77 0 115 0 0 12 0 24 0 36-38 0-77 0-115 0 0-12 0-24 0-36z">
              <text:p/>
            </draw:path>
            <draw:path draw:style-name="gr34" draw:text-style-name="P6" draw:layer="layout" svg:width="0.194cm" svg:height="0.343cm" svg:x="14.006cm" svg:y="6.857cm" svg:viewBox="0 0 195 344" svg:d="M0 344v-344h42v139c10-11 21-20 33-26s26-9 42-9c13 0 24 2 34 6 9 4 18 10 24 18 7 8 12 17 15 29 3 11 5 23 5 36v151h-43v-151c0-17-3-31-11-41s-20-15-37-15c-12 0-23 3-33 9s-20 14-29 24v174z">
              <text:p/>
            </draw:path>
            <draw:path draw:style-name="gr34" draw:text-style-name="P6" draw:layer="layout" svg:width="0.185cm" svg:height="0.243cm" svg:x="14.249cm" svg:y="6.961cm" svg:viewBox="0 0 186 244" svg:d="M167 240c-4 0-7 0-9-1-3-2-4-4-5-8l-5-22c-6 5-12 10-18 15-6 4-12 8-19 11-6 3-13 5-21 7-7 1-15 2-24 2s-18-1-26-4c-8-2-15-6-21-11-6-6-10-12-14-20-3-8-5-17-5-28 0-9 3-18 8-27 5-8 13-16 24-23 12-7 27-12 45-16 18-5 41-7 67-7v-18c0-19-3-33-11-42s-19-14-34-14c-10 0-19 1-26 4-6 3-12 5-17 8s-10 6-13 9c-4 2-7 4-11 4-3 0-6-1-8-2-2-2-3-4-5-6l-7-14c13-12 27-21 42-28 15-6 31-9 50-9 13 0 25 2 35 6 10 5 19 11 26 19s12 17 16 28c3 11 5 23 5 36v151zM79 214c7 0 13 0 19-2 6-1 12-3 17-6 6-3 11-6 15-10 5-4 10-8 14-13v-48c-18 0-34 1-48 3-13 3-23 6-32 10-8 4-14 8-18 14-3 5-5 11-5 17s1 12 3 16 4 8 8 11c3 3 7 5 12 6 5 2 10 2 15 2z">
              <text:p/>
            </draw:path>
            <draw:path draw:style-name="gr34" draw:text-style-name="P6" draw:layer="layout" svg:width="0.059cm" svg:height="0.059cm" svg:x="14.498cm" svg:y="7.145cm" svg:viewBox="0 0 60 60" svg:d="M0 56zM60 30c0 4-1 8-3 12-1 3-4 6-6 9-3 3-6 5-10 7-4 1-8 2-12 2s-7-1-11-2c-3-2-7-4-9-7-3-3-5-6-7-9-1-4-2-8-2-12s1-8 2-11c2-4 4-7 7-10 2-3 6-5 9-7 4-1 7-2 11-2s8 1 12 2c4 2 7 4 10 7 2 3 5 6 6 10 2 3 3 7 3 11z">
              <text:p/>
            </draw:path>
            <draw:path draw:style-name="gr34" draw:text-style-name="P6" draw:layer="layout" svg:width="0.207cm" svg:height="0.324cm" svg:x="14.612cm" svg:y="6.961cm" svg:viewBox="0 0 208 325" svg:d="M96 0c10 0 19 1 28 3 8 3 16 6 23 10h61v16c0 5-3 9-9 10l-25 3c5 11 7 22 7 34s-2 22-6 32c-5 9-10 17-18 23-8 7-16 12-27 16-10 3-22 5-34 5-10 0-20-1-28-3-5 3-9 6-11 10-2 3-3 7-3 10 0 6 2 10 6 13 5 3 10 5 17 6 8 1 16 2 25 2s18 0 27 1c10 1 19 2 28 4 9 1 17 4 24 8s13 9 17 16 7 16 7 27c0 10-3 20-8 29-5 10-11 18-21 26-9 7-20 13-33 18-13 4-28 6-44 6-17 0-31-1-44-5-12-3-22-8-31-14-8-5-14-12-18-20-4-7-6-15-6-23 0-12 3-22 10-30s17-14 29-19c-7-3-12-7-16-12-4-6-6-13-6-22 0-6 3-14 7-21 5-8 12-14 22-19-11-7-20-15-26-26s-10-24-10-38c0-11 3-22 7-31 4-10 10-18 17-24 8-7 17-12 28-16 10-3 21-5 34-5zM165 252c0-5-1-10-4-14-3-3-7-6-12-8s-11-4-18-4c-7-1-14-2-21-2-8 0-16 0-24 0-7 0-15-1-22-3-8 4-14 10-19 15-5 6-8 13-8 21 0 6 1 11 4 15 2 5 6 9 11 12s12 6 19 8c8 2 18 3 28 3 11 0 20-2 29-4 8-2 15-5 20-8 6-4 10-8 13-14 3-5 4-10 4-17zM96 124c16 0 27-4 35-13s12-20 12-34-4-26-12-34c-8-9-19-13-35-13-15 0-27 4-35 13-8 8-12 20-12 34 0 7 1 13 3 19s5 11 9 15 9 7 15 10c6 2 12 3 20 3z">
              <text:p/>
            </draw:path>
            <draw:path draw:style-name="gr34" draw:text-style-name="P6" draw:layer="layout" svg:width="0.223cm" svg:height="0.242cm" svg:x="14.844cm" svg:y="6.961cm" svg:viewBox="0 0 224 243" svg:d="M112 0c18 0 33 3 47 9 14 5 26 13 35 24 10 10 17 23 22 38 6 15 8 32 8 50 0 19-2 36-8 51-5 15-12 28-22 38-9 11-21 19-35 25-14 5-29 8-47 8-17 0-32-3-46-8-14-6-26-14-36-25-9-10-17-23-22-38s-8-32-8-51c0-18 3-35 8-50s13-28 22-38c10-11 22-19 36-24 14-6 29-9 46-9zM112 210c12 0 22-2 30-6 9-4 16-10 22-17 5-8 10-17 12-28 3-11 5-23 5-37s-2-27-5-38c-2-11-7-20-12-27-6-8-13-14-22-18-8-4-18-6-30-6-11 0-21 2-30 6-8 4-16 10-21 18-6 7-10 16-13 27s-4 24-4 38 1 26 4 37 7 20 13 28c5 7 13 13 21 17 9 4 19 6 30 6z">
              <text:p/>
            </draw:path>
            <draw:path draw:style-name="gr34" draw:text-style-name="P6" draw:layer="layout" svg:width="0.148cm" svg:height="0.316cm" svg:x="15.096cm" svg:y="6.889cm" svg:viewBox="0 0 149 317" svg:d="M92 317c-18-1-32-6-42-16-9-11-14-26-14-45v-144h-27c-3 0-5-1-6-3-2-2-3-4-3-7v-17l37-5 10-72c0-2 1-4 3-6 2-1 4-2 6-2h22v81h65v31h-65v141c0 10 2 17 7 22 4 5 10 7 17 7 4 0 8-1 11-2s5-2 7-4c2-1 4-2 6-3 1-2 3-2 4-2s3 0 4 1c0 0 1 1 2 3l13 20c-8 7-16 12-26 16s-20 5-31 6z">
              <text:p/>
            </draw:path>
            <draw:path draw:style-name="gr34" draw:text-style-name="P6" draw:layer="layout" svg:width="0.059cm" svg:height="0.059cm" svg:x="15.285cm" svg:y="7.145cm" svg:viewBox="0 0 60 60" svg:d="M0 56zM60 30c0 4-1 8-3 12-1 3-4 6-6 9-3 3-6 5-10 7-4 1-8 2-12 2s-7-1-11-2c-3-2-7-4-9-7-3-3-5-6-7-9-1-4-2-8-2-12s1-8 2-11c2-4 4-7 7-10 2-3 6-5 9-7 4-1 7-2 11-2s8 1 12 2c4 2 7 4 10 7 2 3 5 6 6 10 2 3 3 7 3 11z">
              <text:p/>
            </draw:path>
            <draw:path draw:style-name="gr34" draw:text-style-name="P6" draw:layer="layout" svg:width="0.182cm" svg:height="0.242cm" svg:x="15.397cm" svg:y="6.961cm" svg:viewBox="0 0 183 243" svg:d="M169 46c-1 2-3 3-4 4s-3 1-5 1-5-1-8-2c-2-2-5-5-9-7s-9-4-14-6c-6-2-13-3-21-3-10 0-20 2-28 6s-15 10-20 18c-5 7-10 17-12 27-3 11-5 24-5 37 0 15 2 27 5 38s7 20 13 28c5 8 12 13 19 17 8 4 17 6 26 6 10 0 17-1 23-3 6-3 11-6 15-8 4-3 8-6 10-8 3-3 6-4 9-4s5 1 7 4l13 16c-6 6-11 11-18 16-6 4-13 8-20 11s-15 5-22 7c-8 1-16 2-24 2-14 0-27-3-39-8-12-6-22-14-31-24s-16-23-21-38-8-32-8-52c0-17 2-33 7-48s11-28 20-39 20-19 33-25c14-6 29-9 46-9 16 0 30 3 42 8s23 13 32 23z">
              <text:p/>
            </draw:path>
            <draw:path draw:style-name="gr34" draw:text-style-name="P6" draw:layer="layout" svg:width="0.223cm" svg:height="0.242cm" svg:x="15.602cm" svg:y="6.961cm" svg:viewBox="0 0 224 243" svg:d="M112 0c18 0 33 3 47 9 14 5 26 13 35 24 10 10 17 23 22 38 6 15 8 32 8 50 0 19-2 36-8 51-5 15-12 28-22 38-9 11-21 19-35 25-14 5-29 8-47 8-17 0-32-3-46-8-14-6-26-14-36-25-9-10-17-23-22-38s-8-32-8-51c0-18 3-35 8-50s13-28 22-38c10-11 22-19 36-24 14-6 29-9 46-9zM112 210c12 0 22-2 30-6 9-4 16-10 22-17 5-8 10-17 12-28 3-11 5-23 5-37s-2-27-5-38c-2-11-7-20-12-27-6-8-13-14-22-18-8-4-18-6-30-6-11 0-21 2-30 6-8 4-16 10-21 18-6 7-10 16-13 27s-4 24-4 38 1 26 4 37 7 20 13 28c5 7 13 13 21 17 9 4 19 6 30 6z">
              <text:p/>
            </draw:path>
            <draw:path draw:style-name="gr34" draw:text-style-name="P6" draw:layer="layout" svg:width="0.327cm" svg:height="0.239cm" svg:x="15.881cm" svg:y="6.961cm" svg:viewBox="0 0 328 240" svg:d="M0 240v-236h25c3 0 6 0 8 2 2 1 3 3 3 6l4 25c4-6 9-11 14-15 5-5 10-8 15-12 6-3 12-6 19-7 6-2 13-3 20-3 16 0 30 4 40 13s17 21 22 36c3-9 7-16 13-22s12-11 18-15c7-4 14-7 22-9s16-3 24-3c26 0 45 8 59 23 15 16 22 38 22 66v151h-43v-151c0-18-4-32-12-41-9-10-21-14-36-14-7 0-14 1-20 3-7 2-12 6-17 11-5 4-8 10-11 17s-4 15-4 24v151h-43v-151c0-18-4-32-12-42-7-9-19-13-34-13-10 0-20 2-29 8-9 5-17 13-25 22v176z">
              <text:p/>
            </draw:path>
            <draw:path draw:style-name="gr34" draw:text-style-name="P6" draw:layer="layout" svg:width="0.185cm" svg:height="0.318cm" svg:x="12.995cm" svg:y="7.379cm" svg:viewBox="0 0 186 319" svg:d="M19 288h66v-215c0-6 0-13 0-19l-53 47c-4 3-8 4-12 3-3-1-6-2-7-4l-13-18 92-82h33v288h61v31h-167z">
              <text:p/>
            </draw:path>
            <draw:path draw:style-name="gr34" draw:text-style-name="P6" draw:layer="layout" svg:width="0.21cm" svg:height="0.317cm" svg:x="13.226cm" svg:y="7.38cm" svg:viewBox="0 0 211 318" svg:d="M0 318zM211 0v18c0 5-1 9-2 13-1 3-2 6-3 8l-127 264c-2 4-5 8-8 11-4 2-8 4-14 4h-29l129-261c3-8 8-14 13-20h-160c-3 0-5-1-7-3s-3-4-3-6v-28z">
              <text:p/>
            </draw:path>
            <draw:path draw:style-name="gr34" draw:text-style-name="P6" draw:layer="layout" svg:width="0.206cm" svg:height="0.32cm" svg:x="13.474cm" svg:y="7.376cm" svg:viewBox="0 0 207 321" svg:d="M0 321zM108 0c13 0 26 2 37 6s21 10 30 17c8 8 15 17 19 28 5 11 7 24 7 38 0 11-1 22-5 32-3 10-8 20-14 29s-12 18-20 27-16 18-24 27l-82 84c6-1 12-3 19-4 6-1 12-1 17-1h101c4 0 8 1 10 4 3 2 4 5 4 10v24h-207v-14c0-2 1-5 2-9 1-3 3-6 5-8l99-102c8-8 16-16 22-24 7-8 13-16 17-24 5-8 8-16 11-24s4-17 4-26c0-10-1-18-4-25-3-6-7-12-12-17-5-4-10-8-17-10-6-2-14-3-21-3-8 0-15 1-21 3-7 2-12 6-17 10s-10 9-13 14c-4 6-6 12-8 19-1 6-3 9-7 11-3 2-7 2-13 1l-21-3c2-15 6-28 12-39s13-20 22-28 19-13 31-17c11-4 23-6 37-6z">
              <text:p/>
            </draw:path>
            <draw:path draw:style-name="gr34" draw:text-style-name="P6" draw:layer="layout" svg:width="0.059cm" svg:height="0.059cm" svg:x="13.733cm" svg:y="7.641cm" svg:viewBox="0 0 60 60" svg:d="M0 56zM60 30c0 4-1 8-3 12-1 3-4 6-6 9-3 3-6 5-10 7-4 1-8 2-12 2s-7-1-11-2c-3-2-7-4-9-7-3-3-5-6-7-9-1-4-2-8-2-12s1-8 2-11c2-4 4-7 7-10 2-3 6-5 9-7 4-1 7-2 11-2s8 1 12 2c4 2 7 4 10 7 2 3 5 6 6 10 2 3 3 7 3 11z">
              <text:p/>
            </draw:path>
            <draw:path draw:style-name="gr34" draw:text-style-name="P6" draw:layer="layout" svg:width="0.185cm" svg:height="0.318cm" svg:x="13.871cm" svg:y="7.379cm" svg:viewBox="0 0 186 319" svg:d="M19 288h66v-215c0-6 0-13 0-19l-53 47c-4 3-8 4-12 3-3-1-6-2-7-4l-13-18 92-82h33v288h61v31h-167z">
              <text:p/>
            </draw:path>
            <draw:path draw:style-name="gr34" draw:text-style-name="P6" draw:layer="layout" svg:width="0.21cm" svg:height="0.317cm" svg:x="14.102cm" svg:y="7.38cm" svg:viewBox="0 0 211 318" svg:d="M0 318zM211 0v18c0 5-1 9-2 13-1 3-2 6-3 8l-127 264c-2 4-5 8-8 11-4 2-8 4-14 4h-29l129-261c3-8 8-14 13-20h-160c-3 0-5-1-7-3s-3-4-3-6v-28z">
              <text:p/>
            </draw:path>
            <draw:path draw:style-name="gr34" draw:text-style-name="P6" draw:layer="layout" svg:width="0.059cm" svg:height="0.059cm" svg:x="14.36cm" svg:y="7.641cm" svg:viewBox="0 0 60 60" svg:d="M0 56zM60 30c0 4-1 8-3 12-1 3-4 6-6 9-3 3-6 5-10 7-4 1-8 2-12 2s-7-1-11-2c-3-2-7-4-9-7-3-3-5-6-7-9-1-4-2-8-2-12s1-8 2-11c2-4 4-7 7-10 2-3 6-5 9-7 4-1 7-2 11-2s8 1 12 2c4 2 7 4 10 7 2 3 5 6 6 10 2 3 3 7 3 11z">
              <text:p/>
            </draw:path>
            <draw:path draw:style-name="gr34" draw:text-style-name="P6" draw:layer="layout" svg:width="0.185cm" svg:height="0.318cm" svg:x="14.498cm" svg:y="7.379cm" svg:viewBox="0 0 186 319" svg:d="M19 288h66v-215c0-6 0-13 0-19l-53 47c-4 3-8 4-12 3-3-1-6-2-7-4l-13-18 92-82h33v288h61v31h-167z">
              <text:p/>
            </draw:path>
            <draw:path draw:style-name="gr34" draw:text-style-name="P6" draw:layer="layout" svg:width="0.21cm" svg:height="0.341cm" svg:x="14.725cm" svg:y="7.359cm" svg:viewBox="0 0 211 342" svg:d="M105 342c-15 0-29-3-42-7s-24-11-34-19c-9-8-16-18-21-30s-8-25-8-40c0-21 5-39 15-53 11-14 25-23 45-29-16-7-29-16-37-29-8-14-12-29-12-47 0-12 2-24 6-34 5-11 12-21 20-29 8-7 18-14 30-18 11-5 24-7 38-7 15 0 27 2 39 7 12 4 22 11 30 18 8 8 15 18 19 29 5 10 7 22 7 34 0 18-4 33-12 47-9 13-21 22-37 29 19 6 34 15 45 29 10 14 15 32 15 53 0 15-3 28-8 40s-12 22-21 30c-10 8-21 15-34 19s-27 7-43 7zM105 308c10 0 19-1 26-5 8-3 14-7 20-12 5-6 9-12 12-20s4-16 4-25c0-12-2-21-5-30-3-8-8-14-13-19-6-6-12-9-20-12-7-2-15-3-24-3-8 0-16 1-24 3-7 3-14 6-19 12-6 5-10 11-13 19-4 9-5 18-5 30 0 9 1 17 4 25 2 8 7 14 12 20 5 5 12 9 19 12 8 4 17 5 26 5zM105 148c10 0 18-2 25-5s12-8 17-13c4-6 7-12 9-19s3-15 3-22c0-8-1-15-4-22-2-7-5-13-10-18-4-5-10-9-16-12-7-3-15-4-24-4-8 0-16 1-23 4s-12 7-17 12c-4 5-7 11-10 18-2 7-3 14-3 22 0 7 1 15 3 22s5 13 9 19c4 5 10 10 17 13s15 5 24 5z">
              <text:p/>
            </draw:path>
            <draw:path draw:style-name="gr34" draw:text-style-name="P6" draw:layer="layout" svg:width="0.059cm" svg:height="0.059cm" svg:x="14.986cm" svg:y="7.641cm" svg:viewBox="0 0 60 60" svg:d="M0 56zM60 30c0 4-1 8-3 12-1 3-4 6-6 9-3 3-6 5-10 7-4 1-8 2-12 2s-7-1-11-2c-3-2-7-4-9-7-3-3-5-6-7-9-1-4-2-8-2-12s1-8 2-11c2-4 4-7 7-10 2-3 6-5 9-7 4-1 7-2 11-2s8 1 12 2c4 2 7 4 10 7 2 3 5 6 6 10 2 3 3 7 3 11z">
              <text:p/>
            </draw:path>
            <draw:path draw:style-name="gr34" draw:text-style-name="P6" draw:layer="layout" svg:width="0.185cm" svg:height="0.318cm" svg:x="15.124cm" svg:y="7.379cm" svg:viewBox="0 0 186 319" svg:d="M19 288h66v-215c0-6 0-13 0-19l-53 47c-4 3-8 4-12 3-3-1-6-2-7-4l-13-18 92-82h33v288h61v31h-167z">
              <text:p/>
            </draw:path>
            <draw:path draw:style-name="gr34" draw:text-style-name="P6" draw:layer="layout" svg:width="0.201cm" svg:height="0.321cm" svg:x="15.363cm" svg:y="7.376cm" svg:viewBox="0 0 202 322" svg:d="M0 322zM128 195c3-4 6-8 8-12 3-4 5-7 8-11-8 6-17 11-26 14-10 3-20 5-31 5-12 0-23-2-33-6-11-4-20-10-28-18-8-7-14-17-19-28s-7-24-7-39c0-14 3-27 8-39s12-23 21-32 20-16 32-21c13-5 27-8 42-8s29 3 41 8 22 12 31 21 15 20 20 32c5 13 7 27 7 42 0 9-1 18-3 26-1 8-4 16-7 24s-7 16-11 24c-5 7-10 15-15 24l-75 111c-1 3-4 5-8 7s-8 2-12 3h-37zM163 98c0-10-1-19-4-27s-8-14-13-20-12-10-19-13c-8-3-16-4-24-4-10 0-18 1-26 4s-14 8-19 13c-6 6-10 13-13 20-3 8-4 17-4 26 0 20 5 36 15 47 11 11 26 16 44 16 10 0 19-2 27-5s14-8 20-14c5-5 9-12 12-19 3-8 4-16 4-24z">
              <text:p/>
            </draw:path>
            <draw:path draw:style-name="gr34" draw:text-style-name="P6" draw:layer="layout" svg:width="0.224cm" svg:height="0.324cm" svg:x="15.594cm" svg:y="7.375cm" svg:viewBox="0 0 225 325" svg:d="M225 163c0 27-3 51-9 72-6 20-14 37-24 50-10 14-22 24-36 30-13 7-28 10-44 10s-30-3-44-10c-14-6-26-16-36-30-10-13-18-30-23-50-6-21-9-45-9-72 0-28 3-52 9-73 5-20 13-37 23-50 10-14 22-24 36-30 14-7 28-10 44-10s31 3 44 10c14 6 26 16 36 30 10 13 18 30 24 50 6 21 9 45 9 73zM183 163c0-25-2-45-6-61-4-17-9-30-16-40-6-10-14-17-22-21-9-5-17-7-27-7-9 0-18 2-26 7-9 4-16 11-23 21-6 10-12 23-15 40-4 16-6 36-6 61 0 24 2 44 6 61 3 16 9 29 15 39 7 10 14 17 23 22 8 4 17 6 26 6 10 0 18-2 27-6 8-5 16-12 22-22 7-10 12-23 16-39 4-17 6-37 6-61z">
              <text:p/>
            </draw:path>
            <draw:path draw:style-name="gr34" draw:text-style-name="P6" draw:layer="layout" svg:width="0.195cm" svg:height="0.364cm" svg:x="15.828cm" svg:y="7.354cm" svg:viewBox="0 0 196 365" svg:d="M41 348c-2 6-5 10-10 13-4 2-8 3-13 4h-18l156-350c4-10 11-15 22-15h18z">
              <text:p/>
            </draw:path>
            <draw:path draw:style-name="gr34" draw:text-style-name="P6" draw:layer="layout" svg:width="0.206cm" svg:height="0.32cm" svg:x="16.043cm" svg:y="7.376cm" svg:viewBox="0 0 207 321" svg:d="M0 321zM108 0c13 0 26 2 37 6s21 10 30 17c8 8 15 17 19 28 5 11 7 24 7 38 0 11-1 22-5 32-3 10-8 20-14 29s-12 18-20 27-16 18-24 27l-82 84c6-1 12-3 19-4 6-1 12-1 17-1h101c4 0 8 1 10 4 3 2 4 5 4 10v24h-207v-14c0-2 1-5 2-9 1-3 3-6 5-8l99-102c8-8 16-16 22-24 7-8 13-16 17-24 5-8 8-16 11-24s4-17 4-26c0-10-1-18-4-25-3-6-7-12-12-17-5-4-10-8-17-10-6-2-14-3-21-3-8 0-15 1-21 3-7 2-12 6-17 10s-10 9-13 14c-4 6-6 12-8 19-1 6-3 9-7 11-3 2-7 2-13 1l-21-3c2-15 6-28 12-39s13-20 22-28 19-13 31-17c11-4 23-6 37-6z">
              <text:p/>
            </draw:path>
            <draw:path draw:style-name="gr34" draw:text-style-name="P6" draw:layer="layout" svg:width="0.233cm" svg:height="0.317cm" svg:x="16.279cm" svg:y="7.379cm" svg:viewBox="0 0 234 318" svg:d="M0 318zM188 203h46v23c0 3-1 5-3 6-1 2-3 3-6 3h-37v83h-36v-83h-136c-3 0-6-1-8-3-2-1-3-4-4-6l-4-21 150-205h38zM152 74c0-8 1-17 2-26l-111 155h109z">
              <text:p/>
            </draw:path>
            <draw:path draw:style-name="gr34" draw:text-style-name="P6" draw:layer="layout" svg:width="0.276cm" svg:height="0.317cm" svg:x="13.823cm" svg:y="7.876cm" svg:viewBox="0 0 277 318" svg:d="M0 0h35c4 0 7 1 10 3 2 2 4 4 5 7l79 223c1 5 3 10 5 16s4 12 5 18c1-6 3-12 5-18 1-6 3-11 5-16l78-223c1-2 3-5 6-7 2-2 5-3 9-3h35l-119 318h-39z">
              <text:p/>
            </draw:path>
            <draw:path draw:style-name="gr34" draw:text-style-name="P6" draw:layer="layout" svg:width="0.059cm" svg:height="0.34cm" svg:x="14.128cm" svg:y="7.852cm" svg:viewBox="0 0 60 341" svg:d="M0 341zM51 105v236h-42v-236zM60 30c0 4-1 8-3 12-1 3-4 6-6 9-3 3-6 5-10 7-4 1-8 2-12 2s-7-1-11-2c-3-2-7-4-9-7-3-3-5-6-7-9-1-4-2-8-2-12s1-8 2-12c2-3 4-6 7-9 2-3 6-5 9-7 4-1 7-2 11-2s8 1 12 2c4 2 7 4 10 7 2 3 5 6 6 9 2 4 3 8 3 12z">
              <text:p/>
            </draw:path>
            <draw:path draw:style-name="gr34" draw:text-style-name="P6" draw:layer="layout" svg:width="0.13cm" svg:height="0.24cm" svg:x="14.248cm" svg:y="7.952cm" svg:viewBox="0 0 131 241" svg:d="M0 241v-237h24c5 0 8 1 10 3s3 5 3 9l3 35c7-16 16-28 27-37 10-9 23-14 38-14 5 0 10 1 14 2 5 1 8 2 12 5l-3 31c-1 4-3 6-7 6-2 0-6 0-10-1s-8-1-13-1c-8 0-14 1-19 3-6 2-11 5-15 10-5 4-9 9-12 15-4 6-7 13-10 21v150z">
              <text:p/>
            </draw:path>
            <draw:path draw:style-name="gr34" draw:text-style-name="P6" draw:layer="layout" svg:width="0.148cm" svg:height="0.316cm" svg:x="14.397cm" svg:y="7.881cm" svg:viewBox="0 0 149 317" svg:d="M92 317c-18-1-32-6-42-16-9-11-14-26-14-45v-144h-27c-3 0-5-1-6-3-2-2-3-4-3-7v-17l37-5 10-72c0-2 1-4 3-6 2-1 4-2 6-2h22v81h65v31h-65v141c0 10 2 17 7 22 4 5 10 7 17 7 4 0 8-1 11-2s5-2 7-4c2-1 4-2 6-3 1-2 3-2 4-2s3 0 4 1c0 0 1 1 2 3l13 20c-8 7-16 12-26 16s-20 5-31 6z">
              <text:p/>
            </draw:path>
            <draw:path draw:style-name="gr34" draw:text-style-name="P6" draw:layer="layout" svg:width="0.195cm" svg:height="0.239cm" svg:x="14.584cm" svg:y="7.957cm" svg:viewBox="0 0 196 240" svg:d="M42 0v151c0 17 4 31 12 41s20 14 37 14c12 0 23-2 33-8 11-6 20-14 29-24v-174h43v236h-26c-3 0-5 0-7-2-2-1-3-3-4-6l-3-25c-11 11-22 20-34 27-13 7-27 10-44 10-12 0-24-2-33-6-10-5-18-11-25-19-7-7-12-17-15-28s-5-23-5-36v-151z">
              <text:p/>
            </draw:path>
            <draw:path draw:style-name="gr34" draw:text-style-name="P6" draw:layer="layout" svg:width="0.185cm" svg:height="0.243cm" svg:x="14.833cm" svg:y="7.953cm" svg:viewBox="0 0 186 244" svg:d="M167 240c-4 0-7 0-9-1-3-2-4-4-5-8l-5-22c-6 5-12 10-18 15-6 4-12 8-19 11-6 3-13 5-21 7-7 1-15 2-24 2s-18-1-26-4c-8-2-15-6-21-11-6-6-10-12-14-20-3-8-5-17-5-28 0-9 3-18 8-27 5-8 13-16 24-23 12-7 27-12 45-16 18-5 41-7 67-7v-18c0-19-3-33-11-42s-19-14-34-14c-10 0-19 1-26 4-6 3-12 5-17 8s-10 6-13 9c-4 2-7 4-11 4-3 0-6-1-8-2-2-2-3-4-5-6l-7-14c13-12 27-21 42-28 15-6 31-9 50-9 13 0 25 2 35 6 10 5 19 11 26 19s12 17 16 28c3 11 5 23 5 36v151zM79 214c7 0 13 0 19-2 6-1 12-3 17-6 6-3 11-6 15-10 5-4 10-8 14-13v-48c-18 0-34 1-48 3-13 3-23 6-32 10-8 4-14 8-18 14-3 5-5 11-5 17s1 12 3 16 4 8 8 11c3 3 7 5 12 6 5 2 10 2 15 2z">
              <text:p/>
            </draw:path>
            <draw:path draw:style-name="gr34" draw:text-style-name="P6" draw:layer="layout" svg:width="0.041cm" svg:height="0.343cm" svg:x="15.085cm" svg:y="7.849cm" svg:viewBox="0 0 42 344" svg:d="M42 0c0 115 0 229 0 344-14 0-28 0-42 0 0-115 0-229 0-344 14 0 28 0 42 0z">
              <text:p/>
            </draw:path>
            <draw:path draw:style-name="gr34" draw:text-style-name="P6" draw:layer="layout" svg:width="0.043cm" svg:height="0.317cm" svg:x="15.314cm" svg:y="7.875cm" svg:viewBox="0 0 44 318" svg:d="M44 318c-15 0-29 0-44 0 0-106 0-212 0-318 15 0 29 0 44 0 0 106 0 212 0 318z">
              <text:p/>
            </draw:path>
            <draw:path draw:style-name="gr34" draw:text-style-name="P6" draw:layer="layout" svg:width="0.203cm" svg:height="0.317cm" svg:x="15.432cm" svg:y="7.876cm" svg:viewBox="0 0 204 318" svg:d="M44 199v119h-44v-318h91c19 0 36 2 50 7s26 11 36 20c9 8 16 19 20 31 5 12 7 26 7 41 0 14-2 28-7 40s-12 23-22 32c-9 9-21 16-35 21s-31 7-49 7zM44 164h47c11 0 21-1 30-5 9-3 16-7 22-13s10-13 13-21 4-17 4-26c0-21-5-36-17-48-11-11-29-16-52-16h-47z">
              <text:p/>
            </draw:path>
          </draw:g>
          <draw:g>
            <draw:path draw:style-name="gr34" draw:text-style-name="P6" draw:layer="layout" svg:width="0.185cm" svg:height="0.243cm" svg:x="7.941cm" svg:y="10.662cm" svg:viewBox="0 0 186 244" svg:d="M167 240c-4 0-7 0-9-1-3-2-4-4-5-8l-5-22c-6 5-12 10-18 15-6 4-12 8-19 11-6 3-13 5-21 7-7 1-15 2-24 2s-18-1-26-4c-8-2-15-6-21-11-6-6-10-12-14-20-3-8-5-17-5-28 0-9 3-18 8-27 5-8 13-16 24-23 12-7 27-12 45-16 18-5 41-7 67-7v-18c0-19-3-33-11-42s-19-14-34-14c-10 0-19 1-26 4-6 3-12 5-17 8s-10 6-13 9c-4 2-7 4-11 4-3 0-6-1-8-2-2-2-3-4-5-6l-7-14c13-12 27-21 42-28 15-6 31-9 50-9 13 0 25 2 35 6 10 5 19 11 26 19s12 17 16 28c3 11 5 23 5 36v151zM79 214c7 0 13 0 19-2 6-1 12-3 17-6 6-3 11-6 15-10 5-4 10-8 14-13v-48c-18 0-34 1-48 3-13 3-23 6-32 10-8 4-14 8-18 14-3 5-5 11-5 17s1 12 3 16 4 8 8 11c3 3 7 5 12 6 5 2 10 2 15 2z">
              <text:p/>
            </draw:path>
            <draw:path draw:style-name="gr34" draw:text-style-name="P6" draw:layer="layout" svg:width="0.159cm" svg:height="0.242cm" svg:x="8.175cm" svg:y="10.663cm" svg:viewBox="0 0 160 243" svg:d="M147 43c-2 3-5 5-9 5-2 0-5-1-8-3-2-1-6-3-10-5s-8-4-14-6c-5-2-12-3-19-3-6 0-12 1-17 3s-9 4-13 7c-3 3-6 7-8 11s-3 9-3 13c0 6 2 11 5 15s8 8 13 11 11 5 18 8c7 2 14 4 21 7 7 2 14 5 21 8s13 7 18 12 10 10 13 17 5 15 5 24c0 11-2 21-6 31-4 9-9 17-16 24-7 6-16 12-27 16-10 3-22 5-36 5-16 0-30-2-43-8-12-5-23-12-32-20l10-16c1-2 3-4 4-5 2-1 4-2 7-2s6 1 9 3c3 3 6 5 10 8 5 2 9 5 15 7s13 3 22 3c7 0 14-1 19-3 6-2 10-5 14-8 3-4 6-8 7-12 2-5 3-10 3-15 0-7-2-12-5-16-3-5-7-8-13-11-5-3-11-6-18-8s-14-5-21-7c-7-3-14-5-21-9-7-3-13-7-18-12s-10-11-13-18-5-15-5-25 2-18 5-27c4-8 9-15 16-21 7-7 15-12 25-15 10-4 21-6 34-6 15 0 28 2 40 7s22 12 30 21z">
              <text:p/>
            </draw:path>
            <draw:path draw:style-name="gr34" draw:text-style-name="P6" draw:layer="layout" svg:width="0.148cm" svg:height="0.316cm" svg:x="8.352cm" svg:y="10.59cm" svg:viewBox="0 0 149 317" svg:d="M92 317c-18-1-32-6-42-16-9-11-14-26-14-45v-144h-27c-3 0-5-1-6-3-2-2-3-4-3-7v-17l37-5 10-72c0-2 1-4 3-6 2-1 4-2 6-2h22v81h65v31h-65v141c0 10 2 17 7 22 4 5 10 7 17 7 4 0 8-1 11-2s5-2 7-4c2-1 4-2 6-3 1-2 3-2 4-2s3 0 4 1c0 0 1 1 2 3l13 20c-8 7-16 12-26 16s-20 5-31 6z">
              <text:p/>
            </draw:path>
            <draw:path draw:style-name="gr34" draw:text-style-name="P6" draw:layer="layout" svg:width="0.185cm" svg:height="0.243cm" svg:x="8.521cm" svg:y="10.662cm" svg:viewBox="0 0 186 244" svg:d="M167 240c-4 0-7 0-9-1-3-2-4-4-5-8l-5-22c-6 5-12 10-18 15-6 4-12 8-19 11-6 3-13 5-21 7-7 1-15 2-24 2s-18-1-26-4c-8-2-15-6-21-11-6-6-10-12-14-20-3-8-5-17-5-28 0-9 3-18 8-27 5-8 13-16 24-23 12-7 27-12 45-16 18-5 41-7 67-7v-18c0-19-3-33-11-42s-19-14-34-14c-10 0-19 1-26 4-6 3-12 5-17 8s-10 6-13 9c-4 2-7 4-11 4-3 0-6-1-8-2-2-2-3-4-5-6l-7-14c13-12 27-21 42-28 15-6 31-9 50-9 13 0 25 2 35 6 10 5 19 11 26 19s12 17 16 28c3 11 5 23 5 36v151zM79 214c7 0 13 0 19-2 6-1 12-3 17-6 6-3 11-6 15-10 5-4 10-8 14-13v-48c-18 0-34 1-48 3-13 3-23 6-32 10-8 4-14 8-18 14-3 5-5 11-5 17s1 12 3 16 4 8 8 11c3 3 7 5 12 6 5 2 10 2 15 2z">
              <text:p/>
            </draw:path>
            <draw:path draw:style-name="gr34" draw:text-style-name="P6" draw:layer="layout" svg:width="0.207cm" svg:height="0.319cm" svg:x="8.772cm" svg:y="10.662cm" svg:viewBox="0 0 208 320" svg:d="M0 320v-316h25c3 0 6 1 8 2s3 4 3 7l4 27c10-12 22-21 35-29 12-7 27-11 44-11 13 0 26 3 37 8s20 13 28 23c7 10 13 23 17 38 5 15 7 32 7 52 0 17-3 33-7 48-5 15-12 28-20 40-9 11-20 19-32 26-13 6-27 9-43 9-14 0-26-2-37-7-10-5-19-12-27-21v104zM105 34c-13 0-25 3-35 9s-19 15-28 26v115c8 10 16 17 25 21s19 6 30 6c21 0 38-8 50-23 11-16 17-38 17-67 0-16-1-29-4-40s-6-20-12-27c-5-7-11-12-18-15s-16-5-25-5z">
              <text:p/>
            </draw:path>
            <draw:path draw:style-name="gr34" draw:text-style-name="P6" draw:layer="layout" svg:width="0.223cm" svg:height="0.242cm" svg:x="9.014cm" svg:y="10.662cm" svg:viewBox="0 0 224 243" svg:d="M112 0c18 0 33 3 47 9 14 5 26 13 35 24 10 10 17 23 22 38 6 15 8 32 8 50 0 19-2 36-8 51-5 15-12 28-22 38-9 11-21 19-35 25-14 5-29 8-47 8-17 0-32-3-46-8-14-6-26-14-36-25-9-10-17-23-22-38s-8-32-8-51c0-18 3-35 8-50s13-28 22-38c10-11 22-19 36-24 14-6 29-9 46-9zM112 210c12 0 22-2 30-6 9-4 16-10 22-17 5-8 10-17 12-28 3-11 5-23 5-37s-2-27-5-38c-2-11-7-20-12-27-6-8-13-14-22-18-8-4-18-6-30-6-11 0-21 2-30 6-8 4-16 10-21 18-6 7-10 16-13 27s-4 24-4 38 1 26 4 37 7 20 13 28c5 7 13 13 21 17 9 4 19 6 30 6z">
              <text:p/>
            </draw:path>
            <draw:path draw:style-name="gr34" draw:text-style-name="P6" draw:layer="layout" svg:width="0.13cm" svg:height="0.24cm" svg:x="9.291cm" svg:y="10.661cm" svg:viewBox="0 0 131 241" svg:d="M0 241v-237h24c5 0 8 1 10 3s3 5 3 9l3 35c7-16 16-28 27-37 10-9 23-14 38-14 5 0 10 1 14 2 5 1 8 2 12 5l-3 31c-1 4-3 6-7 6-2 0-6 0-10-1s-8-1-13-1c-8 0-14 1-19 3-6 2-11 5-15 10-5 4-9 9-12 15-4 6-7 13-10 21v150z">
              <text:p/>
            </draw:path>
            <draw:path draw:style-name="gr34" draw:text-style-name="P6" draw:layer="layout" svg:width="0.059cm" svg:height="0.059cm" svg:x="9.414cm" svg:y="10.846cm" svg:viewBox="0 0 60 60" svg:d="M0 56zM60 30c0 4-1 8-3 12-1 3-4 6-6 9-3 3-6 5-10 7-4 1-8 2-12 2s-7-1-11-2c-3-2-7-4-9-7-3-3-5-6-7-9-1-4-2-8-2-12s1-8 2-11c2-4 4-7 7-10 2-3 6-5 9-7 4-1 7-2 11-2s8 1 12 2c4 2 7 4 10 7 2 3 5 6 6 10 2 3 3 7 3 11z">
              <text:p/>
            </draw:path>
            <draw:path draw:style-name="gr34" draw:text-style-name="P6" draw:layer="layout" svg:width="0.207cm" svg:height="0.324cm" svg:x="9.528cm" svg:y="10.662cm" svg:viewBox="0 0 208 325" svg:d="M96 0c10 0 19 1 28 3 8 3 16 6 23 10h61v16c0 5-3 9-9 10l-25 3c5 11 7 22 7 34s-2 22-6 32c-5 9-10 17-18 23-8 7-16 12-27 16-10 3-22 5-34 5-10 0-20-1-28-3-5 3-9 6-11 10-2 3-3 7-3 10 0 6 2 10 6 13 5 3 10 5 17 6 8 1 16 2 25 2s18 0 27 1c10 1 19 2 28 4 9 1 17 4 24 8s13 9 17 16 7 16 7 27c0 10-3 20-8 29-5 10-11 18-21 26-9 7-20 13-33 18-13 4-28 6-44 6-17 0-31-1-44-5-12-3-22-8-31-14-8-5-14-12-18-20-4-7-6-15-6-23 0-12 3-22 10-30s17-14 29-19c-7-3-12-7-16-12-4-6-6-13-6-22 0-6 3-14 7-21 5-8 12-14 22-19-11-7-20-15-26-26s-10-24-10-38c0-11 3-22 7-31 4-10 10-18 17-24 8-7 17-12 28-16 10-3 21-5 34-5zM165 252c0-5-1-10-4-14-3-3-7-6-12-8s-11-4-18-4c-7-1-14-2-21-2-8 0-16 0-24 0-7 0-15-1-22-3-8 4-14 10-19 15-5 6-8 13-8 21 0 6 1 11 4 15 2 5 6 9 11 12s12 6 19 8c8 2 18 3 28 3 11 0 20-2 29-4 8-2 15-5 20-8 6-4 10-8 13-14 3-5 4-10 4-17zM96 124c16 0 27-4 35-13s12-20 12-34-4-26-12-34c-8-9-19-13-35-13-15 0-27 4-35 13-8 8-12 20-12 34 0 7 1 13 3 19s5 11 9 15 9 7 15 10c6 2 12 3 20 3z">
              <text:p/>
            </draw:path>
            <draw:path draw:style-name="gr34" draw:text-style-name="P6" draw:layer="layout" svg:width="0.223cm" svg:height="0.242cm" svg:x="9.759cm" svg:y="10.662cm" svg:viewBox="0 0 224 243" svg:d="M112 0c18 0 33 3 47 9 14 5 26 13 35 24 10 10 17 23 22 38 6 15 8 32 8 50 0 19-2 36-8 51-5 15-12 28-22 38-9 11-21 19-35 25-14 5-29 8-47 8-17 0-32-3-46-8-14-6-26-14-36-25-9-10-17-23-22-38s-8-32-8-51c0-18 3-35 8-50s13-28 22-38c10-11 22-19 36-24 14-6 29-9 46-9zM112 210c12 0 22-2 30-6 9-4 16-10 22-17 5-8 10-17 12-28 3-11 5-23 5-37s-2-27-5-38c-2-11-7-20-12-27-6-8-13-14-22-18-8-4-18-6-30-6-11 0-21 2-30 6-8 4-16 10-21 18-6 7-10 16-13 27s-4 24-4 38 1 26 4 37 7 20 13 28c5 7 13 13 21 17 9 4 19 6 30 6z">
              <text:p/>
            </draw:path>
            <draw:path draw:style-name="gr34" draw:text-style-name="P6" draw:layer="layout" svg:width="0.148cm" svg:height="0.316cm" svg:x="10.012cm" svg:y="10.59cm" svg:viewBox="0 0 149 317" svg:d="M92 317c-18-1-32-6-42-16-9-11-14-26-14-45v-144h-27c-3 0-5-1-6-3-2-2-3-4-3-7v-17l37-5 10-72c0-2 1-4 3-6 2-1 4-2 6-2h22v81h65v31h-65v141c0 10 2 17 7 22 4 5 10 7 17 7 4 0 8-1 11-2s5-2 7-4c2-1 4-2 6-3 1-2 3-2 4-2s3 0 4 1c0 0 1 1 2 3l13 20c-8 7-16 12-26 16s-20 5-31 6z">
              <text:p/>
            </draw:path>
            <draw:path draw:style-name="gr34" draw:text-style-name="P6" draw:layer="layout" svg:width="0.059cm" svg:height="0.059cm" svg:x="10.201cm" svg:y="10.846cm" svg:viewBox="0 0 60 60" svg:d="M0 56zM60 30c0 4-1 8-3 12-1 3-4 6-6 9-3 3-6 5-10 7-4 1-8 2-12 2s-7-1-11-2c-3-2-7-4-9-7-3-3-5-6-7-9-1-4-2-8-2-12s1-8 2-11c2-4 4-7 7-10 2-3 6-5 9-7 4-1 7-2 11-2s8 1 12 2c4 2 7 4 10 7 2 3 5 6 6 10 2 3 3 7 3 11z">
              <text:p/>
            </draw:path>
            <draw:path draw:style-name="gr34" draw:text-style-name="P6" draw:layer="layout" svg:width="0.182cm" svg:height="0.242cm" svg:x="10.313cm" svg:y="10.662cm" svg:viewBox="0 0 183 243" svg:d="M169 46c-1 2-3 3-4 4s-3 1-5 1-5-1-8-2c-2-2-5-5-9-7s-9-4-14-6c-6-2-13-3-21-3-10 0-20 2-28 6s-15 10-20 18c-5 7-10 17-12 27-3 11-5 24-5 37 0 15 2 27 5 38s7 20 13 28c5 8 12 13 19 17 8 4 17 6 26 6 10 0 17-1 23-3 6-3 11-6 15-8 4-3 8-6 10-8 3-3 6-4 9-4s5 1 7 4l13 16c-6 6-11 11-18 16-6 4-13 8-20 11s-15 5-22 7c-8 1-16 2-24 2-14 0-27-3-39-8-12-6-22-14-31-24s-16-23-21-38-8-32-8-52c0-17 2-33 7-48s11-28 20-39 20-19 33-25c14-6 29-9 46-9 16 0 30 3 42 8s23 13 32 23z">
              <text:p/>
            </draw:path>
            <draw:path draw:style-name="gr34" draw:text-style-name="P6" draw:layer="layout" svg:width="0.223cm" svg:height="0.242cm" svg:x="10.517cm" svg:y="10.662cm" svg:viewBox="0 0 224 243" svg:d="M112 0c18 0 33 3 47 9 14 5 26 13 35 24 10 10 17 23 22 38 6 15 8 32 8 50 0 19-2 36-8 51-5 15-12 28-22 38-9 11-21 19-35 25-14 5-29 8-47 8-17 0-32-3-46-8-14-6-26-14-36-25-9-10-17-23-22-38s-8-32-8-51c0-18 3-35 8-50s13-28 22-38c10-11 22-19 36-24 14-6 29-9 46-9zM112 210c12 0 22-2 30-6 9-4 16-10 22-17 5-8 10-17 12-28 3-11 5-23 5-37s-2-27-5-38c-2-11-7-20-12-27-6-8-13-14-22-18-8-4-18-6-30-6-11 0-21 2-30 6-8 4-16 10-21 18-6 7-10 16-13 27s-4 24-4 38 1 26 4 37 7 20 13 28c5 7 13 13 21 17 9 4 19 6 30 6z">
              <text:p/>
            </draw:path>
            <draw:path draw:style-name="gr34" draw:text-style-name="P6" draw:layer="layout" svg:width="0.327cm" svg:height="0.239cm" svg:x="10.797cm" svg:y="10.662cm" svg:viewBox="0 0 328 240" svg:d="M0 240v-236h25c3 0 6 0 8 2 2 1 3 3 3 6l4 25c4-6 9-11 14-15 5-5 10-8 15-12 6-3 12-6 19-7 6-2 13-3 20-3 16 0 30 4 40 13s17 21 22 36c3-9 7-16 13-22s12-11 18-15c7-4 14-7 22-9s16-3 24-3c26 0 45 8 59 23 15 16 22 38 22 66v151h-43v-151c0-18-4-32-12-41-9-10-21-14-36-14-7 0-14 1-20 3-7 2-12 6-17 11-5 4-8 10-11 17s-4 15-4 24v151h-43v-151c0-18-4-32-12-42-7-9-19-13-34-13-10 0-20 2-29 8-9 5-17 13-25 22v176z">
              <text:p/>
            </draw:path>
            <draw:path draw:style-name="gr34" draw:text-style-name="P6" draw:layer="layout" svg:width="0.185cm" svg:height="0.318cm" svg:x="7.796cm" svg:y="11.08cm" svg:viewBox="0 0 186 319" svg:d="M19 288h66v-215c0-6 0-13 0-19l-53 47c-4 3-8 4-12 3-3-1-6-2-7-4l-13-18 92-82h33v288h61v31h-167z">
              <text:p/>
            </draw:path>
            <draw:path draw:style-name="gr34" draw:text-style-name="P6" draw:layer="layout" svg:width="0.21cm" svg:height="0.317cm" svg:x="8.027cm" svg:y="11.081cm" svg:viewBox="0 0 211 318" svg:d="M0 318zM211 0v18c0 5-1 9-2 13-1 3-2 6-3 8l-127 264c-2 4-5 8-8 11-4 2-8 4-14 4h-29l129-261c3-8 8-14 13-20h-160c-3 0-5-1-7-3s-3-4-3-6v-28z">
              <text:p/>
            </draw:path>
            <draw:path draw:style-name="gr34" draw:text-style-name="P6" draw:layer="layout" svg:width="0.206cm" svg:height="0.32cm" svg:x="8.275cm" svg:y="11.077cm" svg:viewBox="0 0 207 321" svg:d="M0 321zM108 0c13 0 26 2 37 6s21 10 30 17c8 8 15 17 19 28 5 11 7 24 7 38 0 11-1 22-5 32-3 10-8 20-14 29s-12 18-20 27-16 18-24 27l-82 84c6-1 12-3 19-4 6-1 12-1 17-1h101c4 0 8 1 10 4 3 2 4 5 4 10v24h-207v-14c0-2 1-5 2-9 1-3 3-6 5-8l99-102c8-8 16-16 22-24 7-8 13-16 17-24 5-8 8-16 11-24s4-17 4-26c0-10-1-18-4-25-3-6-7-12-12-17-5-4-10-8-17-10-6-2-14-3-21-3-8 0-15 1-21 3-7 2-12 6-17 10s-10 9-13 14c-4 6-6 12-8 19-1 6-3 9-7 11-3 2-7 2-13 1l-21-3c2-15 6-28 12-39s13-20 22-28 19-13 31-17c11-4 23-6 37-6z">
              <text:p/>
            </draw:path>
            <draw:path draw:style-name="gr34" draw:text-style-name="P6" draw:layer="layout" svg:width="0.059cm" svg:height="0.059cm" svg:x="8.534cm" svg:y="11.342cm" svg:viewBox="0 0 60 60" svg:d="M0 56zM60 30c0 4-1 8-3 12-1 3-4 6-6 9-3 3-6 5-10 7-4 1-8 2-12 2s-7-1-11-2c-3-2-7-4-9-7-3-3-5-6-7-9-1-4-2-8-2-12s1-8 2-11c2-4 4-7 7-10 2-3 6-5 9-7 4-1 7-2 11-2s8 1 12 2c4 2 7 4 10 7 2 3 5 6 6 10 2 3 3 7 3 11z">
              <text:p/>
            </draw:path>
            <draw:path draw:style-name="gr34" draw:text-style-name="P6" draw:layer="layout" svg:width="0.185cm" svg:height="0.318cm" svg:x="8.672cm" svg:y="11.08cm" svg:viewBox="0 0 186 319" svg:d="M19 288h66v-215c0-6 0-13 0-19l-53 47c-4 3-8 4-12 3-3-1-6-2-7-4l-13-18 92-82h33v288h61v31h-167z">
              <text:p/>
            </draw:path>
            <draw:path draw:style-name="gr34" draw:text-style-name="P6" draw:layer="layout" svg:width="0.21cm" svg:height="0.317cm" svg:x="8.903cm" svg:y="11.081cm" svg:viewBox="0 0 211 318" svg:d="M0 318zM211 0v18c0 5-1 9-2 13-1 3-2 6-3 8l-127 264c-2 4-5 8-8 11-4 2-8 4-14 4h-29l129-261c3-8 8-14 13-20h-160c-3 0-5-1-7-3s-3-4-3-6v-28z">
              <text:p/>
            </draw:path>
            <draw:path draw:style-name="gr34" draw:text-style-name="P6" draw:layer="layout" svg:width="0.059cm" svg:height="0.059cm" svg:x="9.161cm" svg:y="11.342cm" svg:viewBox="0 0 60 60" svg:d="M0 56zM60 30c0 4-1 8-3 12-1 3-4 6-6 9-3 3-6 5-10 7-4 1-8 2-12 2s-7-1-11-2c-3-2-7-4-9-7-3-3-5-6-7-9-1-4-2-8-2-12s1-8 2-11c2-4 4-7 7-10 2-3 6-5 9-7 4-1 7-2 11-2s8 1 12 2c4 2 7 4 10 7 2 3 5 6 6 10 2 3 3 7 3 11z">
              <text:p/>
            </draw:path>
            <draw:path draw:style-name="gr34" draw:text-style-name="P6" draw:layer="layout" svg:width="0.185cm" svg:height="0.318cm" svg:x="9.299cm" svg:y="11.08cm" svg:viewBox="0 0 186 319" svg:d="M19 288h66v-215c0-6 0-13 0-19l-53 47c-4 3-8 4-12 3-3-1-6-2-7-4l-13-18 92-82h33v288h61v31h-167z">
              <text:p/>
            </draw:path>
            <draw:path draw:style-name="gr34" draw:text-style-name="P6" draw:layer="layout" svg:width="0.21cm" svg:height="0.341cm" svg:x="9.526cm" svg:y="11.06cm" svg:viewBox="0 0 211 342" svg:d="M105 342c-15 0-29-3-42-7s-24-11-34-19c-9-8-16-18-21-30s-8-25-8-40c0-21 5-39 15-53 11-14 25-23 45-29-16-7-29-16-37-29-8-14-12-29-12-47 0-12 2-24 6-34 5-11 12-21 20-29 8-7 18-14 30-18 11-5 24-7 38-7 15 0 27 2 39 7 12 4 22 11 30 18 8 8 15 18 19 29 5 10 7 22 7 34 0 18-4 33-12 47-9 13-21 22-37 29 19 6 34 15 45 29 10 14 15 32 15 53 0 15-3 28-8 40s-12 22-21 30c-10 8-21 15-34 19s-27 7-43 7zM105 308c10 0 19-1 26-5 8-3 14-7 20-12 5-6 9-12 12-20s4-16 4-25c0-12-2-21-5-30-3-8-8-14-13-19-6-6-12-9-20-12-7-2-15-3-24-3-8 0-16 1-24 3-7 3-14 6-19 12-6 5-10 11-13 19-4 9-5 18-5 30 0 9 1 17 4 25 2 8 7 14 12 20 5 5 12 9 19 12 8 4 17 5 26 5zM105 148c10 0 18-2 25-5s12-8 17-13c4-6 7-12 9-19s3-15 3-22c0-8-1-15-4-22-2-7-5-13-10-18-4-5-10-9-16-12-7-3-15-4-24-4-8 0-16 1-23 4s-12 7-17 12c-4 5-7 11-10 18-2 7-3 14-3 22 0 7 1 15 3 22s5 13 9 19c4 5 10 10 17 13s15 5 24 5z">
              <text:p/>
            </draw:path>
            <draw:path draw:style-name="gr34" draw:text-style-name="P6" draw:layer="layout" svg:width="0.059cm" svg:height="0.059cm" svg:x="9.787cm" svg:y="11.342cm" svg:viewBox="0 0 60 60" svg:d="M0 56zM60 30c0 4-1 8-3 12-1 3-4 6-6 9-3 3-6 5-10 7-4 1-8 2-12 2s-7-1-11-2c-3-2-7-4-9-7-3-3-5-6-7-9-1-4-2-8-2-12s1-8 2-11c2-4 4-7 7-10 2-3 6-5 9-7 4-1 7-2 11-2s8 1 12 2c4 2 7 4 10 7 2 3 5 6 6 10 2 3 3 7 3 11z">
              <text:p/>
            </draw:path>
            <draw:path draw:style-name="gr34" draw:text-style-name="P6" draw:layer="layout" svg:width="0.185cm" svg:height="0.318cm" svg:x="9.925cm" svg:y="11.08cm" svg:viewBox="0 0 186 319" svg:d="M19 288h66v-215c0-6 0-13 0-19l-53 47c-4 3-8 4-12 3-3-1-6-2-7-4l-13-18 92-82h33v288h61v31h-167z">
              <text:p/>
            </draw:path>
            <draw:path draw:style-name="gr34" draw:text-style-name="P6" draw:layer="layout" svg:width="0.201cm" svg:height="0.321cm" svg:x="10.164cm" svg:y="11.077cm" svg:viewBox="0 0 202 322" svg:d="M0 322zM128 195c3-4 6-8 8-12 3-4 5-7 8-11-8 6-17 11-26 14-10 3-20 5-31 5-12 0-23-2-33-6-11-4-20-10-28-18-8-7-14-17-19-28s-7-24-7-39c0-14 3-27 8-39s12-23 21-32 20-16 32-21c13-5 27-8 42-8s29 3 41 8 22 12 31 21 15 20 20 32c5 13 7 27 7 42 0 9-1 18-3 26-1 8-4 16-7 24s-7 16-11 24c-5 7-10 15-15 24l-75 111c-1 3-4 5-8 7s-8 2-12 3h-37zM163 98c0-10-1-19-4-27s-8-14-13-20-12-10-19-13c-8-3-16-4-24-4-10 0-18 1-26 4s-14 8-19 13c-6 6-10 13-13 20-3 8-4 17-4 26 0 20 5 36 15 47 11 11 26 16 44 16 10 0 19-2 27-5s14-8 20-14c5-5 9-12 12-19 3-8 4-16 4-24z">
              <text:p/>
            </draw:path>
            <draw:path draw:style-name="gr34" draw:text-style-name="P6" draw:layer="layout" svg:width="0.185cm" svg:height="0.318cm" svg:x="10.425cm" svg:y="11.08cm" svg:viewBox="0 0 186 319" svg:d="M19 288h66v-215c0-6 0-13 0-19l-53 47c-4 3-8 4-12 3-3-1-6-2-7-4l-13-18 92-82h33v288h61v31h-167z">
              <text:p/>
            </draw:path>
            <draw:path draw:style-name="gr34" draw:text-style-name="P6" draw:layer="layout" svg:width="0.195cm" svg:height="0.364cm" svg:x="10.629cm" svg:y="11.055cm" svg:viewBox="0 0 196 365" svg:d="M41 348c-2 6-5 10-10 13-4 2-8 3-13 4h-18l156-350c4-10 11-15 22-15h18z">
              <text:p/>
            </draw:path>
            <draw:path draw:style-name="gr34" draw:text-style-name="P6" draw:layer="layout" svg:width="0.206cm" svg:height="0.32cm" svg:x="10.844cm" svg:y="11.077cm" svg:viewBox="0 0 207 321" svg:d="M0 321zM108 0c13 0 26 2 37 6s21 10 30 17c8 8 15 17 19 28 5 11 7 24 7 38 0 11-1 22-5 32-3 10-8 20-14 29s-12 18-20 27-16 18-24 27l-82 84c6-1 12-3 19-4 6-1 12-1 17-1h101c4 0 8 1 10 4 3 2 4 5 4 10v24h-207v-14c0-2 1-5 2-9 1-3 3-6 5-8l99-102c8-8 16-16 22-24 7-8 13-16 17-24 5-8 8-16 11-24s4-17 4-26c0-10-1-18-4-25-3-6-7-12-12-17-5-4-10-8-17-10-6-2-14-3-21-3-8 0-15 1-21 3-7 2-12 6-17 10s-10 9-13 14c-4 6-6 12-8 19-1 6-3 9-7 11-3 2-7 2-13 1l-21-3c2-15 6-28 12-39s13-20 22-28 19-13 31-17c11-4 23-6 37-6z">
              <text:p/>
            </draw:path>
            <draw:path draw:style-name="gr34" draw:text-style-name="P6" draw:layer="layout" svg:width="0.233cm" svg:height="0.317cm" svg:x="11.08cm" svg:y="11.08cm" svg:viewBox="0 0 234 318" svg:d="M0 318zM188 203h46v23c0 3-1 5-3 6-1 2-3 3-6 3h-37v83h-36v-83h-136c-3 0-6-1-8-3-2-1-3-4-4-6l-4-21 150-205h38zM152 74c0-8 1-17 2-26l-111 155h109z">
              <text:p/>
            </draw:path>
          </draw:g>
          <draw:g>
            <draw:path draw:style-name="gr34" draw:text-style-name="P6" draw:layer="layout" svg:width="0.206cm" svg:height="0.346cm" svg:x="18.208cm" svg:y="10.559cm" svg:viewBox="0 0 207 347" svg:d="M0 344v-344h42v141c10-12 21-21 34-28 12-6 26-10 42-10 14 0 26 3 37 8 11 6 20 13 28 23s14 23 18 37 6 30 6 48c0 19-2 37-7 53-5 15-11 29-20 40s-19 20-32 26c-12 6-26 9-41 9-16 0-29-3-39-9s-20-14-28-24l-2 21c-1 6-4 9-10 9zM104 137c-13 0-25 3-34 9-10 6-19 15-28 26v115c8 10 16 17 25 21s18 6 29 6c22 0 38-8 50-23 12-16 17-39 17-70 0-29-5-50-15-64-10-13-25-20-44-20z">
              <text:p/>
            </draw:path>
            <draw:path draw:style-name="gr34" draw:text-style-name="P6" draw:layer="layout" svg:width="0.13cm" svg:height="0.24cm" svg:x="18.463cm" svg:y="10.662cm" svg:viewBox="0 0 131 241" svg:d="M0 241v-237h24c5 0 8 1 10 3s3 5 3 9l3 35c7-16 16-28 27-37 10-9 23-14 38-14 5 0 10 1 14 2 5 1 8 2 12 5l-3 31c-1 4-3 6-7 6-2 0-6 0-10-1s-8-1-13-1c-8 0-14 1-19 3-6 2-11 5-15 10-5 4-9 9-12 15-4 6-7 13-10 21v150z">
              <text:p/>
            </draw:path>
            <draw:path draw:style-name="gr34" draw:text-style-name="P6" draw:layer="layout" svg:width="0.185cm" svg:height="0.243cm" svg:x="18.612cm" svg:y="10.663cm" svg:viewBox="0 0 186 244" svg:d="M167 240c-4 0-7 0-9-1-3-2-4-4-5-8l-5-22c-6 5-12 10-18 15-6 4-12 8-19 11-6 3-13 5-21 7-7 1-15 2-24 2s-18-1-26-4c-8-2-15-6-21-11-6-6-10-12-14-20-3-8-5-17-5-28 0-9 3-18 8-27 5-8 13-16 24-23 12-7 27-12 45-16 18-5 41-7 67-7v-18c0-19-3-33-11-42s-19-14-34-14c-10 0-19 1-26 4-6 3-12 5-17 8s-10 6-13 9c-4 2-7 4-11 4-3 0-6-1-8-2-2-2-3-4-5-6l-7-14c13-12 27-21 42-28 15-6 31-9 50-9 13 0 25 2 35 6 10 5 19 11 26 19s12 17 16 28c3 11 5 23 5 36v151zM79 214c7 0 13 0 19-2 6-1 12-3 17-6 6-3 11-6 15-10 5-4 10-8 14-13v-48c-18 0-34 1-48 3-13 3-23 6-32 10-8 4-14 8-18 14-3 5-5 11-5 17s1 12 3 16 4 8 8 11c3 3 7 5 12 6 5 2 10 2 15 2z">
              <text:p/>
            </draw:path>
            <draw:path draw:style-name="gr34" draw:text-style-name="P6" draw:layer="layout" svg:width="0.185cm" svg:height="0.243cm" svg:x="18.849cm" svg:y="10.663cm" svg:viewBox="0 0 186 244" svg:d="M167 240c-4 0-7 0-9-1-3-2-4-4-5-8l-5-22c-6 5-12 10-18 15-6 4-12 8-19 11-6 3-13 5-21 7-7 1-15 2-24 2s-18-1-26-4c-8-2-15-6-21-11-6-6-10-12-14-20-3-8-5-17-5-28 0-9 3-18 8-27 5-8 13-16 24-23 12-7 27-12 45-16 18-5 41-7 67-7v-18c0-19-3-33-11-42s-19-14-34-14c-10 0-19 1-26 4-6 3-12 5-17 8s-10 6-13 9c-4 2-7 4-11 4-3 0-6-1-8-2-2-2-3-4-5-6l-7-14c13-12 27-21 42-28 15-6 31-9 50-9 13 0 25 2 35 6 10 5 19 11 26 19s12 17 16 28c3 11 5 23 5 36v151zM79 214c7 0 13 0 19-2 6-1 12-3 17-6 6-3 11-6 15-10 5-4 10-8 14-13v-48c-18 0-34 1-48 3-13 3-23 6-32 10-8 4-14 8-18 14-3 5-5 11-5 17s1 12 3 16 4 8 8 11c3 3 7 5 12 6 5 2 10 2 15 2z">
              <text:p/>
            </draw:path>
            <draw:path draw:style-name="gr34" draw:text-style-name="P6" draw:layer="layout" svg:width="0.213cm" svg:height="0.236cm" svg:x="19.063cm" svg:y="10.667cm" svg:viewBox="0 0 214 237" svg:d="M126 237h-38l-88-237h35c3 0 6 1 8 3 2 1 4 3 5 6l50 151c2 6 4 11 5 17 2 5 3 10 5 16 1-6 2-11 4-16 1-6 3-11 5-17l51-151c1-3 3-5 5-6 2-2 5-3 7-3h34z">
              <text:p/>
            </draw:path>
            <draw:path draw:style-name="gr34" draw:text-style-name="P6" draw:layer="layout" svg:width="0.223cm" svg:height="0.242cm" svg:x="19.292cm" svg:y="10.663cm" svg:viewBox="0 0 224 243" svg:d="M112 0c18 0 33 3 47 9 14 5 26 13 35 24 10 10 17 23 22 38 6 15 8 32 8 50 0 19-2 36-8 51-5 15-12 28-22 38-9 11-21 19-35 25-14 5-29 8-47 8-17 0-32-3-46-8-14-6-26-14-36-25-9-10-17-23-22-38s-8-32-8-51c0-18 3-35 8-50s13-28 22-38c10-11 22-19 36-24 14-6 29-9 46-9zM112 210c12 0 22-2 30-6 9-4 16-10 22-17 5-8 10-17 12-28 3-11 5-23 5-37s-2-27-5-38c-2-11-7-20-12-27-6-8-13-14-22-18-8-4-18-6-30-6-11 0-21 2-30 6-8 4-16 10-21 18-6 7-10 16-13 27s-4 24-4 38 1 26 4 37 7 20 13 28c5 7 13 13 21 17 9 4 19 6 30 6z">
              <text:p/>
            </draw:path>
            <draw:path draw:style-name="gr34" draw:text-style-name="P6" draw:layer="layout" svg:width="0.159cm" svg:height="0.242cm" svg:x="19.553cm" svg:y="10.664cm" svg:viewBox="0 0 160 243" svg:d="M147 43c-2 3-5 5-9 5-2 0-5-1-8-3-2-1-6-3-10-5s-8-4-14-6c-5-2-12-3-19-3-6 0-12 1-17 3s-9 4-13 7c-3 3-6 7-8 11s-3 9-3 13c0 6 2 11 5 15s8 8 13 11 11 5 18 8c7 2 14 4 21 7 7 2 14 5 21 8s13 7 18 12 10 10 13 17 5 15 5 24c0 11-2 21-6 31-4 9-9 17-16 24-7 6-16 12-27 16-10 3-22 5-36 5-16 0-30-2-43-8-12-5-23-12-32-20l10-16c1-2 3-4 4-5 2-1 4-2 7-2s6 1 9 3c3 3 6 5 10 8 5 2 9 5 15 7s13 3 22 3c7 0 14-1 19-3 6-2 10-5 14-8 3-4 6-8 7-12 2-5 3-10 3-15 0-7-2-12-5-16-3-5-7-8-13-11-5-3-11-6-18-8s-14-5-21-7c-7-3-14-5-21-9-7-3-13-7-18-12s-10-11-13-18-5-15-5-25 2-18 5-27c4-8 9-15 16-21 7-7 15-12 25-15 10-4 21-6 34-6 15 0 28 2 40 7s22 12 30 21z">
              <text:p/>
            </draw:path>
            <draw:path draw:style-name="gr34" draw:text-style-name="P6" draw:layer="layout" svg:width="0.059cm" svg:height="0.059cm" svg:x="19.763cm" svg:y="10.847cm" svg:viewBox="0 0 60 60" svg:d="M0 56zM60 30c0 4-1 8-3 12-1 3-4 6-6 9-3 3-6 5-10 7-4 1-8 2-12 2s-7-1-11-2c-3-2-7-4-9-7-3-3-5-6-7-9-1-4-2-8-2-12s1-8 2-11c2-4 4-7 7-10 2-3 6-5 9-7 4-1 7-2 11-2s8 1 12 2c4 2 7 4 10 7 2 3 5 6 6 10 2 3 3 7 3 11z">
              <text:p/>
            </draw:path>
            <draw:path draw:style-name="gr34" draw:text-style-name="P6" draw:layer="layout" svg:width="0.207cm" svg:height="0.324cm" svg:x="19.877cm" svg:y="10.663cm" svg:viewBox="0 0 208 325" svg:d="M96 0c10 0 19 1 28 3 8 3 16 6 23 10h61v16c0 5-3 9-9 10l-25 3c5 11 7 22 7 34s-2 22-6 32c-5 9-10 17-18 23-8 7-16 12-27 16-10 3-22 5-34 5-10 0-20-1-28-3-5 3-9 6-11 10-2 3-3 7-3 10 0 6 2 10 6 13 5 3 10 5 17 6 8 1 16 2 25 2s18 0 27 1c10 1 19 2 28 4 9 1 17 4 24 8s13 9 17 16 7 16 7 27c0 10-3 20-8 29-5 10-11 18-21 26-9 7-20 13-33 18-13 4-28 6-44 6-17 0-31-1-44-5-12-3-22-8-31-14-8-5-14-12-18-20-4-7-6-15-6-23 0-12 3-22 10-30s17-14 29-19c-7-3-12-7-16-12-4-6-6-13-6-22 0-6 3-14 7-21 5-8 12-14 22-19-11-7-20-15-26-26s-10-24-10-38c0-11 3-22 7-31 4-10 10-18 17-24 8-7 17-12 28-16 10-3 21-5 34-5zM165 252c0-5-1-10-4-14-3-3-7-6-12-8s-11-4-18-4c-7-1-14-2-21-2-8 0-16 0-24 0-7 0-15-1-22-3-8 4-14 10-19 15-5 6-8 13-8 21 0 6 1 11 4 15 2 5 6 9 11 12s12 6 19 8c8 2 18 3 28 3 11 0 20-2 29-4 8-2 15-5 20-8 6-4 10-8 13-14 3-5 4-10 4-17zM96 124c16 0 27-4 35-13s12-20 12-34-4-26-12-34c-8-9-19-13-35-13-15 0-27 4-35 13-8 8-12 20-12 34 0 7 1 13 3 19s5 11 9 15 9 7 15 10c6 2 12 3 20 3z">
              <text:p/>
            </draw:path>
            <draw:path draw:style-name="gr34" draw:text-style-name="P6" draw:layer="layout" svg:width="0.223cm" svg:height="0.242cm" svg:x="20.109cm" svg:y="10.663cm" svg:viewBox="0 0 224 243" svg:d="M112 0c18 0 33 3 47 9 14 5 26 13 35 24 10 10 17 23 22 38 6 15 8 32 8 50 0 19-2 36-8 51-5 15-12 28-22 38-9 11-21 19-35 25-14 5-29 8-47 8-17 0-32-3-46-8-14-6-26-14-36-25-9-10-17-23-22-38s-8-32-8-51c0-18 3-35 8-50s13-28 22-38c10-11 22-19 36-24 14-6 29-9 46-9zM112 210c12 0 22-2 30-6 9-4 16-10 22-17 5-8 10-17 12-28 3-11 5-23 5-37s-2-27-5-38c-2-11-7-20-12-27-6-8-13-14-22-18-8-4-18-6-30-6-11 0-21 2-30 6-8 4-16 10-21 18-6 7-10 16-13 27s-4 24-4 38 1 26 4 37 7 20 13 28c5 7 13 13 21 17 9 4 19 6 30 6z">
              <text:p/>
            </draw:path>
            <draw:path draw:style-name="gr34" draw:text-style-name="P6" draw:layer="layout" svg:width="0.148cm" svg:height="0.316cm" svg:x="20.361cm" svg:y="10.591cm" svg:viewBox="0 0 149 317" svg:d="M92 317c-18-1-32-6-42-16-9-11-14-26-14-45v-144h-27c-3 0-5-1-6-3-2-2-3-4-3-7v-17l37-5 10-72c0-2 1-4 3-6 2-1 4-2 6-2h22v81h65v31h-65v141c0 10 2 17 7 22 4 5 10 7 17 7 4 0 8-1 11-2s5-2 7-4c2-1 4-2 6-3 1-2 3-2 4-2s3 0 4 1c0 0 1 1 2 3l13 20c-8 7-16 12-26 16s-20 5-31 6z">
              <text:p/>
            </draw:path>
            <draw:path draw:style-name="gr34" draw:text-style-name="P6" draw:layer="layout" svg:width="0.059cm" svg:height="0.059cm" svg:x="20.55cm" svg:y="10.847cm" svg:viewBox="0 0 60 60" svg:d="M0 56zM60 30c0 4-1 8-3 12-1 3-4 6-6 9-3 3-6 5-10 7-4 1-8 2-12 2s-7-1-11-2c-3-2-7-4-9-7-3-3-5-6-7-9-1-4-2-8-2-12s1-8 2-11c2-4 4-7 7-10 2-3 6-5 9-7 4-1 7-2 11-2s8 1 12 2c4 2 7 4 10 7 2 3 5 6 6 10 2 3 3 7 3 11z">
              <text:p/>
            </draw:path>
            <draw:path draw:style-name="gr34" draw:text-style-name="P6" draw:layer="layout" svg:width="0.182cm" svg:height="0.242cm" svg:x="20.662cm" svg:y="10.663cm" svg:viewBox="0 0 183 243" svg:d="M169 46c-1 2-3 3-4 4s-3 1-5 1-5-1-8-2c-2-2-5-5-9-7s-9-4-14-6c-6-2-13-3-21-3-10 0-20 2-28 6s-15 10-20 18c-5 7-10 17-12 27-3 11-5 24-5 37 0 15 2 27 5 38s7 20 13 28c5 8 12 13 19 17 8 4 17 6 26 6 10 0 17-1 23-3 6-3 11-6 15-8 4-3 8-6 10-8 3-3 6-4 9-4s5 1 7 4l13 16c-6 6-11 11-18 16-6 4-13 8-20 11s-15 5-22 7c-8 1-16 2-24 2-14 0-27-3-39-8-12-6-22-14-31-24s-16-23-21-38-8-32-8-52c0-17 2-33 7-48s11-28 20-39 20-19 33-25c14-6 29-9 46-9 16 0 30 3 42 8s23 13 32 23z">
              <text:p/>
            </draw:path>
            <draw:path draw:style-name="gr34" draw:text-style-name="P6" draw:layer="layout" svg:width="0.223cm" svg:height="0.242cm" svg:x="20.866cm" svg:y="10.663cm" svg:viewBox="0 0 224 243" svg:d="M112 0c18 0 33 3 47 9 14 5 26 13 35 24 10 10 17 23 22 38 6 15 8 32 8 50 0 19-2 36-8 51-5 15-12 28-22 38-9 11-21 19-35 25-14 5-29 8-47 8-17 0-32-3-46-8-14-6-26-14-36-25-9-10-17-23-22-38s-8-32-8-51c0-18 3-35 8-50s13-28 22-38c10-11 22-19 36-24 14-6 29-9 46-9zM112 210c12 0 22-2 30-6 9-4 16-10 22-17 5-8 10-17 12-28 3-11 5-23 5-37s-2-27-5-38c-2-11-7-20-12-27-6-8-13-14-22-18-8-4-18-6-30-6-11 0-21 2-30 6-8 4-16 10-21 18-6 7-10 16-13 27s-4 24-4 38 1 26 4 37 7 20 13 28c5 7 13 13 21 17 9 4 19 6 30 6z">
              <text:p/>
            </draw:path>
            <draw:path draw:style-name="gr34" draw:text-style-name="P6" draw:layer="layout" svg:width="0.327cm" svg:height="0.239cm" svg:x="21.146cm" svg:y="10.663cm" svg:viewBox="0 0 328 240" svg:d="M0 240v-236h25c3 0 6 0 8 2 2 1 3 3 3 6l4 25c4-6 9-11 14-15 5-5 10-8 15-12 6-3 12-6 19-7 6-2 13-3 20-3 16 0 30 4 40 13s17 21 22 36c3-9 7-16 13-22s12-11 18-15c7-4 14-7 22-9s16-3 24-3c26 0 45 8 59 23 15 16 22 38 22 66v151h-43v-151c0-18-4-32-12-41-9-10-21-14-36-14-7 0-14 1-20 3-7 2-12 6-17 11-5 4-8 10-11 17s-4 15-4 24v151h-43v-151c0-18-4-32-12-42-7-9-19-13-34-13-10 0-20 2-29 8-9 5-17 13-25 22v176z">
              <text:p/>
            </draw:path>
            <draw:path draw:style-name="gr34" draw:text-style-name="P6" draw:layer="layout" svg:width="0.185cm" svg:height="0.318cm" svg:x="18.097cm" svg:y="11.081cm" svg:viewBox="0 0 186 319" svg:d="M19 288h66v-215c0-6 0-13 0-19l-53 47c-4 3-8 4-12 3-3-1-6-2-7-4l-13-18 92-82h33v288h61v31h-167z">
              <text:p/>
            </draw:path>
            <draw:path draw:style-name="gr34" draw:text-style-name="P6" draw:layer="layout" svg:width="0.21cm" svg:height="0.317cm" svg:x="18.328cm" svg:y="11.082cm" svg:viewBox="0 0 211 318" svg:d="M0 318zM211 0v18c0 5-1 9-2 13-1 3-2 6-3 8l-127 264c-2 4-5 8-8 11-4 2-8 4-14 4h-29l129-261c3-8 8-14 13-20h-160c-3 0-5-1-7-3s-3-4-3-6v-28z">
              <text:p/>
            </draw:path>
            <draw:path draw:style-name="gr34" draw:text-style-name="P6" draw:layer="layout" svg:width="0.206cm" svg:height="0.32cm" svg:x="18.576cm" svg:y="11.078cm" svg:viewBox="0 0 207 321" svg:d="M0 321zM108 0c13 0 26 2 37 6s21 10 30 17c8 8 15 17 19 28 5 11 7 24 7 38 0 11-1 22-5 32-3 10-8 20-14 29s-12 18-20 27-16 18-24 27l-82 84c6-1 12-3 19-4 6-1 12-1 17-1h101c4 0 8 1 10 4 3 2 4 5 4 10v24h-207v-14c0-2 1-5 2-9 1-3 3-6 5-8l99-102c8-8 16-16 22-24 7-8 13-16 17-24 5-8 8-16 11-24s4-17 4-26c0-10-1-18-4-25-3-6-7-12-12-17-5-4-10-8-17-10-6-2-14-3-21-3-8 0-15 1-21 3-7 2-12 6-17 10s-10 9-13 14c-4 6-6 12-8 19-1 6-3 9-7 11-3 2-7 2-13 1l-21-3c2-15 6-28 12-39s13-20 22-28 19-13 31-17c11-4 23-6 37-6z">
              <text:p/>
            </draw:path>
            <draw:path draw:style-name="gr34" draw:text-style-name="P6" draw:layer="layout" svg:width="0.059cm" svg:height="0.059cm" svg:x="18.835cm" svg:y="11.343cm" svg:viewBox="0 0 60 60" svg:d="M0 56zM60 30c0 4-1 8-3 12-1 3-4 6-6 9-3 3-6 5-10 7-4 1-8 2-12 2s-7-1-11-2c-3-2-7-4-9-7-3-3-5-6-7-9-1-4-2-8-2-12s1-8 2-11c2-4 4-7 7-10 2-3 6-5 9-7 4-1 7-2 11-2s8 1 12 2c4 2 7 4 10 7 2 3 5 6 6 10 2 3 3 7 3 11z">
              <text:p/>
            </draw:path>
            <draw:path draw:style-name="gr34" draw:text-style-name="P6" draw:layer="layout" svg:width="0.185cm" svg:height="0.318cm" svg:x="18.973cm" svg:y="11.081cm" svg:viewBox="0 0 186 319" svg:d="M19 288h66v-215c0-6 0-13 0-19l-53 47c-4 3-8 4-12 3-3-1-6-2-7-4l-13-18 92-82h33v288h61v31h-167z">
              <text:p/>
            </draw:path>
            <draw:path draw:style-name="gr34" draw:text-style-name="P6" draw:layer="layout" svg:width="0.21cm" svg:height="0.317cm" svg:x="19.204cm" svg:y="11.082cm" svg:viewBox="0 0 211 318" svg:d="M0 318zM211 0v18c0 5-1 9-2 13-1 3-2 6-3 8l-127 264c-2 4-5 8-8 11-4 2-8 4-14 4h-29l129-261c3-8 8-14 13-20h-160c-3 0-5-1-7-3s-3-4-3-6v-28z">
              <text:p/>
            </draw:path>
            <draw:path draw:style-name="gr34" draw:text-style-name="P6" draw:layer="layout" svg:width="0.059cm" svg:height="0.059cm" svg:x="19.462cm" svg:y="11.343cm" svg:viewBox="0 0 60 60" svg:d="M0 56zM60 30c0 4-1 8-3 12-1 3-4 6-6 9-3 3-6 5-10 7-4 1-8 2-12 2s-7-1-11-2c-3-2-7-4-9-7-3-3-5-6-7-9-1-4-2-8-2-12s1-8 2-11c2-4 4-7 7-10 2-3 6-5 9-7 4-1 7-2 11-2s8 1 12 2c4 2 7 4 10 7 2 3 5 6 6 10 2 3 3 7 3 11z">
              <text:p/>
            </draw:path>
            <draw:path draw:style-name="gr34" draw:text-style-name="P6" draw:layer="layout" svg:width="0.185cm" svg:height="0.318cm" svg:x="19.6cm" svg:y="11.081cm" svg:viewBox="0 0 186 319" svg:d="M19 288h66v-215c0-6 0-13 0-19l-53 47c-4 3-8 4-12 3-3-1-6-2-7-4l-13-18 92-82h33v288h61v31h-167z">
              <text:p/>
            </draw:path>
            <draw:path draw:style-name="gr34" draw:text-style-name="P6" draw:layer="layout" svg:width="0.21cm" svg:height="0.341cm" svg:x="19.827cm" svg:y="11.061cm" svg:viewBox="0 0 211 342" svg:d="M105 342c-15 0-29-3-42-7s-24-11-34-19c-9-8-16-18-21-30s-8-25-8-40c0-21 5-39 15-53 11-14 25-23 45-29-16-7-29-16-37-29-8-14-12-29-12-47 0-12 2-24 6-34 5-11 12-21 20-29 8-7 18-14 30-18 11-5 24-7 38-7 15 0 27 2 39 7 12 4 22 11 30 18 8 8 15 18 19 29 5 10 7 22 7 34 0 18-4 33-12 47-9 13-21 22-37 29 19 6 34 15 45 29 10 14 15 32 15 53 0 15-3 28-8 40s-12 22-21 30c-10 8-21 15-34 19s-27 7-43 7zM105 308c10 0 19-1 26-5 8-3 14-7 20-12 5-6 9-12 12-20s4-16 4-25c0-12-2-21-5-30-3-8-8-14-13-19-6-6-12-9-20-12-7-2-15-3-24-3-8 0-16 1-24 3-7 3-14 6-19 12-6 5-10 11-13 19-4 9-5 18-5 30 0 9 1 17 4 25 2 8 7 14 12 20 5 5 12 9 19 12 8 4 17 5 26 5zM105 148c10 0 18-2 25-5s12-8 17-13c4-6 7-12 9-19s3-15 3-22c0-8-1-15-4-22-2-7-5-13-10-18-4-5-10-9-16-12-7-3-15-4-24-4-8 0-16 1-23 4s-12 7-17 12c-4 5-7 11-10 18-2 7-3 14-3 22 0 7 1 15 3 22s5 13 9 19c4 5 10 10 17 13s15 5 24 5z">
              <text:p/>
            </draw:path>
            <draw:path draw:style-name="gr34" draw:text-style-name="P6" draw:layer="layout" svg:width="0.059cm" svg:height="0.059cm" svg:x="20.088cm" svg:y="11.343cm" svg:viewBox="0 0 60 60" svg:d="M0 56zM60 30c0 4-1 8-3 12-1 3-4 6-6 9-3 3-6 5-10 7-4 1-8 2-12 2s-7-1-11-2c-3-2-7-4-9-7-3-3-5-6-7-9-1-4-2-8-2-12s1-8 2-11c2-4 4-7 7-10 2-3 6-5 9-7 4-1 7-2 11-2s8 1 12 2c4 2 7 4 10 7 2 3 5 6 6 10 2 3 3 7 3 11z">
              <text:p/>
            </draw:path>
            <draw:path draw:style-name="gr34" draw:text-style-name="P6" draw:layer="layout" svg:width="0.185cm" svg:height="0.318cm" svg:x="20.226cm" svg:y="11.081cm" svg:viewBox="0 0 186 319" svg:d="M19 288h66v-215c0-6 0-13 0-19l-53 47c-4 3-8 4-12 3-3-1-6-2-7-4l-13-18 92-82h33v288h61v31h-167z">
              <text:p/>
            </draw:path>
            <draw:path draw:style-name="gr34" draw:text-style-name="P6" draw:layer="layout" svg:width="0.201cm" svg:height="0.321cm" svg:x="20.465cm" svg:y="11.078cm" svg:viewBox="0 0 202 322" svg:d="M0 322zM128 195c3-4 6-8 8-12 3-4 5-7 8-11-8 6-17 11-26 14-10 3-20 5-31 5-12 0-23-2-33-6-11-4-20-10-28-18-8-7-14-17-19-28s-7-24-7-39c0-14 3-27 8-39s12-23 21-32 20-16 32-21c13-5 27-8 42-8s29 3 41 8 22 12 31 21 15 20 20 32c5 13 7 27 7 42 0 9-1 18-3 26-1 8-4 16-7 24s-7 16-11 24c-5 7-10 15-15 24l-75 111c-1 3-4 5-8 7s-8 2-12 3h-37zM163 98c0-10-1-19-4-27s-8-14-13-20-12-10-19-13c-8-3-16-4-24-4-10 0-18 1-26 4s-14 8-19 13c-6 6-10 13-13 20-3 8-4 17-4 26 0 20 5 36 15 47 11 11 26 16 44 16 10 0 19-2 27-5s14-8 20-14c5-5 9-12 12-19 3-8 4-16 4-24z">
              <text:p/>
            </draw:path>
            <draw:path draw:style-name="gr34" draw:text-style-name="P6" draw:layer="layout" svg:width="0.206cm" svg:height="0.32cm" svg:x="20.705cm" svg:y="11.078cm" svg:viewBox="0 0 207 321" svg:d="M0 321zM108 0c13 0 26 2 37 6s21 10 30 17c8 8 15 17 19 28 5 11 7 24 7 38 0 11-1 22-5 32-3 10-8 20-14 29s-12 18-20 27-16 18-24 27l-82 84c6-1 12-3 19-4 6-1 12-1 17-1h101c4 0 8 1 10 4 3 2 4 5 4 10v24h-207v-14c0-2 1-5 2-9 1-3 3-6 5-8l99-102c8-8 16-16 22-24 7-8 13-16 17-24 5-8 8-16 11-24s4-17 4-26c0-10-1-18-4-25-3-6-7-12-12-17-5-4-10-8-17-10-6-2-14-3-21-3-8 0-15 1-21 3-7 2-12 6-17 10s-10 9-13 14c-4 6-6 12-8 19-1 6-3 9-7 11-3 2-7 2-13 1l-21-3c2-15 6-28 12-39s13-20 22-28 19-13 31-17c11-4 23-6 37-6z">
              <text:p/>
            </draw:path>
            <draw:path draw:style-name="gr34" draw:text-style-name="P6" draw:layer="layout" svg:width="0.195cm" svg:height="0.364cm" svg:x="20.93cm" svg:y="11.056cm" svg:viewBox="0 0 196 365" svg:d="M41 348c-2 6-5 10-10 13-4 2-8 3-13 4h-18l156-350c4-10 11-15 22-15h18z">
              <text:p/>
            </draw:path>
            <draw:path draw:style-name="gr34" draw:text-style-name="P6" draw:layer="layout" svg:width="0.206cm" svg:height="0.32cm" svg:x="21.145cm" svg:y="11.078cm" svg:viewBox="0 0 207 321" svg:d="M0 321zM108 0c13 0 26 2 37 6s21 10 30 17c8 8 15 17 19 28 5 11 7 24 7 38 0 11-1 22-5 32-3 10-8 20-14 29s-12 18-20 27-16 18-24 27l-82 84c6-1 12-3 19-4 6-1 12-1 17-1h101c4 0 8 1 10 4 3 2 4 5 4 10v24h-207v-14c0-2 1-5 2-9 1-3 3-6 5-8l99-102c8-8 16-16 22-24 7-8 13-16 17-24 5-8 8-16 11-24s4-17 4-26c0-10-1-18-4-25-3-6-7-12-12-17-5-4-10-8-17-10-6-2-14-3-21-3-8 0-15 1-21 3-7 2-12 6-17 10s-10 9-13 14c-4 6-6 12-8 19-1 6-3 9-7 11-3 2-7 2-13 1l-21-3c2-15 6-28 12-39s13-20 22-28 19-13 31-17c11-4 23-6 37-6z">
              <text:p/>
            </draw:path>
            <draw:path draw:style-name="gr34" draw:text-style-name="P6" draw:layer="layout" svg:width="0.233cm" svg:height="0.317cm" svg:x="21.381cm" svg:y="11.081cm" svg:viewBox="0 0 234 318" svg:d="M0 318zM188 203h46v23c0 3-1 5-3 6-1 2-3 3-6 3h-37v83h-36v-83h-136c-3 0-6-1-8-3-2-1-3-4-4-6l-4-21 150-205h38zM152 74c0-8 1-17 2-26l-111 155h109z">
              <text:p/>
            </draw:path>
          </draw:g>
          <draw:g>
            <draw:path draw:style-name="gr34" draw:text-style-name="P6" draw:layer="layout" svg:width="0.281cm" svg:height="0.317cm" svg:x="8.154cm" svg:y="14.583cm" svg:viewBox="0 0 282 318" svg:d="M282 318h-34c-4 0-7-1-9-3s-4-5-6-8l-27-76h-130l-27 76c-1 3-3 5-5 7-3 2-6 4-10 4h-34l119-318h45zM87 200h108l-44-128c-2-4-4-9-5-14-2-5-3-10-5-16-2 6-3 11-5 16-1 6-3 10-4 14z">
              <text:p/>
            </draw:path>
            <draw:path draw:style-name="gr34" draw:text-style-name="P6" draw:layer="layout" svg:width="0.182cm" svg:height="0.242cm" svg:x="8.457cm" svg:y="14.661cm" svg:viewBox="0 0 183 243" svg:d="M169 46c-1 2-3 3-4 4s-3 1-5 1-5-1-8-2c-2-2-5-5-9-7s-9-4-14-6c-6-2-13-3-21-3-10 0-20 2-28 6s-15 10-20 18c-5 7-10 17-12 27-3 11-5 24-5 37 0 15 2 27 5 38s7 20 13 28c5 8 12 13 19 17 8 4 17 6 26 6 10 0 17-1 23-3 6-3 11-6 15-8 4-3 8-6 10-8 3-3 6-4 9-4s5 1 7 4l13 16c-6 6-11 11-18 16-6 4-13 8-20 11s-15 5-22 7c-8 1-16 2-24 2-14 0-27-3-39-8-12-6-22-14-31-24s-16-23-21-38-8-32-8-52c0-17 2-33 7-48s11-28 20-39 20-19 33-25c14-6 29-9 46-9 16 0 30 3 42 8s23 13 32 23z">
              <text:p/>
            </draw:path>
            <draw:path draw:style-name="gr34" draw:text-style-name="P6" draw:layer="layout" svg:width="0.24cm" svg:height="0.344cm" svg:x="8.655cm" svg:y="14.559cm" svg:viewBox="0 0 241 345" svg:d="M0 342zM232 110v232h-42v-201h-113v141c0 10 3 17 7 22 4 4 10 7 17 7 4 0 7-1 10-2s5-2 7-4c2-1 4-2 5-4 2-1 3-1 4-1 2 0 3 0 4 1 1 0 2 1 2 3l13 20c-7 7-16 12-25 16-10 3-20 5-30 5-18 0-32-5-42-15-9-11-14-26-14-45v-144h-26c-3 0-5-1-6-3-2-1-3-4-3-7v-17l36-4 10-73c1-2 2-4 3-6 2-1 4-2 7-2h21v81zM241 30c0 4-1 8-2 12-2 3-4 6-7 9s-6 5-9 6c-4 2-8 3-12 3s-8-1-11-3c-4-1-7-3-10-6-2-3-4-6-6-9-2-4-2-8-2-12s0-8 2-12c2-3 4-6 6-9 3-3 6-5 10-7 3-1 7-2 11-2s8 1 12 2c3 2 6 4 9 7s5 6 7 9c1 4 2 8 2 12z">
              <text:p/>
            </draw:path>
            <draw:path draw:style-name="gr34" draw:text-style-name="P6" draw:layer="layout" svg:width="0.213cm" svg:height="0.236cm" svg:x="8.927cm" svg:y="14.665cm" svg:viewBox="0 0 214 237" svg:d="M126 237h-38l-88-237h35c3 0 6 1 8 3 2 1 4 3 5 6l50 151c2 6 4 11 5 17 2 5 3 10 5 16 1-6 2-11 4-16 1-6 3-11 5-17l51-151c1-3 3-5 5-6 2-2 5-3 7-3h34z">
              <text:p/>
            </draw:path>
            <draw:path draw:style-name="gr34" draw:text-style-name="P6" draw:layer="layout" svg:width="0.209cm" svg:height="0.242cm" svg:x="9.156cm" svg:y="14.661cm" svg:viewBox="0 0 210 243" svg:d="M111 0c14 0 27 2 39 7s23 12 32 21c8 9 15 20 20 33s8 28 8 45c0 6-1 11-2 13-2 2-4 3-8 3h-158c0 15 2 28 6 39s9 20 15 27c7 7 15 13 24 16 9 4 19 6 30 6 10 0 19-2 27-4 7-2 14-5 19-8s10-5 14-7c3-3 6-4 9-4 2 0 4 0 5 1s2 2 3 3l12 16c-5 6-11 11-18 16-8 4-15 8-23 11-9 3-17 5-26 7-9 1-17 2-26 2-16 0-31-3-45-8-14-6-26-14-36-24-10-11-18-24-24-40-5-16-8-34-8-54 0-17 3-32 8-46s12-27 22-37c9-11 21-19 35-25 13-6 29-9 46-9zM112 31c-20 0-36 6-47 17-12 12-19 28-22 48h129c0-10-2-18-4-26-3-8-7-15-12-21s-12-10-19-13c-8-3-16-5-25-5z">
              <text:p/>
            </draw:path>
            <draw:path draw:style-name="gr34" draw:text-style-name="P6" draw:layer="layout" svg:width="0.246cm" svg:height="0.317cm" svg:x="9.53cm" svg:y="14.583cm" svg:viewBox="0 0 247 318" svg:d="M23 0c4 0 6 0 8 1s4 3 7 7l172 237c0-4-1-8-1-11 0-4 0-8 0-11v-223h38v318h-22c-3 0-6-1-8-2-3-1-5-3-7-6l-172-237c0 4 0 7 0 11 1 3 1 6 1 9v225h-39v-318z">
              <text:p/>
            </draw:path>
            <draw:path draw:style-name="gr34" draw:text-style-name="P6" draw:layer="layout" svg:width="0.223cm" svg:height="0.242cm" svg:x="9.834cm" svg:y="14.661cm" svg:viewBox="0 0 224 243" svg:d="M112 0c18 0 33 3 47 9 14 5 26 13 35 24 10 10 17 23 22 38 6 15 8 32 8 50 0 19-2 36-8 51-5 15-12 28-22 38-9 11-21 19-35 25-14 5-29 8-47 8-17 0-32-3-46-8-14-6-26-14-36-25-9-10-17-23-22-38s-8-32-8-51c0-18 3-35 8-50s13-28 22-38c10-11 22-19 36-24 14-6 29-9 46-9zM112 210c12 0 22-2 30-6 9-4 16-10 22-17 5-8 10-17 12-28 3-11 5-23 5-37s-2-27-5-38c-2-11-7-20-12-27-6-8-13-14-22-18-8-4-18-6-30-6-11 0-21 2-30 6-8 4-16 10-21 18-6 7-10 16-13 27s-4 24-4 38 1 26 4 37 7 20 13 28c5 7 13 13 21 17 9 4 19 6 30 6z">
              <text:p/>
            </draw:path>
            <draw:path draw:style-name="gr34" draw:text-style-name="P6" draw:layer="layout" svg:width="0.206cm" svg:height="0.346cm" svg:x="10.096cm" svg:y="14.557cm" svg:viewBox="0 0 207 347" svg:d="M182 344c-3 0-6-1-8-2-2-2-3-4-3-7l-5-28c-10 12-21 21-34 29-12 7-27 11-44 11-13 0-25-3-36-8s-20-13-28-23-14-23-18-38-6-32-6-52c0-17 2-34 7-49 4-15 11-28 20-39 8-11 19-19 32-26 12-6 26-9 42-9 14 0 26 2 36 7 11 5 20 12 28 21v-131h42v344zM102 313c13 0 25-3 35-9 10-7 19-15 28-26v-115c-8-10-16-17-25-21s-19-6-30-6c-21 0-37 7-49 23s-17 38-17 67c0 15 1 29 4 40 2 10 6 19 11 26 5 8 11 13 18 16 8 3 16 5 25 5z">
              <text:p/>
            </draw:path>
            <draw:path draw:style-name="gr34" draw:text-style-name="P6" draw:layer="layout" svg:width="0.209cm" svg:height="0.242cm" svg:x="10.354cm" svg:y="14.661cm" svg:viewBox="0 0 210 243" svg:d="M111 0c14 0 27 2 39 7s23 12 32 21c8 9 15 20 20 33s8 28 8 45c0 6-1 11-2 13-2 2-4 3-8 3h-158c0 15 2 28 6 39s9 20 15 27c7 7 15 13 24 16 9 4 19 6 30 6 10 0 19-2 27-4 7-2 14-5 19-8s10-5 14-7c3-3 6-4 9-4 2 0 4 0 5 1s2 2 3 3l12 16c-5 6-11 11-18 16-8 4-15 8-23 11-9 3-17 5-26 7-9 1-17 2-26 2-16 0-31-3-45-8-14-6-26-14-36-24-10-11-18-24-24-40-5-16-8-34-8-54 0-17 3-32 8-46s12-27 22-37c9-11 21-19 35-25 13-6 29-9 46-9zM112 31c-20 0-36 6-47 17-12 12-19 28-22 48h129c0-10-2-18-4-26-3-8-7-15-12-21s-12-10-19-13c-8-3-16-5-25-5z">
              <text:p/>
            </draw:path>
          </draw:g>
          <draw:g>
            <draw:path draw:style-name="gr34" draw:text-style-name="P6" draw:layer="layout" svg:width="0.203cm" svg:height="0.317cm" svg:x="18.687cm" svg:y="14.585cm" svg:viewBox="0 0 204 318" svg:d="M44 199v119h-44v-318h91c19 0 36 2 50 7s26 11 36 20c9 8 16 19 20 31 5 12 7 26 7 41 0 14-2 28-7 40s-12 23-22 32c-9 9-21 16-35 21s-31 7-49 7zM44 164h47c11 0 21-1 30-5 9-3 16-7 22-13s10-13 13-21 4-17 4-26c0-21-5-36-17-48-11-11-29-16-52-16h-47z">
              <text:p/>
            </draw:path>
            <draw:path draw:style-name="gr34" draw:text-style-name="P6" draw:layer="layout" svg:width="0.185cm" svg:height="0.243cm" svg:x="18.913cm" svg:y="14.662cm" svg:viewBox="0 0 186 244" svg:d="M167 240c-4 0-7 0-9-1-3-2-4-4-5-8l-5-22c-6 5-12 10-18 15-6 4-12 8-19 11-6 3-13 5-21 7-7 1-15 2-24 2s-18-1-26-4c-8-2-15-6-21-11-6-6-10-12-14-20-3-8-5-17-5-28 0-9 3-18 8-27 5-8 13-16 24-23 12-7 27-12 45-16 18-5 41-7 67-7v-18c0-19-3-33-11-42s-19-14-34-14c-10 0-19 1-26 4-6 3-12 5-17 8s-10 6-13 9c-4 2-7 4-11 4-3 0-6-1-8-2-2-2-3-4-5-6l-7-14c13-12 27-21 42-28 15-6 31-9 50-9 13 0 25 2 35 6 10 5 19 11 26 19s12 17 16 28c3 11 5 23 5 36v151zM79 214c7 0 13 0 19-2 6-1 12-3 17-6 6-3 11-6 15-10 5-4 10-8 14-13v-48c-18 0-34 1-48 3-13 3-23 6-32 10-8 4-14 8-18 14-3 5-5 11-5 17s1 12 3 16 4 8 8 11c3 3 7 5 12 6 5 2 10 2 15 2z">
              <text:p/>
            </draw:path>
            <draw:path draw:style-name="gr34" draw:text-style-name="P6" draw:layer="layout" svg:width="0.159cm" svg:height="0.242cm" svg:x="19.147cm" svg:y="14.663cm" svg:viewBox="0 0 160 243" svg:d="M147 43c-2 3-5 5-9 5-2 0-5-1-8-3-2-1-6-3-10-5s-8-4-14-6c-5-2-12-3-19-3-6 0-12 1-17 3s-9 4-13 7c-3 3-6 7-8 11s-3 9-3 13c0 6 2 11 5 15s8 8 13 11 11 5 18 8c7 2 14 4 21 7 7 2 14 5 21 8s13 7 18 12 10 10 13 17 5 15 5 24c0 11-2 21-6 31-4 9-9 17-16 24-7 6-16 12-27 16-10 3-22 5-36 5-16 0-30-2-43-8-12-5-23-12-32-20l10-16c1-2 3-4 4-5 2-1 4-2 7-2s6 1 9 3c3 3 6 5 10 8 5 2 9 5 15 7s13 3 22 3c7 0 14-1 19-3 6-2 10-5 14-8 3-4 6-8 7-12 2-5 3-10 3-15 0-7-2-12-5-16-3-5-7-8-13-11-5-3-11-6-18-8s-14-5-21-7c-7-3-14-5-21-9-7-3-13-7-18-12s-10-11-13-18-5-15-5-25 2-18 5-27c4-8 9-15 16-21 7-7 15-12 25-15 10-4 21-6 34-6 15 0 28 2 40 7s22 12 30 21z">
              <text:p/>
            </draw:path>
            <draw:path draw:style-name="gr34" draw:text-style-name="P6" draw:layer="layout" svg:width="0.159cm" svg:height="0.242cm" svg:x="19.342cm" svg:y="14.663cm" svg:viewBox="0 0 160 243" svg:d="M147 43c-2 3-5 5-9 5-2 0-5-1-8-3-2-1-6-3-10-5s-8-4-14-6c-5-2-12-3-19-3-6 0-12 1-17 3s-9 4-13 7c-3 3-6 7-8 11s-3 9-3 13c0 6 2 11 5 15s8 8 13 11 11 5 18 8c7 2 14 4 21 7 7 2 14 5 21 8s13 7 18 12 10 10 13 17 5 15 5 24c0 11-2 21-6 31-4 9-9 17-16 24-7 6-16 12-27 16-10 3-22 5-36 5-16 0-30-2-43-8-12-5-23-12-32-20l10-16c1-2 3-4 4-5 2-1 4-2 7-2s6 1 9 3c3 3 6 5 10 8 5 2 9 5 15 7s13 3 22 3c7 0 14-1 19-3 6-2 10-5 14-8 3-4 6-8 7-12 2-5 3-10 3-15 0-7-2-12-5-16-3-5-7-8-13-11-5-3-11-6-18-8s-14-5-21-7c-7-3-14-5-21-9-7-3-13-7-18-12s-10-11-13-18-5-15-5-25 2-18 5-27c4-8 9-15 16-21 7-7 15-12 25-15 10-4 21-6 34-6 15 0 28 2 40 7s22 12 30 21z">
              <text:p/>
            </draw:path>
            <draw:path draw:style-name="gr34" draw:text-style-name="P6" draw:layer="layout" svg:width="0.059cm" svg:height="0.34cm" svg:x="19.547cm" svg:y="14.561cm" svg:viewBox="0 0 60 341" svg:d="M0 341zM51 105v236h-42v-236zM60 30c0 4-1 8-3 12-1 3-4 6-6 9-3 3-6 5-10 7-4 1-8 2-12 2s-7-1-11-2c-3-2-7-4-9-7-3-3-5-6-7-9-1-4-2-8-2-12s1-8 2-12c2-3 4-6 7-9 2-3 6-5 9-7 4-1 7-2 11-2s8 1 12 2c4 2 7 4 10 7 2 3 5 6 6 9 2 4 3 8 3 12z">
              <text:p/>
            </draw:path>
            <draw:path draw:style-name="gr34" draw:text-style-name="P6" draw:layer="layout" svg:width="0.213cm" svg:height="0.236cm" svg:x="19.639cm" svg:y="14.666cm" svg:viewBox="0 0 214 237" svg:d="M126 237h-38l-88-237h35c3 0 6 1 8 3 2 1 4 3 5 6l50 151c2 6 4 11 5 17 2 5 3 10 5 16 1-6 2-11 4-16 1-6 3-11 5-17l51-151c1-3 3-5 5-6 2-2 5-3 7-3h34z">
              <text:p/>
            </draw:path>
            <draw:path draw:style-name="gr34" draw:text-style-name="P6" draw:layer="layout" svg:width="0.209cm" svg:height="0.242cm" svg:x="19.868cm" svg:y="14.662cm" svg:viewBox="0 0 210 243" svg:d="M111 0c14 0 27 2 39 7s23 12 32 21c8 9 15 20 20 33s8 28 8 45c0 6-1 11-2 13-2 2-4 3-8 3h-158c0 15 2 28 6 39s9 20 15 27c7 7 15 13 24 16 9 4 19 6 30 6 10 0 19-2 27-4 7-2 14-5 19-8s10-5 14-7c3-3 6-4 9-4 2 0 4 0 5 1s2 2 3 3l12 16c-5 6-11 11-18 16-8 4-15 8-23 11-9 3-17 5-26 7-9 1-17 2-26 2-16 0-31-3-45-8-14-6-26-14-36-24-10-11-18-24-24-40-5-16-8-34-8-54 0-17 3-32 8-46s12-27 22-37c9-11 21-19 35-25 13-6 29-9 46-9zM112 31c-20 0-36 6-47 17-12 12-19 28-22 48h129c0-10-2-18-4-26-3-8-7-15-12-21s-12-10-19-13c-8-3-16-5-25-5z">
              <text:p/>
            </draw:path>
            <draw:path draw:style-name="gr34" draw:text-style-name="P6" draw:layer="layout" svg:width="0.246cm" svg:height="0.317cm" svg:x="20.242cm" svg:y="14.584cm" svg:viewBox="0 0 247 318" svg:d="M23 0c4 0 6 0 8 1s4 3 7 7l172 237c0-4-1-8-1-11 0-4 0-8 0-11v-223h38v318h-22c-3 0-6-1-8-2-3-1-5-3-7-6l-172-237c0 4 0 7 0 11 1 3 1 6 1 9v225h-39v-318z">
              <text:p/>
            </draw:path>
            <draw:path draw:style-name="gr34" draw:text-style-name="P6" draw:layer="layout" svg:width="0.223cm" svg:height="0.242cm" svg:x="20.545cm" svg:y="14.662cm" svg:viewBox="0 0 224 243" svg:d="M112 0c18 0 33 3 47 9 14 5 26 13 35 24 10 10 17 23 22 38 6 15 8 32 8 50 0 19-2 36-8 51-5 15-12 28-22 38-9 11-21 19-35 25-14 5-29 8-47 8-17 0-32-3-46-8-14-6-26-14-36-25-9-10-17-23-22-38s-8-32-8-51c0-18 3-35 8-50s13-28 22-38c10-11 22-19 36-24 14-6 29-9 46-9zM112 210c12 0 22-2 30-6 9-4 16-10 22-17 5-8 10-17 12-28 3-11 5-23 5-37s-2-27-5-38c-2-11-7-20-12-27-6-8-13-14-22-18-8-4-18-6-30-6-11 0-21 2-30 6-8 4-16 10-21 18-6 7-10 16-13 27s-4 24-4 38 1 26 4 37 7 20 13 28c5 7 13 13 21 17 9 4 19 6 30 6z">
              <text:p/>
            </draw:path>
            <draw:path draw:style-name="gr34" draw:text-style-name="P6" draw:layer="layout" svg:width="0.206cm" svg:height="0.346cm" svg:x="20.808cm" svg:y="14.558cm" svg:viewBox="0 0 207 347" svg:d="M182 344c-3 0-6-1-8-2-2-2-3-4-3-7l-5-28c-10 12-21 21-34 29-12 7-27 11-44 11-13 0-25-3-36-8s-20-13-28-23-14-23-18-38-6-32-6-52c0-17 2-34 7-49 4-15 11-28 20-39 8-11 19-19 32-26 12-6 26-9 42-9 14 0 26 2 36 7 11 5 20 12 28 21v-131h42v344zM102 313c13 0 25-3 35-9 10-7 19-15 28-26v-115c-8-10-16-17-25-21s-19-6-30-6c-21 0-37 7-49 23s-17 38-17 67c0 15 1 29 4 40 2 10 6 19 11 26 5 8 11 13 18 16 8 3 16 5 25 5z">
              <text:p/>
            </draw:path>
            <draw:path draw:style-name="gr34" draw:text-style-name="P6" draw:layer="layout" svg:width="0.209cm" svg:height="0.242cm" svg:x="21.066cm" svg:y="14.662cm" svg:viewBox="0 0 210 243" svg:d="M111 0c14 0 27 2 39 7s23 12 32 21c8 9 15 20 20 33s8 28 8 45c0 6-1 11-2 13-2 2-4 3-8 3h-158c0 15 2 28 6 39s9 20 15 27c7 7 15 13 24 16 9 4 19 6 30 6 10 0 19-2 27-4 7-2 14-5 19-8s10-5 14-7c3-3 6-4 9-4 2 0 4 0 5 1s2 2 3 3l12 16c-5 6-11 11-18 16-8 4-15 8-23 11-9 3-17 5-26 7-9 1-17 2-26 2-16 0-31-3-45-8-14-6-26-14-36-24-10-11-18-24-24-40-5-16-8-34-8-54 0-17 3-32 8-46s12-27 22-37c9-11 21-19 35-25 13-6 29-9 46-9zM112 31c-20 0-36 6-47 17-12 12-19 28-22 48h129c0-10-2-18-4-26-3-8-7-15-12-21s-12-10-19-13c-8-3-16-5-25-5z">
              <text:p/>
            </draw:path>
          </draw:g>
          <draw:path draw:style-name="gr32" draw:text-style-name="P1" draw:layer="layout" svg:width="1.444cm" svg:height="0cm" svg:x="16cm" svg:y="13.6cm" svg:viewBox="0 0 1445 0" svg:d="M0 0c482 0 963 0 1445 0">
            <text:p/>
          </draw:path>
          <draw:path draw:style-name="gr32" draw:text-style-name="P1" draw:layer="layout" svg:width="-1.444cm" svg:height="0cm" svg:x="13.344cm" svg:y="13.6cm" svg:viewBox="0 0 -1445 0" svg:d="M0 0c482 0 963 0 1445 0">
            <text:p/>
          </draw:path>
          <draw:path draw:style-name="gr33" draw:text-style-name="P1" draw:layer="layout" svg:width="4.399cm" svg:height="1.999cm" svg:x="12.5cm" svg:y="6.6cm" svg:viewBox="0 0 4400 2000" svg:d="M0 2000c0-667 0-1333 0-2000 1467 0 2933 0 4400 0 0 667 0 1333 0 2000-1467 0-2933 0-4400 0z">
            <text:p/>
          </draw:path>
        </draw:g>
        <presentation:notes draw:style-name="dp2">
          <draw:page-thumbnail draw:style-name="gr2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ashed_20__28_var_29__20_5" draw:display-name="Dashed (var) 5" draw:style="rect" draw:dots2="1" draw:dots2-length="0.141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gamez </meta:initial-creator>
    <meta:creation-date>2015-01-06T22:18:29.050108580</meta:creation-date>
    <dc:date>2015-01-17T14:07:19.293821571</dc:date>
    <dc:creator>dgamez </dc:creator>
    <meta:editing-duration>PT53M33S</meta:editing-duration>
    <meta:editing-cycles>11</meta:editing-cycles>
    <meta:generator>LibreOffice/4.3.3.2$Linux_X86_64 LibreOffice_project/9bb7eadab57b6755b1265afa86e04bf45fbfc644</meta:generator>
    <meta:document-statistic meta:object-count="415"/>
  </office:meta>
</office:document-meta>
</file>